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A00000185CEE1328B9A71EF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1" svg:font-family="Wingdings" style:font-charset="x-symbol"/>
    <style:font-face style:name="Wingdings3" svg:font-family="Wingdings" style:font-adornments="Normale" style:font-charset="x-symbol"/>
    <style:font-face style:name="Wingdings2" svg:font-family="Wingdings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8.898cm" table:align="left" style:writing-mode="lr-tb" table:border-model="separating"/>
    </style:style>
    <style:style style:name="Tabella4.A" style:family="table-column">
      <style:table-column-properties style:column-width="3.999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399cm"/>
    </style:style>
    <style:style style:name="Tabella4.A1" style:family="table-cell">
      <style:table-cell-properties fo:padding="0cm" fo:border="none"/>
    </style:style>
    <style:style style:name="Tabella4.2" style:family="table-row">
      <style:table-row-properties style:min-row-height="2.981cm"/>
    </style:style>
    <style:style style:name="Tabella4.A2" style:family="table-cell">
      <style:table-cell-properties fo:background-color="transparent" fo:padding="0.049cm" fo:border="0.05pt solid #999999">
        <style:background-image/>
      </style:table-cell-properties>
    </style:style>
    <style:style style:name="Tabella4.C2" style:family="table-cell">
      <style:table-cell-properties fo:padding="0.049cm" fo:border="0.05pt solid #999999"/>
    </style:style>
    <style:style style:name="Tabella3" style:family="table">
      <style:table-properties style:width="19.2cm" table:align="margins" style:writing-mode="lr-tb" table:border-model="collapsing"/>
    </style:style>
    <style:style style:name="Tabella3.A" style:family="table-column">
      <style:table-column-properties style:column-width="19.2cm" style:rel-column-width="65535*"/>
    </style:style>
    <style:style style:name="Tabella3.1" style:family="table-row">
      <style:table-row-properties style:row-height="0.951cm"/>
    </style:style>
    <style:style style:name="Tabella3.A1" style:family="table-cell">
      <style:table-cell-properties style:vertical-align="bottom" fo:padding="0.097cm" fo:border-left="none" fo:border-right="none" fo:border-top="none" fo:border-bottom="0.05pt solid #009900"/>
    </style:style>
    <style:style style:name="Tabella2" style:family="table">
      <style:table-properties style:width="19.803cm" fo:margin-left="-0.27cm" fo:break-before="page" table:align="left" style:writing-mode="lr-tb"/>
    </style:style>
    <style:style style:name="Tabella2.A" style:family="table-column">
      <style:table-column-properties style:column-width="19.803cm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" style:family="table">
      <style:table-properties style:width="19.2cm" table:align="margins" style:writing-mode="lr-tb"/>
    </style:style>
    <style:style style:name="Tabella5.A" style:family="table-column">
      <style:table-column-properties style:column-width="9.599cm" style:rel-column-width="32767*"/>
    </style:style>
    <style:style style:name="Tabella5.B" style:family="table-column">
      <style:table-column-properties style:column-width="9.601cm" style:rel-column-width="32768*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9" style:family="table">
      <style:table-properties style:width="19.2cm" table:align="margins" style:writing-mode="lr-tb"/>
    </style:style>
    <style:style style:name="Tabella9.A" style:family="table-column">
      <style:table-column-properties style:column-width="19.2cm" style:rel-column-width="65535*"/>
    </style:style>
    <style:style style:name="Tabella9.A1" style:family="table-cell">
      <style:table-cell-properties fo:background-color="#eeeeee" fo:padding="0.097cm" fo:border="1.5pt solid #009900">
        <style:background-image/>
      </style:table-cell-properties>
    </style:style>
    <style:style style:name="Tabella8" style:family="table">
      <style:table-properties style:width="19.2cm" table:align="margins" style:writing-mode="lr-tb"/>
    </style:style>
    <style:style style:name="Tabella8.A" style:family="table-column">
      <style:table-column-properties style:column-width="19.2cm" style:rel-column-width="65535*"/>
    </style:style>
    <style:style style:name="Tabella8.A1" style:family="table-cell">
      <style:table-cell-properties fo:background-color="#eeeeee" fo:padding="0.097cm" fo:border="1.5pt solid #009900">
        <style:background-image/>
      </style:table-cell-properties>
    </style:style>
    <style:style style:name="Tabella1" style:family="table">
      <style:table-properties style:width="19.129cm" fo:margin-left="0cm" fo:margin-top="0cm" fo:margin-bottom="0cm" table:align="left" style:writing-mode="lr-tb"/>
    </style:style>
    <style:style style:name="Tabella1.A" style:family="table-column">
      <style:table-column-properties style:column-width="1.693cm"/>
    </style:style>
    <style:style style:name="Tabella1.B" style:family="table-column">
      <style:table-column-properties style:column-width="1.905cm"/>
    </style:style>
    <style:style style:name="Tabella1.C" style:family="table-column">
      <style:table-column-properties style:column-width="15.531cm"/>
    </style:style>
    <style:style style:name="Tabella1.1" style:family="table-row">
      <style:table-row-properties style:row-height="0.882cm" fo:keep-together="auto"/>
    </style:style>
    <style:style style:name="Tabella1.A1" style:family="table-cell">
      <style:table-cell-properties fo:background-color="#d4e1d8" fo:padding="0cm" fo:border-left="1pt solid #00785a" fo:border-right="none" fo:border-top="1pt solid #00785a" fo:border-bottom="1pt solid #00785a">
        <style:background-image/>
      </style:table-cell-properties>
    </style:style>
    <style:style style:name="Tabella1.C1" style:family="table-cell">
      <style:table-cell-properties fo:background-color="#d4e1d8" fo:padding="0cm" fo:border="1pt solid #00785a">
        <style:background-image/>
      </style:table-cell-properties>
    </style:style>
    <style:style style:name="Tabella1.2" style:family="table-row">
      <style:table-row-properties style:min-row-height="1.199cm" fo:keep-together="auto"/>
    </style:style>
    <style:style style:name="Tabella1.A2" style:family="table-cell">
      <style:table-cell-properties fo:padding="0cm" fo:border-left="1pt solid #00785a" fo:border-right="none" fo:border-top="none" fo:border-bottom="1pt solid #00785a"/>
    </style:style>
    <style:style style:name="Tabella1.B2" style:family="table-cell">
      <style:table-cell-properties fo:padding="0cm" fo:border-left="1pt solid #00785a" fo:border-right="none" fo:border-top="none" fo:border-bottom="1pt solid #00785a"/>
    </style:style>
    <style:style style:name="Tabella1.C2" style:family="table-cell">
      <style:table-cell-properties fo:padding="0cm" fo:border-left="1pt solid #00785a" fo:border-right="1pt solid #00785a" fo:border-top="none" fo:border-bottom="1pt solid #00785a"/>
    </style:style>
    <style:style style:name="Tabella1.A3" style:family="table-cell">
      <style:table-cell-properties fo:padding="0cm" fo:border-left="1pt solid #00785a" fo:border-right="none" fo:border-top="none" fo:border-bottom="1pt solid #00785a"/>
    </style:style>
    <style:style style:name="Tabella1.B3" style:family="table-cell">
      <style:table-cell-properties fo:padding="0cm" fo:border-left="1pt solid #00785a" fo:border-right="none" fo:border-top="none" fo:border-bottom="1pt solid #00785a"/>
    </style:style>
    <style:style style:name="Tabella1.C3" style:family="table-cell">
      <style:table-cell-properties fo:padding="0cm" fo:border-left="1pt solid #00785a" fo:border-right="1pt solid #00785a" fo:border-top="none" fo:border-bottom="1pt solid #00785a"/>
    </style:style>
    <style:style style:name="Tabella1.A4" style:family="table-cell">
      <style:table-cell-properties fo:padding="0cm" fo:border-left="1pt solid #00785a" fo:border-right="none" fo:border-top="none" fo:border-bottom="1pt solid #00785a"/>
    </style:style>
    <style:style style:name="Tabella1.B4" style:family="table-cell">
      <style:table-cell-properties fo:padding="0cm" fo:border-left="1pt solid #00785a" fo:border-right="none" fo:border-top="none" fo:border-bottom="1pt solid #00785a"/>
    </style:style>
    <style:style style:name="Tabella1.C4" style:family="table-cell">
      <style:table-cell-properties fo:padding="0cm" fo:border-left="1pt solid #00785a" fo:border-right="1pt solid #00785a" fo:border-top="none" fo:border-bottom="1pt solid #00785a"/>
    </style:style>
    <style:style style:name="Tabella1.A5" style:family="table-cell">
      <style:table-cell-properties fo:padding="0cm" fo:border-left="1pt solid #00785a" fo:border-right="none" fo:border-top="none" fo:border-bottom="1pt solid #00785a"/>
    </style:style>
    <style:style style:name="Tabella1.B5" style:family="table-cell">
      <style:table-cell-properties fo:padding="0cm" fo:border-left="1pt solid #00785a" fo:border-right="none" fo:border-top="none" fo:border-bottom="1pt solid #00785a"/>
    </style:style>
    <style:style style:name="Tabella1.C5" style:family="table-cell">
      <style:table-cell-properties fo:padding="0cm" fo:border-left="1pt solid #00785a" fo:border-right="1pt solid #00785a" fo:border-top="none" fo:border-bottom="1pt solid #00785a"/>
    </style:style>
    <style:style style:name="Tabella1.A6" style:family="table-cell">
      <style:table-cell-properties fo:padding="0cm" fo:border-left="1pt solid #00785a" fo:border-right="none" fo:border-top="none" fo:border-bottom="1pt solid #00785a"/>
    </style:style>
    <style:style style:name="Tabella1.B6" style:family="table-cell">
      <style:table-cell-properties fo:padding="0cm" fo:border-left="1pt solid #00785a" fo:border-right="none" fo:border-top="none" fo:border-bottom="1pt solid #00785a"/>
    </style:style>
    <style:style style:name="Tabella1.C6" style:family="table-cell">
      <style:table-cell-properties fo:padding="0cm" fo:border-left="1pt solid #00785a" fo:border-right="1pt solid #00785a" fo:border-top="none" fo:border-bottom="1pt solid #00785a"/>
    </style:style>
    <style:style style:name="Tabella1.A7" style:family="table-cell">
      <style:table-cell-properties fo:padding="0cm" fo:border-left="1pt solid #00785a" fo:border-right="none" fo:border-top="none" fo:border-bottom="1pt solid #00785a"/>
    </style:style>
    <style:style style:name="Tabella1.B7" style:family="table-cell">
      <style:table-cell-properties fo:padding="0cm" fo:border-left="1pt solid #00785a" fo:border-right="none" fo:border-top="none" fo:border-bottom="1pt solid #00785a"/>
    </style:style>
    <style:style style:name="Tabella1.C7" style:family="table-cell">
      <style:table-cell-properties fo:padding="0cm" fo:border-left="1pt solid #00785a" fo:border-right="1pt solid #00785a" fo:border-top="none" fo:border-bottom="1pt solid #00785a"/>
    </style:style>
    <style:style style:name="Tabella1.A8" style:family="table-cell">
      <style:table-cell-properties fo:padding="0cm" fo:border-left="1pt solid #00785a" fo:border-right="none" fo:border-top="none" fo:border-bottom="1pt solid #00785a"/>
    </style:style>
    <style:style style:name="Tabella1.B8" style:family="table-cell">
      <style:table-cell-properties fo:padding="0cm" fo:border-left="1pt solid #00785a" fo:border-right="none" fo:border-top="none" fo:border-bottom="1pt solid #00785a"/>
    </style:style>
    <style:style style:name="Tabella1.C8" style:family="table-cell">
      <style:table-cell-properties fo:padding="0cm" fo:border-left="1pt solid #00785a" fo:border-right="1pt solid #00785a" fo:border-top="none" fo:border-bottom="1pt solid #00785a"/>
    </style:style>
    <style:style style:name="Tabella1.A9" style:family="table-cell">
      <style:table-cell-properties fo:padding="0cm" fo:border-left="1pt solid #00785a" fo:border-right="none" fo:border-top="none" fo:border-bottom="1pt solid #00785a"/>
    </style:style>
    <style:style style:name="Tabella1.B9" style:family="table-cell">
      <style:table-cell-properties fo:padding="0cm" fo:border-left="1pt solid #00785a" fo:border-right="none" fo:border-top="none" fo:border-bottom="1pt solid #00785a"/>
    </style:style>
    <style:style style:name="Tabella1.C9" style:family="table-cell">
      <style:table-cell-properties fo:padding="0cm" fo:border-left="1pt solid #00785a" fo:border-right="1pt solid #00785a" fo:border-top="none" fo:border-bottom="1pt solid #00785a"/>
    </style:style>
    <style:style style:name="Tabella1.A10" style:family="table-cell">
      <style:table-cell-properties fo:padding="0cm" fo:border-left="1pt solid #00785a" fo:border-right="none" fo:border-top="none" fo:border-bottom="1pt solid #00785a"/>
    </style:style>
    <style:style style:name="Tabella1.B10" style:family="table-cell">
      <style:table-cell-properties fo:padding="0cm" fo:border-left="1pt solid #00785a" fo:border-right="none" fo:border-top="none" fo:border-bottom="1pt solid #00785a"/>
    </style:style>
    <style:style style:name="Tabella1.C10" style:family="table-cell">
      <style:table-cell-properties fo:padding="0cm" fo:border-left="1pt solid #00785a" fo:border-right="1pt solid #00785a" fo:border-top="none" fo:border-bottom="1pt solid #00785a"/>
    </style:style>
    <style:style style:name="Tabella1.A11" style:family="table-cell">
      <style:table-cell-properties fo:padding="0cm" fo:border-left="1pt solid #00785a" fo:border-right="none" fo:border-top="none" fo:border-bottom="1pt solid #00785a"/>
    </style:style>
    <style:style style:name="Tabella1.B11" style:family="table-cell">
      <style:table-cell-properties fo:padding="0cm" fo:border-left="1pt solid #00785a" fo:border-right="none" fo:border-top="none" fo:border-bottom="1pt solid #00785a"/>
    </style:style>
    <style:style style:name="Tabella1.C11" style:family="table-cell">
      <style:table-cell-properties fo:padding="0cm" fo:border-left="1pt solid #00785a" fo:border-right="1pt solid #00785a" fo:border-top="none" fo:border-bottom="1pt solid #00785a"/>
    </style:style>
    <style:style style:name="P1" style:family="paragraph" style:parent-style-name="Standard">
      <style:paragraph-properties fo:margin-top="0cm" fo:margin-bottom="0cm" loext:contextual-spacing="false" fo:line-height="0.353cm" fo:text-align="end" style:justify-single-word="false"/>
      <style:text-properties fo:color="#007826" style:font-name="Arial1" fo:font-size="8pt" style:font-size-asian="8pt" style:font-size-complex="8pt"/>
    </style:style>
    <style:style style:name="P2" style:family="paragraph" style:parent-style-name="Standard">
      <style:paragraph-properties fo:margin-top="0cm" fo:margin-bottom="0cm" loext:contextual-spacing="false" fo:line-height="0.353cm" fo:text-align="start" style:justify-single-word="false"/>
      <style:text-properties fo:font-size="10pt" fo:language="it" fo:country="IT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0.353cm" fo:text-align="start" style:justify-single-word="false"/>
      <style:text-properties fo:font-size="10pt" fo:language="it" fo:country="IT" fo:background-color="transparen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999999" style:font-name="Arial1" fo:font-size="7pt" fo:language="it" fo:country="IT" officeooo:paragraph-rsid="0057d68f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12pt" fo:language="it" fo:country="I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0.353cm" fo:text-align="start" style:justify-single-word="false"/>
      <style:text-properties style:use-window-font-color="true" style:font-name="Arial1" fo:font-size="10pt" fo:language="it" fo:country="IT" fo:background-color="transparen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0.353cm" fo:text-align="start" style:justify-single-word="false"/>
      <style:text-properties style:use-window-font-color="true" style:font-name="Arial1" fo:font-size="10pt" fo:language="it" fo:country="IT" officeooo:rsid="00609cce" officeooo:paragraph-rsid="00609cce" fo:background-color="transparen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1" fo:font-size="10pt" fo:language="it" fo:country="IT" officeooo:paragraph-rsid="007db21b" fo:background-color="transparent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1" fo:font-size="10pt" fo:language="it" fo:country="IT" fo:background-color="transparent" style:font-size-asian="8.75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1" fo:font-size="10pt" fo:language="it" fo:country="IT" officeooo:paragraph-rsid="00609cce" fo:background-color="transparent" style:font-size-asian="8.75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1" fo:font-size="10pt" fo:letter-spacing="normal" fo:language="it" fo:country="IT" officeooo:paragraph-rsid="00659b47" fo:background-color="transparent" style:font-name-asian="Arial2" style:font-size-asian="10pt" style:font-name-complex="Arial2" style:font-size-complex="10pt" style:text-scale="100%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1" fo:font-size="10pt" fo:letter-spacing="normal" fo:language="it" fo:country="IT" fo:font-weight="bold" officeooo:paragraph-rsid="007db21b" fo:background-color="transparent" style:font-name-asian="Arial2" style:font-size-asian="8.75pt" style:font-weight-asian="bold" style:font-name-complex="Arial2" style:font-size-complex="10pt" style:font-weight-complex="bold" style:text-scale="100%"/>
    </style:style>
    <style:style style:name="P13" style:family="paragraph" style:parent-style-name="Standard">
      <style:paragraph-properties fo:margin-top="0cm" fo:margin-bottom="0cm" loext:contextual-spacing="false" fo:line-height="0.247cm" fo:text-align="start" style:justify-single-word="false"/>
      <style:text-properties style:use-window-font-color="true" style:font-name="Arial1" fo:font-size="7pt" fo:language="it" fo:country="IT" fo:background-color="transparent" style:font-size-asian="7pt" style:font-size-complex="7pt"/>
    </style:style>
    <style:style style:name="P14" style:family="paragraph" style:parent-style-name="Standard">
      <style:paragraph-properties fo:margin-top="0cm" fo:margin-bottom="0cm" loext:contextual-spacing="false" fo:line-height="0.3cm"/>
      <style:text-properties style:use-window-font-color="true" fo:font-size="13pt" fo:language="it" fo:country="IT" officeooo:paragraph-rsid="0068d93b" fo:background-color="transparent" style:font-size-asian="13pt" style:font-size-complex="13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fo:language="it" fo:country="IT" officeooo:paragraph-rsid="0057d68f" style:font-size-asian="5.25pt" style:font-size-complex="6pt"/>
    </style:style>
    <style:style style:name="P16" style:family="paragraph" style:parent-style-name="Standard">
      <style:paragraph-properties fo:margin-top="0cm" fo:margin-bottom="0cm" loext:contextual-spacing="false" fo:line-height="0.353cm"/>
      <style:text-properties fo:font-size="6pt" fo:language="it" fo:country="IT" officeooo:paragraph-rsid="0068d93b" style:font-size-asian="6pt" style:font-size-complex="6pt"/>
    </style:style>
    <style:style style:name="P1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2pt" fo:language="it" fo:country="IT" officeooo:paragraph-rsid="0057d68f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2pt" fo:language="it" fo:country="IT" officeooo:rsid="003194e1" officeooo:paragraph-rsid="0057d68f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9pt" fo:language="it" fo:country="IT" officeooo:rsid="003194e1" officeooo:paragraph-rsid="0057d68f" style:font-size-asian="9pt" style:font-size-complex="9pt"/>
    </style:style>
    <style:style style:name="P2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9pt" fo:language="it" fo:country="IT" style:text-underline-style="none" fo:font-weight="normal" officeooo:rsid="003194e1" officeooo:paragraph-rsid="0057d68f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font-name="Arial1" fo:font-size="7pt" fo:language="it" fo:country="IT" officeooo:rsid="002f5a4c" officeooo:paragraph-rsid="0057d68f" style:font-size-asian="7pt" style:font-size-complex="7pt"/>
    </style:style>
    <style:style style:name="P2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font-name="Arial1" fo:font-size="9pt" fo:language="it" fo:country="IT" officeooo:rsid="005b653b" officeooo:paragraph-rsid="0057d68f" style:font-size-asian="9pt" style:font-size-complex="9pt"/>
    </style:style>
    <style:style style:name="P23" style:family="paragraph" style:parent-style-name="Table_20_Contents">
      <style:paragraph-properties fo:margin-top="0cm" fo:margin-bottom="0cm" loext:contextual-spacing="false" fo:line-height="100%" fo:text-align="center" style:justify-single-word="false" fo:padding="0cm" fo:border="none" style:shadow="none"/>
      <style:text-properties style:font-name="Arial1" fo:font-size="9pt" fo:language="it" fo:country="IT" officeooo:paragraph-rsid="0057d68f" style:font-size-asian="9pt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fo:padding="0cm" fo:border="none" style:shadow="none" style:join-border="false"/>
      <style:text-properties style:use-window-font-color="true" style:font-name="Arial1" fo:font-size="10pt" fo:language="it" fo:country="IT" officeooo:paragraph-rsid="00609cce" fo:background-color="transparent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9900" style:shadow="none" style:join-border="false"/>
      <style:text-properties style:use-window-font-color="true" style:font-name="Arial1" fo:font-size="10pt" fo:language="it" fo:country="IT" officeooo:paragraph-rsid="00609cce" fo:background-color="transparen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71cm"/>
        </style:tab-stops>
      </style:paragraph-properties>
      <style:text-properties style:text-position="0% 100%" style:font-name="Arial1" fo:font-size="10pt" fo:language="it" fo:country="IT" officeooo:rsid="0016cc21" officeooo:paragraph-rsid="0057d68f" style:font-size-asian="10pt" style:font-size-complex="10pt" loext:shadow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1" fo:font-size="17pt" fo:letter-spacing="normal" fo:language="it" fo:country="IT" fo:font-weight="bold" fo:background-color="transparent" style:font-name-asian="Arial2" style:font-size-asian="17pt" style:font-weight-asian="bold" style:font-name-complex="Arial2" style:font-size-complex="17pt" style:font-weight-complex="bold" style:text-scale="100%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Arial1" fo:font-size="10pt" fo:language="it" fo:country="IT" officeooo:paragraph-rsid="00609cce" fo:background-color="transparent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use-window-font-color="true" style:font-name="Arial1" fo:language="it" fo:country="IT" officeooo:rsid="00629980" officeooo:paragraph-rsid="00629980" fo:background-color="transparen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use-window-font-color="true" style:font-name="Arial1" fo:language="it" fo:country="IT" officeooo:rsid="00629980" officeooo:paragraph-rsid="00629980" fo:background-color="transparen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Arial1" fo:font-size="8pt" fo:language="it" fo:country="IT" officeooo:paragraph-rsid="00609cce" style:font-name-asian="Arial1" style:font-size-asian="7pt" style:font-name-complex="Arial1" style:font-size-complex="8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text-position="-5% 100%" style:font-name="Arial1" fo:font-size="10pt" fo:letter-spacing="normal" fo:language="it" fo:country="IT" fo:font-weight="bold" fo:background-color="transparent" style:font-name-asian="Arial2" style:font-size-asian="10pt" style:font-weight-asian="bold" style:font-name-complex="Arial2" style:font-size-complex="10pt" style:font-weight-complex="bold" style:text-scale="100%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fo:language="it" fo:country="IT" officeooo:paragraph-rsid="00609cc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text-position="0% 100%" style:font-name="Arial1" fo:font-size="8pt" fo:language="it" fo:country="IT" officeooo:paragraph-rsid="008b6b17" fo:background-color="transparent" style:font-name-asian="Arial1" style:font-size-asian="8pt" style:font-name-complex="Arial1" style:font-size-complex="8pt" style:language-complex="ar" style:country-complex="SA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join-border="false"/>
      <style:text-properties fo:color="#00cc33" style:text-line-through-style="none" style:text-line-through-type="none" style:font-name="Arial1" fo:font-size="10pt" fo:language="it" fo:country="IT" style:text-underline-style="none" officeooo:paragraph-rsid="00609cce" fo:background-color="transparent" style:font-name-asian="Arial1" style:font-size-asian="10pt" style:language-asian="it" style:country-asian="IT" style:font-name-complex="Arial1" style:font-size-complex="10pt" style:language-complex="ar" style:country-complex="SA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0.399cm" fo:text-align="justify" style:justify-single-word="false" fo:text-indent="0cm" style:auto-text-indent="false">
        <style:tab-stops/>
      </style:paragraph-properties>
      <style:text-properties fo:color="#00cc33" fo:font-size="10pt" fo:language="it" fo:country="IT" officeooo:paragraph-rsid="0068d93b" fo:background-color="transparent" style:font-size-asian="10pt" style:font-size-complex="10pt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 style:writing-mode="lr-tb"/>
      <style:text-properties fo:language="it" fo:country="IT" officeooo:paragraph-rsid="0057d68f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 style:writing-mode="lr-tb"/>
      <style:text-properties fo:font-size="5pt" fo:language="it" fo:country="IT" officeooo:paragraph-rsid="0057d68f" style:font-size-asian="5pt" style:font-size-complex="5pt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0.399cm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094cm"/>
          <style:tab-stop style:position="4.621cm"/>
          <style:tab-stop style:position="7.267cm"/>
          <style:tab-stop style:position="13.159cm"/>
          <style:tab-stop style:position="18.556cm"/>
        </style:tab-stops>
      </style:paragraph-properties>
      <style:text-properties style:use-window-font-color="true" style:text-position="-5% 100%" style:font-name="Arial1" fo:font-size="12pt" fo:language="it" fo:country="IT" style:text-underline-style="none" officeooo:paragraph-rsid="001fc53f" fo:background-color="transparent" style:font-name-asian="Arial2" style:font-size-asian="12pt" style:font-name-complex="Arial2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0.741cm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style:font-name="Arial1" fo:font-size="18pt" fo:letter-spacing="normal" fo:language="it" fo:country="IT" fo:font-weight="bold" officeooo:rsid="006beab9" fo:background-color="transparent" style:font-name-asian="Arial2" style:font-size-asian="18pt" style:font-weight-asian="bold" style:font-name-complex="Arial2" style:font-size-complex="18pt" style:font-weight-complex="bold" style:text-scale="100%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 style:shadow="none" style:join-border="false"/>
      <style:text-properties style:use-window-font-color="true" style:font-name="Arial1" fo:font-size="10pt" fo:language="it" fo:country="IT" officeooo:paragraph-rsid="00609cce" style:font-name-asian="Arial1" style:font-size-asian="10pt" style:font-name-complex="Arial1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 style:shadow="none" style:join-border="false"/>
      <style:text-properties style:use-window-font-color="true" style:font-name="Arial1" fo:font-size="10pt" fo:language="it" fo:country="IT" officeooo:paragraph-rsid="00609cce" fo:background-color="transparent" style:font-name-asian="Arial1" style:font-size-asian="10pt" style:font-name-complex="Arial1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 style:shadow="none" style:join-border="false">
        <style:tab-stops>
          <style:tab-stop style:position="9.79cm"/>
        </style:tab-stops>
      </style:paragraph-properties>
      <style:text-properties style:use-window-font-color="true" style:font-name="Arial1" fo:font-size="10pt" fo:language="it" fo:country="IT" officeooo:paragraph-rsid="00609cce" fo:background-color="transparent" style:font-name-asian="Arial1" style:font-size-asian="10pt" style:font-name-complex="Arial1" style:font-size-complex="10pt" style:language-complex="ar" style:country-complex="SA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 style:shadow="none" style:join-border="false"/>
      <style:text-properties style:use-window-font-color="true" style:font-name="Arial1" fo:font-size="8pt" fo:language="it" fo:country="IT" officeooo:paragraph-rsid="00609cce" fo:background-color="transparent" style:font-name-asian="Arial1" style:font-size-asian="7pt" style:font-name-complex="Arial1" style:font-size-complex="8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.049cm" fo:border-left="none" fo:border-right="none" fo:border-top="none" fo:border-bottom="0.06pt solid #009900" style:join-border="false">
        <style:tab-stops>
          <style:tab-stop style:position="9.994cm"/>
          <style:tab-stop style:position="13.501cm"/>
        </style:tab-stops>
      </style:paragraph-properties>
      <style:text-properties style:use-window-font-color="true" fo:language="it" fo:country="IT" officeooo:paragraph-rsid="00609cce" fo:background-color="transparen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.049cm" fo:border-left="none" fo:border-right="none" fo:border-top="none" fo:border-bottom="0.06pt solid #009900" style:join-border="false">
        <style:tab-stops>
          <style:tab-stop style:position="9.999cm"/>
        </style:tab-stops>
      </style:paragraph-properties>
      <style:text-properties style:use-window-font-color="true" fo:language="it" fo:country="IT" officeooo:paragraph-rsid="00609cce" fo:background-color="transparen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text-position="0% 100%" style:font-name="Arial1" fo:font-size="8pt" fo:language="it" fo:country="IT" officeooo:paragraph-rsid="008b6b17" fo:background-color="transparent" style:font-name-asian="Arial1" style:font-size-asian="8pt" style:font-name-complex="Arial1" style:font-size-complex="8pt" style:language-complex="ar" style:country-complex="SA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.101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style:font-name="Arial1" fo:font-size="9pt" fo:language="it" fo:country="IT" fo:font-style="italic" fo:background-color="transparent" style:font-size-asian="9pt" style:font-style-asian="italic" style:font-size-complex="9pt" style:font-style-complex="italic"/>
    </style:style>
    <style:style style:name="P4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Arial1" fo:font-size="9pt" fo:letter-spacing="normal" fo:language="it" fo:country="IT" fo:font-style="italic" fo:background-color="transparent" style:font-name-asian="Arial2" style:font-size-asian="9pt" style:font-style-asian="italic" style:font-name-complex="Arial2" style:font-size-complex="9pt" style:font-style-complex="italic" style:text-scale="100%"/>
    </style:style>
    <style:style style:name="P50" style:family="paragraph" style:parent-style-name="Standard">
      <style:paragraph-properties fo:margin-left="0cm" fo:margin-right="0cm" fo:margin-top="0.028cm" fo:margin-bottom="0cm" loext:contextual-spacing="false" fo:line-height="100%" fo:text-align="center" style:justify-single-word="false" fo:text-indent="0cm" style:auto-text-indent="false" fo:break-before="page">
        <style:tab-stops/>
      </style:paragraph-properties>
      <style:text-properties style:use-window-font-color="true" style:font-name="Arial1" fo:font-size="17pt" fo:letter-spacing="normal" fo:language="it" fo:country="IT" fo:font-weight="bold" officeooo:paragraph-rsid="007db21b" fo:background-color="transparent" style:font-name-asian="Arial2" style:font-size-asian="17pt" style:font-weight-asian="bold" style:font-name-complex="Arial2" style:font-size-complex="17pt" style:font-weight-complex="bold" style:text-scale="100%"/>
    </style:style>
    <style:style style:name="P51" style:family="paragraph" style:parent-style-name="Standard">
      <loext:graphic-properties draw:fill="none"/>
      <style:paragraph-properties fo:margin-left="0cm" fo:margin-right="0cm" fo:margin-top="0.028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0pt" fo:letter-spacing="normal" fo:language="it" fo:country="IT" fo:font-weight="normal" officeooo:rsid="00833b56" officeooo:paragraph-rsid="00833b56" fo:background-color="transparent" style:font-name-asian="Arial2" style:font-size-asian="10pt" style:font-weight-asian="normal" style:font-name-complex="Arial2" style:font-size-complex="10pt" style:font-weight-complex="normal" style:text-scale="100%"/>
    </style:style>
    <style:style style:name="P52" style:family="paragraph" style:parent-style-name="Standard">
      <loext:graphic-properties draw:fill="none"/>
      <style:paragraph-properties fo:margin-left="0cm" fo:margin-right="0cm" fo:margin-top="0.028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0pt" fo:letter-spacing="normal" fo:language="it" fo:country="IT" fo:font-weight="bold" officeooo:rsid="0062bc73" officeooo:paragraph-rsid="0068d93b" fo:background-color="transparent" style:font-name-asian="Arial2" style:font-size-asian="10pt" style:font-weight-asian="bold" style:font-name-complex="Arial2" style:font-size-complex="10pt" style:font-weight-complex="bold" style:text-scale="100%"/>
    </style:style>
    <style:style style:name="P53" style:family="paragraph" style:parent-style-name="Standard">
      <loext:graphic-properties draw:fill="none"/>
      <style:paragraph-properties fo:margin-left="0cm" fo:margin-right="0cm" fo:margin-top="0.028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0pt" fo:letter-spacing="normal" fo:language="it" fo:country="IT" fo:font-weight="bold" officeooo:rsid="0062bc73" officeooo:paragraph-rsid="0068d93b" fo:background-color="#9999ff" style:font-name-asian="Arial1" style:font-size-asian="8.75pt" style:font-weight-asian="bold" style:font-name-complex="Arial1" style:font-size-complex="10pt" style:font-weight-complex="bold" style:text-scale="100%"/>
    </style:style>
    <style:style style:name="P54" style:family="paragraph" style:parent-style-name="Standard">
      <loext:graphic-properties draw:fill="none"/>
      <style:paragraph-properties fo:margin-left="0cm" fo:margin-right="0cm" fo:margin-top="0.028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20pt" fo:letter-spacing="normal" fo:language="it" fo:country="IT" fo:font-weight="bold" officeooo:rsid="00833b56" officeooo:paragraph-rsid="00833b56" fo:background-color="transparent" style:font-name-asian="Arial1" style:font-size-asian="20pt" style:font-weight-asian="bold" style:font-name-complex="Arial1" style:font-size-complex="20pt" style:font-weight-complex="bold" style:text-scale="100%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.028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use-window-font-color="true" style:font-name="Arial1" fo:font-size="10pt" fo:language="it" fo:country="IT" officeooo:paragraph-rsid="0062bc73" fo:background-color="transparent" style:font-size-asian="8.75pt" style:font-size-complex="10pt"/>
    </style:style>
    <style:style style:name="P56" style:family="paragraph" style:parent-style-name="Standard">
      <style:paragraph-properties fo:margin-left="0cm" fo:margin-right="0cm" fo:margin-top="0.06cm" fo:margin-bottom="0cm" loext:contextual-spacing="false" fo:line-height="120%" fo:text-align="justify" style:justify-single-word="false" fo:text-indent="0cm" style:auto-text-indent="false">
        <style:tab-stops/>
      </style:paragraph-properties>
      <style:text-properties officeooo:paragraph-rsid="0068d93b"/>
    </style:style>
    <style:style style:name="P57" style:family="paragraph" style:parent-style-name="Standard">
      <style:paragraph-properties fo:margin-left="0cm" fo:margin-right="0cm" fo:margin-top="0.06cm" fo:margin-bottom="0cm" loext:contextual-spacing="false" fo:line-height="100%" fo:text-align="center" style:justify-single-word="false" fo:text-indent="0cm" style:auto-text-indent="false"/>
      <style:text-properties style:use-window-font-color="true" style:font-name="Arial1" fo:font-size="10pt" fo:language="it" fo:country="IT" officeooo:paragraph-rsid="006cea59" fo:background-color="transparent" style:font-size-asian="10pt" style:font-size-complex="10pt"/>
    </style:style>
    <style:style style:name="P58" style:family="paragraph" style:parent-style-name="Standard">
      <style:paragraph-properties fo:margin-left="0cm" fo:margin-right="0cm" fo:margin-top="0.06cm" fo:margin-bottom="0cm" loext:contextual-spacing="false" fo:line-height="100%" fo:text-align="center" style:justify-single-word="false" fo:text-indent="0cm" style:auto-text-indent="false"/>
      <style:text-properties style:use-window-font-color="true" style:text-position="-5% 100%" style:font-name="Arial1" fo:font-size="10pt" fo:letter-spacing="normal" fo:language="it" fo:country="IT" fo:font-weight="bold" officeooo:rsid="00695e80" officeooo:paragraph-rsid="006cea59" fo:background-color="transparent" style:font-name-asian="Arial2" style:font-size-asian="10pt" style:font-weight-asian="bold" style:font-name-complex="Arial2" style:font-size-complex="10pt" style:font-weight-complex="bold" style:text-scale="100%"/>
    </style:style>
    <style:style style:name="P59" style:family="paragraph" style:parent-style-name="Standard">
      <loext:graphic-properties draw:fill-image-width="0cm" draw:fill-image-height="0cm"/>
      <style:paragraph-properties fo:margin-left="0cm" fo:margin-right="0cm" fo:margin-top="0.161cm" fo:margin-bottom="0cm" loext:contextual-spacing="false" fo:line-height="100%" fo:text-align="center" style:justify-single-word="false" fo:orphans="0" fo:widows="0" fo:text-indent="0cm" style:auto-text-indent="false" style:shadow="none" style:writing-mode="lr-tb"/>
      <style:text-properties style:use-window-font-color="true" style:text-position="0% 100%" style:font-name="Wingdings1" fo:font-size="14pt" fo:language="it" fo:country="IT" fo:font-style="normal" fo:font-weight="normal" officeooo:rsid="0076be87" officeooo:paragraph-rsid="00707215" fo:background-color="transparent" style:font-name-asian="Wingdings1" style:font-size-asian="14pt" style:language-asian="zh" style:country-asian="CN" style:font-style-asian="normal" style:font-weight-asian="normal" style:font-name-complex="Wingdings1" style:font-size-complex="14pt" style:language-complex="ar" style:country-complex="SA" style:font-style-complex="normal" style:font-weight-complex="normal"/>
    </style:style>
    <style:style style:name="P60" style:family="paragraph" style:parent-style-name="Standard">
      <style:paragraph-properties fo:margin-top="0.101cm" fo:margin-bottom="0.101cm" loext:contextual-spacing="false" fo:line-height="100%" fo:text-align="start" style:justify-single-word="false" fo:padding="0.049cm" fo:border-left="none" fo:border-right="none" fo:border-top="none" fo:border-bottom="0.06pt solid #009900" style:shadow="none" style:join-border="false"/>
      <style:text-properties style:use-window-font-color="true" style:font-name="Arial1" fo:font-size="10pt" fo:language="it" fo:country="IT" officeooo:paragraph-rsid="00609cce" fo:background-color="transparent" style:font-size-asian="10pt" style:font-size-complex="10pt"/>
    </style:style>
    <style:style style:name="P61" style:family="paragraph" style:parent-style-name="Standard">
      <style:paragraph-properties fo:margin-left="0.212cm" fo:margin-right="-0.035cm" fo:margin-top="0cm" fo:margin-bottom="0cm" loext:contextual-spacing="false" fo:line-height="0.399cm" fo:text-align="start" style:justify-single-word="false" fo:text-indent="0cm" style:auto-text-indent="false"/>
      <style:text-properties style:use-window-font-color="true" style:font-name="Arial1" fo:language="it" fo:country="IT" officeooo:paragraph-rsid="00609cce" fo:background-color="transparent"/>
    </style:style>
    <style:style style:name="P62" style:family="paragraph" style:parent-style-name="Standard">
      <style:paragraph-properties fo:margin-left="0.212cm" fo:margin-right="-0.035cm" fo:margin-top="0cm" fo:margin-bottom="0cm" loext:contextual-spacing="false" fo:line-height="0.399cm" fo:text-align="start" style:justify-single-word="false" fo:text-indent="0cm" style:auto-text-indent="false"/>
      <style:text-properties style:use-window-font-color="true" style:text-position="-5% 100%" style:font-name="Arial1" fo:font-size="10pt" fo:letter-spacing="normal" fo:language="it" fo:country="IT" fo:font-weight="bold" officeooo:rsid="00609cce" officeooo:paragraph-rsid="00609cce" fo:background-color="transparent" style:font-name-asian="Arial2" style:font-size-asian="10pt" style:font-weight-asian="bold" style:font-name-complex="Arial2" style:font-size-complex="10pt" style:font-weight-complex="bold" style:text-scale="100%"/>
    </style:style>
    <style:style style:name="P63" style:family="paragraph" style:parent-style-name="Standard">
      <style:paragraph-properties fo:margin-left="0.212cm" fo:margin-right="-0.035cm" fo:margin-top="0cm" fo:margin-bottom="0cm" loext:contextual-spacing="false" fo:line-height="0.399cm" fo:text-indent="0cm" style:auto-text-indent="false">
        <style:tab-stops/>
      </style:paragraph-properties>
      <style:text-properties fo:color="#00cc33" fo:font-size="10pt" fo:language="it" fo:country="IT" officeooo:paragraph-rsid="0068d93b" fo:background-color="transparent" style:font-size-asian="10pt" style:font-size-complex="10pt"/>
    </style:style>
    <style:style style:name="P64" style:family="paragraph" style:parent-style-name="Standard">
      <style:paragraph-properties fo:margin-top="0cm" fo:margin-bottom="0.101cm" loext:contextual-spacing="false" fo:line-height="100%" fo:text-align="start" style:justify-single-word="false" fo:padding="0.049cm" fo:border-left="none" fo:border-right="none" fo:border-top="none" fo:border-bottom="0.06pt solid #009900" style:shadow="none" style:join-border="false"/>
      <style:text-properties style:use-window-font-color="true" style:font-name="Arial1" fo:font-size="10pt" fo:language="it" fo:country="IT" officeooo:paragraph-rsid="00609cce" fo:background-color="transparent" style:font-size-asian="10pt" style:font-size-complex="10pt"/>
    </style:style>
    <style:style style:name="P65" style:family="paragraph" style:parent-style-name="Standard">
      <style:paragraph-properties fo:margin-left="0.564cm" fo:margin-right="-0.035cm" fo:margin-top="0cm" fo:margin-bottom="0cm" loext:contextual-spacing="false" fo:line-height="100%" fo:text-align="start" style:justify-single-word="false" fo:text-indent="0cm" style:auto-text-indent="false" fo:padding="0.049cm" fo:border-left="none" fo:border-right="none" fo:border-top="none" fo:border-bottom="0.06pt solid #009900" style:shadow="none" style:join-border="false">
        <style:tab-stops>
          <style:tab-stop style:position="3.14cm"/>
          <style:tab-stop style:position="7.996cm"/>
          <style:tab-stop style:position="10.998cm"/>
          <style:tab-stop style:position="13.959cm"/>
        </style:tab-stops>
      </style:paragraph-properties>
      <style:text-properties style:use-window-font-color="true" style:font-name="Arial1" fo:font-size="17pt" fo:letter-spacing="normal" fo:language="it" fo:country="IT" fo:font-weight="bold" officeooo:paragraph-rsid="00609cce" fo:background-color="transparent" style:font-name-asian="Arial2" style:font-size-asian="17pt" style:font-weight-asian="bold" style:font-name-complex="Arial2" style:font-size-complex="17pt" style:font-weight-complex="bold" style:text-scale="100%"/>
    </style:style>
    <style:style style:name="P66" style:family="paragraph" style:parent-style-name="Standard">
      <style:paragraph-properties fo:margin-left="0.564cm" fo:margin-right="-0.035cm" fo:margin-top="0cm" fo:margin-bottom="0cm" loext:contextual-spacing="false" fo:line-height="100%" fo:text-align="start" style:justify-single-word="false" fo:text-indent="0cm" style:auto-text-indent="false" fo:padding="0.049cm" fo:border-left="none" fo:border-right="none" fo:border-top="none" fo:border-bottom="0.06pt solid #009900" style:shadow="none" style:join-border="false">
        <style:tab-stops>
          <style:tab-stop style:position="7.996cm"/>
        </style:tab-stops>
      </style:paragraph-properties>
      <style:text-properties style:use-window-font-color="true" style:font-name="Arial1" fo:language="it" fo:country="IT" officeooo:paragraph-rsid="00609cce" fo:background-color="transparent"/>
    </style:style>
    <style:style style:name="P67" style:family="paragraph" style:parent-style-name="Standard">
      <style:paragraph-properties fo:margin-left="0.564cm" fo:margin-right="-0.035cm" fo:margin-top="0cm" fo:margin-bottom="0cm" loext:contextual-spacing="false" fo:line-height="100%" fo:text-align="start" style:justify-single-word="false" fo:text-indent="0cm" style:auto-text-indent="false" fo:padding="0.049cm" fo:border-left="none" fo:border-right="none" fo:border-top="none" fo:border-bottom="0.06pt solid #009900" style:shadow="none" style:join-border="false">
        <style:tab-stops>
          <style:tab-stop style:position="3.14cm"/>
          <style:tab-stop style:position="10.998cm"/>
        </style:tab-stops>
      </style:paragraph-properties>
      <style:text-properties style:use-window-font-color="true" style:font-name="Arial1" fo:language="it" fo:country="IT" officeooo:paragraph-rsid="00609cce" fo:background-color="transparent"/>
    </style:style>
    <style:style style:name="P68" style:family="paragraph" style:parent-style-name="Standard">
      <style:paragraph-properties fo:margin-left="0.564cm" fo:margin-right="-0.035cm" fo:margin-top="0cm" fo:margin-bottom="0cm" loext:contextual-spacing="false" fo:line-height="100%" fo:text-align="start" style:justify-single-word="false" fo:text-indent="0cm" style:auto-text-indent="false" fo:padding="0cm" fo:border="none" style:shadow="none" style:join-border="false">
        <style:tab-stops>
          <style:tab-stop style:position="3.14cm"/>
          <style:tab-stop style:position="10.442cm"/>
        </style:tab-stops>
      </style:paragraph-properties>
      <style:text-properties style:use-window-font-color="true" style:text-position="-5% 100%" style:font-name="Arial1" fo:font-size="10pt" fo:letter-spacing="normal" fo:language="it" fo:country="IT" officeooo:paragraph-rsid="00609cce" fo:background-color="transparent" style:font-name-asian="Arial2" style:font-size-asian="10pt" style:font-name-complex="Arial2" style:font-size-complex="10pt" style:text-scale="100%"/>
    </style:style>
    <style:style style:name="P69" style:family="paragraph" style:parent-style-name="Standard">
      <style:paragraph-properties fo:margin-left="0.564cm" fo:margin-right="-0.035cm" fo:margin-top="0cm" fo:margin-bottom="0cm" loext:contextual-spacing="false" fo:line-height="0.399cm" fo:text-align="start" style:justify-single-word="false" fo:text-indent="0cm" style:auto-text-indent="false">
        <style:tab-stops>
          <style:tab-stop style:position="1.094cm"/>
          <style:tab-stop style:position="4.621cm"/>
          <style:tab-stop style:position="7.267cm"/>
          <style:tab-stop style:position="13.159cm"/>
          <style:tab-stop style:position="16.505cm"/>
        </style:tab-stops>
      </style:paragraph-properties>
      <style:text-properties style:use-window-font-color="true" style:font-name="Arial1" fo:language="it" fo:country="IT" officeooo:paragraph-rsid="001fc53f" fo:background-color="transparent"/>
    </style:style>
    <style:style style:name="P70" style:family="paragraph" style:parent-style-name="Standard">
      <style:paragraph-properties fo:margin-left="0.564cm" fo:margin-right="-0.035cm" fo:margin-top="0cm" fo:margin-bottom="0cm" loext:contextual-spacing="false" fo:line-height="0.399cm" fo:text-align="start" style:justify-single-word="false" fo:text-indent="0cm" style:auto-text-indent="false">
        <style:tab-stops>
          <style:tab-stop style:position="1.094cm"/>
          <style:tab-stop style:position="4.621cm"/>
          <style:tab-stop style:position="7.267cm"/>
          <style:tab-stop style:position="13.159cm"/>
          <style:tab-stop style:position="16.505cm"/>
        </style:tab-stops>
      </style:paragraph-properties>
      <style:text-properties style:use-window-font-color="true" style:font-name="Arial1" fo:language="it" fo:country="IT" officeooo:paragraph-rsid="0026e271" fo:background-color="transparent"/>
    </style:style>
    <style:style style:name="P71" style:family="paragraph" style:parent-style-name="Standard">
      <style:paragraph-properties fo:margin-left="0.564cm" fo:margin-right="-0.035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text-position="-5% 100%" style:font-name="Arial1" fo:font-size="10pt" fo:letter-spacing="normal" fo:language="it" fo:country="IT" officeooo:paragraph-rsid="00659b47" fo:background-color="transparent" style:font-name-asian="Arial2" style:font-size-asian="10pt" style:font-name-complex="Arial2" style:font-size-complex="10pt" style:text-scale="100%"/>
    </style:style>
    <style:style style:name="P72" style:family="paragraph" style:parent-style-name="Standard">
      <style:paragraph-properties fo:margin-left="0.564cm" fo:margin-right="-0.035cm" fo:margin-top="0.06cm" fo:margin-bottom="0cm" loext:contextual-spacing="false" fo:line-height="0.399cm" fo:text-align="start" style:justify-single-word="false" fo:text-indent="0cm" style:auto-text-indent="false">
        <style:tab-stops>
          <style:tab-stop style:position="1.094cm"/>
          <style:tab-stop style:position="4.621cm"/>
          <style:tab-stop style:position="7.267cm"/>
          <style:tab-stop style:position="13.159cm"/>
          <style:tab-stop style:position="16.505cm"/>
        </style:tab-stops>
      </style:paragraph-properties>
      <style:text-properties style:use-window-font-color="true" style:font-name="Arial1" fo:language="it" fo:country="IT" officeooo:paragraph-rsid="0026e271" fo:background-color="transparent"/>
    </style:style>
    <style:style style:name="P73" style:family="paragraph" style:parent-style-name="Standard">
      <style:paragraph-properties fo:margin-left="3.14cm" fo:margin-right="-0.035cm" fo:margin-top="0cm" fo:margin-bottom="0cm" loext:contextual-spacing="false" fo:line-height="100%" fo:text-align="start" style:justify-single-word="false" fo:text-indent="0cm" style:auto-text-indent="false" fo:padding="0.049cm" fo:border-left="none" fo:border-right="none" fo:border-top="none" fo:border-bottom="0.06pt solid #009900" style:shadow="none" style:join-border="false">
        <style:tab-stops>
          <style:tab-stop style:position="7.996cm"/>
          <style:tab-stop style:position="14cm"/>
          <style:tab-stop style:position="16.505cm"/>
        </style:tab-stops>
      </style:paragraph-properties>
      <style:text-properties style:use-window-font-color="true" style:font-name="Arial1" fo:language="it" fo:country="IT" officeooo:paragraph-rsid="00609cce" fo:background-color="transparent"/>
    </style:style>
    <style:style style:name="P74" style:family="paragraph" style:parent-style-name="Standard">
      <style:paragraph-properties fo:margin-top="0.035cm" fo:margin-bottom="0cm" loext:contextual-spacing="false" fo:line-height="0.388cm" fo:text-align="start" style:justify-single-word="false"/>
      <style:text-properties style:use-window-font-color="true" style:font-name="Arial1" fo:font-size="9pt" fo:language="it" fo:country="IT" fo:background-color="transparent" style:font-size-asian="9pt" style:font-size-complex="9pt"/>
    </style:style>
    <style:style style:name="P75" style:family="paragraph" style:parent-style-name="Standard">
      <style:paragraph-properties fo:margin-top="0.035cm" fo:margin-bottom="0cm" loext:contextual-spacing="false" fo:line-height="0.388cm" fo:text-align="start" style:justify-single-word="false"/>
      <style:text-properties style:use-window-font-color="true" style:font-name="Arial1" fo:font-size="11pt" fo:language="it" fo:country="IT" fo:background-color="transparent" style:font-size-asian="11pt" style:font-size-complex="11pt"/>
    </style:style>
    <style:style style:name="P76" style:family="paragraph" style:parent-style-name="Standard">
      <style:paragraph-properties fo:margin-top="0.018cm" fo:margin-bottom="0cm" loext:contextual-spacing="false" fo:line-height="0.423cm" fo:text-align="start" style:justify-single-word="false"/>
      <style:text-properties style:use-window-font-color="true" style:font-name="Arial1" fo:font-size="12pt" fo:language="it" fo:country="IT" fo:background-color="transparent" style:font-size-asian="12pt" style:font-size-complex="12pt"/>
    </style:style>
    <style:style style:name="P77" style:family="paragraph" style:parent-style-name="Standard">
      <style:paragraph-properties fo:margin-top="0.018cm" fo:margin-bottom="0cm" loext:contextual-spacing="false" fo:line-height="100%" fo:text-align="start" style:justify-single-word="false"/>
      <style:text-properties style:use-window-font-color="true" style:font-name="Arial1" fo:font-size="6.5pt" fo:language="it" fo:country="IT" officeooo:paragraph-rsid="00659b47" fo:background-color="transparent" style:font-size-asian="6.5pt" style:font-size-complex="6.5pt"/>
    </style:style>
    <style:style style:name="P78" style:family="paragraph" style:parent-style-name="Standard">
      <style:paragraph-properties fo:margin-top="0.018cm" fo:margin-bottom="0cm" loext:contextual-spacing="false" fo:line-height="0.388cm"/>
      <style:text-properties style:use-window-font-color="true" style:text-line-through-style="none" style:text-line-through-type="none" fo:language="it" fo:country="IT" officeooo:paragraph-rsid="0068d93b" fo:background-color="transparent"/>
    </style:style>
    <style:style style:name="P79" style:family="paragraph" style:parent-style-name="Standard">
      <style:paragraph-properties fo:margin-top="0.012cm" fo:margin-bottom="0cm" loext:contextual-spacing="false" fo:line-height="100%" fo:text-align="start" style:justify-single-word="false"/>
      <style:text-properties style:use-window-font-color="true" style:font-name="Arial1" fo:font-size="12pt" fo:language="it" fo:country="IT" officeooo:paragraph-rsid="000fa4e2" fo:background-color="transparent" style:font-size-asian="12pt" style:font-size-complex="12pt"/>
    </style:style>
    <style:style style:name="P80" style:family="paragraph" style:parent-style-name="Standard">
      <style:paragraph-properties fo:margin-top="0.011cm" fo:margin-bottom="0cm" loext:contextual-spacing="false" fo:line-height="100%" fo:text-align="start" style:justify-single-word="false"/>
      <style:text-properties style:use-window-font-color="true" style:font-name="Arial1" fo:font-size="6pt" fo:language="it" fo:country="IT" officeooo:paragraph-rsid="000fa4e2" fo:background-color="transparent" style:font-size-asian="6pt" style:font-size-complex="6pt"/>
    </style:style>
    <style:style style:name="P81" style:family="paragraph" style:parent-style-name="Standard">
      <style:paragraph-properties fo:margin-top="0.011cm" fo:margin-bottom="0cm" loext:contextual-spacing="false" fo:line-height="100%" fo:text-align="start" style:justify-single-word="false"/>
      <style:text-properties style:use-window-font-color="true" style:font-name="Arial1" fo:font-size="10pt" fo:letter-spacing="normal" fo:language="it" fo:country="IT" officeooo:rsid="002342a5" officeooo:paragraph-rsid="000fa4e2" fo:background-color="transparent" style:font-name-asian="Arial2" style:font-size-asian="10pt" style:font-name-complex="Arial2" style:font-size-complex="10pt" style:text-scale="100%"/>
    </style:style>
    <style:style style:name="P82" style:family="paragraph" style:parent-style-name="Standard">
      <style:paragraph-properties fo:margin-top="0.011cm" fo:margin-bottom="0cm" loext:contextual-spacing="false" fo:line-height="100%" fo:text-align="start" style:justify-single-word="false"/>
      <style:text-properties style:use-window-font-color="true" style:font-name="Arial1" fo:font-size="10pt" fo:letter-spacing="normal" fo:language="it" fo:country="IT" officeooo:rsid="002342a5" officeooo:paragraph-rsid="00695e80" fo:background-color="transparent" style:font-name-asian="Arial2" style:font-size-asian="10pt" style:font-name-complex="Arial2" style:font-size-complex="10pt" style:text-scale="100%"/>
    </style:style>
    <style:style style:name="P83" style:family="paragraph" style:parent-style-name="Standard">
      <style:paragraph-properties fo:margin-top="0.011cm" fo:margin-bottom="0cm" loext:contextual-spacing="false" fo:line-height="100%" fo:text-align="start" style:justify-single-word="false"/>
      <style:text-properties officeooo:paragraph-rsid="000fa4e2"/>
    </style:style>
    <style:style style:name="P84" style:family="paragraph" style:parent-style-name="Standard">
      <style:paragraph-properties fo:margin-left="0.215cm" fo:margin-right="-0.035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Arial1" fo:font-size="10pt" fo:letter-spacing="normal" fo:language="it" fo:country="IT" fo:font-weight="bold" officeooo:paragraph-rsid="000fa4e2" fo:background-color="transparent" style:font-name-asian="Arial2" style:font-size-asian="10pt" style:font-weight-asian="bold" style:font-name-complex="Arial2" style:font-size-complex="10pt" style:font-weight-complex="bold" style:text-scale="100%"/>
    </style:style>
    <style:style style:name="P85" style:family="paragraph" style:parent-style-name="Standard">
      <style:paragraph-properties fo:margin-left="0.157cm" fo:margin-right="-0.035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Arial1" fo:font-size="10pt" fo:letter-spacing="normal" fo:language="it" fo:country="IT" fo:font-weight="bold" officeooo:paragraph-rsid="000fa4e2" fo:background-color="transparent" style:font-name-asian="Arial2" style:font-size-asian="10pt" style:font-weight-asian="bold" style:font-name-complex="Arial2" style:font-size-complex="10pt" style:font-weight-complex="bold" style:text-scale="100%"/>
    </style:style>
    <style:style style:name="P86" style:family="paragraph" style:parent-style-name="Standard">
      <style:paragraph-properties fo:margin-left="5.874cm" fo:margin-right="5.838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1" fo:font-size="10pt" fo:letter-spacing="normal" fo:language="it" fo:country="IT" fo:font-weight="bold" officeooo:paragraph-rsid="000fa4e2" fo:background-color="transparent" style:font-name-asian="Arial2" style:font-size-asian="10pt" style:font-weight-asian="bold" style:font-name-complex="Arial2" style:font-size-complex="10pt" style:font-weight-complex="bold" style:text-scale="100%"/>
    </style:style>
    <style:style style:name="P87" style:family="paragraph" style:parent-style-name="Standard">
      <style:paragraph-properties fo:margin-top="0.161cm" fo:margin-bottom="0cm" loext:contextual-spacing="false" fo:line-height="100%" fo:text-align="center" style:justify-single-word="false"/>
      <style:text-properties style:use-window-font-color="true" style:font-name="Arial1" fo:font-size="10pt" fo:language="it" fo:country="IT" officeooo:paragraph-rsid="000fa4e2" fo:background-color="transparent" style:font-size-asian="10pt" style:font-size-complex="10pt"/>
    </style:style>
    <style:style style:name="P88" style:family="paragraph" style:parent-style-name="Standard">
      <style:paragraph-properties fo:margin-left="0.256cm" fo:margin-right="0.342cm" fo:margin-top="0.162cm" fo:margin-bottom="0cm" loext:contextual-spacing="false" fo:line-height="100%" fo:text-align="start" style:justify-single-word="false" fo:text-indent="0cm" style:auto-text-indent="false"/>
      <style:text-properties style:use-window-font-color="true" style:font-name="Arial1" fo:font-size="10pt" fo:language="it" fo:country="IT" officeooo:paragraph-rsid="000fa4e2" fo:background-color="transparent" style:font-size-asian="10pt" style:font-size-complex="10pt"/>
    </style:style>
    <style:style style:name="P89" style:family="paragraph" style:parent-style-name="Standard">
      <style:paragraph-properties fo:margin-left="0.256cm" fo:margin-right="0.342cm" fo:margin-top="0.161cm" fo:margin-bottom="0.161cm" loext:contextual-spacing="false" fo:line-height="102%" fo:text-align="justify" style:justify-single-word="false" fo:text-indent="0cm" style:auto-text-indent="false">
        <style:tab-stops/>
      </style:paragraph-properties>
      <style:text-properties style:use-window-font-color="true" style:font-name="Arial1" fo:font-size="10pt" fo:letter-spacing="normal" fo:language="it" fo:country="IT" officeooo:paragraph-rsid="00695e80" fo:background-color="transparent" style:font-name-asian="Arial2" style:font-size-asian="10pt" style:font-name-complex="Arial2" style:font-size-complex="10pt" style:text-scale="100%"/>
    </style:style>
    <style:style style:name="P90" style:family="paragraph" style:parent-style-name="Standard">
      <style:paragraph-properties fo:margin-top="0.005cm" fo:margin-bottom="0cm" loext:contextual-spacing="false" fo:line-height="100%" fo:text-align="start" style:justify-single-word="false"/>
      <style:text-properties style:use-window-font-color="true" style:font-name="Arial1" fo:font-size="10pt" fo:language="it" fo:country="IT" officeooo:paragraph-rsid="000fa4e2" fo:background-color="transparent" style:font-size-asian="10pt" style:font-size-complex="10pt"/>
    </style:style>
    <style:style style:name="P91" style:family="paragraph" style:parent-style-name="Standard">
      <style:paragraph-properties fo:margin-left="0.212cm" fo:margin-right="0.115cm" fo:margin-top="0cm" fo:margin-bottom="0cm" loext:contextual-spacing="false" fo:line-height="102%" fo:text-align="justify" style:justify-single-word="false" fo:text-indent="0cm" style:auto-text-indent="false">
        <style:tab-stops/>
      </style:paragraph-properties>
      <style:text-properties style:use-window-font-color="true" style:text-position="-5% 100%" style:font-name="Arial1" fo:font-size="10pt" fo:letter-spacing="normal" fo:language="it" fo:country="IT" fo:font-weight="bold" officeooo:rsid="003903bb" officeooo:paragraph-rsid="0068d93b" fo:background-color="transparent" style:font-name-asian="Arial2" style:font-size-asian="10pt" style:font-weight-asian="bold" style:font-name-complex="Arial2" style:font-size-complex="10pt" style:font-weight-complex="bold" style:text-scale="100%"/>
    </style:style>
    <style:style style:name="P92" style:family="paragraph" style:parent-style-name="Standard">
      <style:paragraph-properties fo:margin-left="0.212cm" fo:margin-right="0.115cm" fo:margin-top="0cm" fo:margin-bottom="0cm" loext:contextual-spacing="false" fo:line-height="102%" fo:text-align="justify" style:justify-single-word="false" fo:text-indent="0cm" style:auto-text-indent="false">
        <style:tab-stops/>
      </style:paragraph-properties>
      <style:text-properties style:font-name="Arial1" fo:font-size="10pt" fo:language="it" fo:country="IT" officeooo:paragraph-rsid="0068d93b" fo:background-color="transparent" style:font-name-asian="Arial1" style:font-size-asian="10pt" style:font-name-complex="Arial1" style:font-size-complex="10pt"/>
    </style:style>
    <style:style style:name="P93" style:family="paragraph" style:parent-style-name="Standard">
      <style:paragraph-properties fo:margin-left="0.212cm" fo:margin-right="0.115cm" fo:margin-top="0cm" fo:margin-bottom="0cm" loext:contextual-spacing="false" fo:line-height="102%" fo:text-align="justify" style:justify-single-word="false" fo:text-indent="0cm" style:auto-text-indent="false">
        <style:tab-stops/>
      </style:paragraph-properties>
      <style:text-properties style:font-name="Arial1" fo:font-size="10pt" fo:language="it" fo:country="IT" officeooo:paragraph-rsid="0068d93b" style:font-name-asian="Arial1" style:font-size-asian="10pt" style:font-name-complex="Arial1" style:font-size-complex="10pt"/>
    </style:style>
    <style:style style:name="P94" style:family="paragraph" style:parent-style-name="Standard">
      <style:paragraph-properties fo:margin-left="0.212cm" fo:margin-right="0.115cm" fo:margin-top="0cm" fo:margin-bottom="0cm" loext:contextual-spacing="false" fo:line-height="102%" fo:text-align="center" style:justify-single-word="false" fo:text-indent="0cm" style:auto-text-indent="false">
        <style:tab-stops/>
      </style:paragraph-properties>
      <style:text-properties officeooo:paragraph-rsid="0068d93b"/>
    </style:style>
    <style:style style:name="P95" style:family="paragraph" style:parent-style-name="Header">
      <style:paragraph-properties fo:margin-top="0.016cm" fo:margin-bottom="0cm" loext:contextual-spacing="false" fo:line-height="100%" fo:text-align="start" style:justify-single-word="false"/>
      <style:text-properties style:font-name="Arial1" fo:font-size="10pt" fo:language="it" fo:country="IT" officeooo:paragraph-rsid="002d52bb" style:font-size-asian="10pt" style:font-size-complex="10pt"/>
    </style:style>
    <style:style style:name="P96" style:family="paragraph" style:parent-style-name="Standard">
      <style:paragraph-properties fo:margin-left="1cm" fo:margin-right="1cm" fo:margin-top="0.4cm" fo:margin-bottom="0cm" loext:contextual-spacing="false" fo:line-height="0.6cm" fo:text-align="center" style:justify-single-word="false" fo:text-indent="0cm" style:auto-text-indent="false">
        <style:tab-stops/>
      </style:paragraph-properties>
      <style:text-properties style:font-name="Arial1" fo:font-size="17pt" fo:language="it" fo:country="IT" fo:font-weight="bold" officeooo:paragraph-rsid="00679f89" style:font-name-asian="Arial1" style:font-size-asian="17pt" style:font-weight-asian="bold" style:font-name-complex="Arial1" style:font-size-complex="17pt" style:font-weight-complex="bold"/>
    </style:style>
    <style:style style:name="P97" style:family="paragraph" style:parent-style-name="Standard">
      <loext:graphic-properties draw:fill="none"/>
      <style:paragraph-properties fo:margin-left="1cm" fo:margin-right="1cm" fo:margin-top="0.4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9pt" fo:language="it" fo:country="IT" fo:font-style="italic" officeooo:paragraph-rsid="00833b56" fo:background-color="transparent" style:font-size-asian="9pt" style:font-style-asian="italic" style:font-size-complex="9pt" style:font-style-complex="italic"/>
    </style:style>
    <style:style style:name="P98" style:family="paragraph" style:parent-style-name="Standard">
      <style:paragraph-properties fo:margin-left="1cm" fo:margin-right="1cm" fo:margin-top="0.011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679f89"/>
    </style:style>
    <style:style style:name="P99" style:family="paragraph" style:parent-style-name="Standard">
      <style:paragraph-properties fo:margin-left="1cm" fo:margin-right="1cm" fo:margin-top="0.101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1" fo:font-size="8pt" fo:language="it" fo:country="IT" officeooo:paragraph-rsid="00679f89" style:font-name-asian="Arial1" style:font-size-asian="8pt" style:font-name-complex="Arial1" style:font-size-complex="8pt"/>
    </style:style>
    <style:style style:name="P100" style:family="paragraph" style:parent-style-name="Standard">
      <style:paragraph-properties fo:margin-left="1cm" fo:margin-right="1cm" fo:margin-top="0.101cm" fo:margin-bottom="0cm" loext:contextual-spacing="false" fo:line-height="0.318cm" fo:text-align="center" style:justify-single-word="false" fo:text-indent="0cm" style:auto-text-indent="false">
        <style:tab-stops/>
      </style:paragraph-properties>
      <style:text-properties officeooo:paragraph-rsid="00679f89"/>
    </style:style>
    <style:style style:name="P101" style:family="paragraph" style:parent-style-name="Standard">
      <loext:graphic-properties draw:fill="none"/>
      <style:paragraph-properties fo:margin-left="1cm" fo:margin-right="1cm" fo:margin-top="0.101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9pt" fo:language="it" fo:country="IT" fo:font-style="italic" officeooo:paragraph-rsid="00833b56" fo:background-color="transparent" style:font-size-asian="9pt" style:font-style-asian="italic" style:font-size-complex="9pt" style:font-style-complex="italic"/>
    </style:style>
    <style:style style:name="P102" style:family="paragraph" style:parent-style-name="Standard">
      <style:paragraph-properties fo:margin-left="0.7cm" fo:margin-right="0cm" fo:margin-top="0cm" fo:margin-bottom="0cm" loext:contextual-spacing="false" fo:line-height="102%" fo:text-align="start" style:justify-single-word="false" fo:text-indent="0cm" style:auto-text-indent="false">
        <style:tab-stops/>
      </style:paragraph-properties>
      <style:text-properties style:use-window-font-color="true" style:font-name="Arial1" fo:font-size="10pt" fo:language="it" fo:country="IT" officeooo:paragraph-rsid="0068d93b" fo:background-color="transparent" style:font-size-asian="10pt" style:font-size-complex="10pt"/>
    </style:style>
    <style:style style:name="P103" style:family="paragraph" style:parent-style-name="Standard">
      <style:paragraph-properties fo:margin-left="0.7cm" fo:margin-right="0cm" fo:margin-top="0cm" fo:margin-bottom="0cm" loext:contextual-spacing="false" fo:line-height="102%" fo:text-indent="0cm" style:auto-text-indent="false">
        <style:tab-stops/>
      </style:paragraph-properties>
      <style:text-properties style:use-window-font-color="true" style:font-name="Arial1" fo:font-size="10pt" fo:letter-spacing="0.002cm" fo:language="it" fo:country="IT" officeooo:paragraph-rsid="0068d93b" fo:background-color="transparent" style:font-name-asian="Arial1" style:font-size-asian="10pt" style:font-name-complex="Arial1" style:font-size-complex="10pt"/>
    </style:style>
    <style:style style:name="P104" style:family="paragraph" style:parent-style-name="Standard">
      <style:paragraph-properties fo:margin-left="0.21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5.856cm"/>
        </style:tab-stops>
      </style:paragraph-properties>
      <style:text-properties style:use-window-font-color="true" style:font-name="Arial1" fo:font-size="10pt" fo:letter-spacing="normal" fo:language="it" fo:country="IT" fo:background-color="transparent" style:font-name-asian="Arial2" style:font-size-asian="10pt" style:font-name-complex="Arial2" style:font-size-complex="10pt" style:text-scale="100%"/>
    </style:style>
    <style:style style:name="P10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2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68d93b"/>
    </style:style>
    <style:style style:name="P10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2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0pt" fo:letter-spacing="normal" fo:language="it" fo:country="IT" officeooo:rsid="00629980" officeooo:paragraph-rsid="0068d93b" fo:background-color="transparent" style:font-name-asian="Arial2" style:font-size-asian="10pt" style:font-name-complex="Arial2" style:font-size-complex="10pt" style:text-scale="100%"/>
    </style:style>
    <style:style style:name="P107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02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text-position="0% 100%" fo:font-size="8pt" fo:language="it" fo:country="IT" officeooo:paragraph-rsid="006cea59" style:font-size-asian="7pt" style:font-size-complex="8pt" style:language-complex="ar" style:country-complex="SA"/>
    </style:style>
    <style:style style:name="P108" style:family="paragraph" style:parent-style-name="Text_20_body">
      <loext:graphic-properties draw:fill="none"/>
      <style:paragraph-properties fo:margin-left="0.199cm" fo:margin-right="0cm" fo:margin-top="0.06cm" fo:margin-bottom="0cm" loext:contextual-spacing="false" fo:line-height="0.399cm" fo:orphans="0" fo:widows="0" fo:text-indent="0cm" style:auto-text-indent="false" fo:break-before="page" fo:background-color="transparent" style:writing-mode="lr-tb">
        <style:tab-stops>
          <style:tab-stop style:position="1cm"/>
        </style:tab-stops>
      </style:paragraph-properties>
      <style:text-properties style:use-window-font-color="true" style:text-position="0% 100%" style:font-name="Arial" fo:font-size="10pt" fo:letter-spacing="normal" fo:language="it" fo:country="IT" officeooo:rsid="006cea59" officeooo:paragraph-rsid="006cea59" fo:background-color="transparent" style:language-complex="ar" style:country-complex="SA"/>
    </style:style>
    <style:style style:name="P109" style:family="paragraph" style:parent-style-name="Text_20_body">
      <loext:graphic-properties draw:fill="none"/>
      <style:paragraph-properties fo:margin-left="0.199cm" fo:margin-right="0cm" fo:margin-top="0.06cm" fo:margin-bottom="0cm" loext:contextual-spacing="false" fo:line-height="0.399cm" fo:orphans="0" fo:widows="0" fo:text-indent="0cm" style:auto-text-indent="false" fo:background-color="transparent" style:writing-mode="lr-tb">
        <style:tab-stops>
          <style:tab-stop style:position="1cm"/>
        </style:tab-stops>
      </style:paragraph-properties>
      <style:text-properties style:use-window-font-color="true" style:text-position="0% 100%" style:font-name="Arial1" fo:font-size="10pt" fo:letter-spacing="normal" fo:language="it" fo:country="IT" fo:font-weight="bold" officeooo:rsid="006cea59" officeooo:paragraph-rsid="006cea59" fo:background-color="transparent" style:font-name-asian="Arial1" style:font-size-asian="10pt" style:font-weight-asian="bold" style:font-name-complex="Arial1" style:font-size-complex="10pt" style:language-complex="ar" style:country-complex="SA" style:font-weight-complex="bold"/>
    </style:style>
    <style:style style:name="P110" style:family="paragraph" style:parent-style-name="Standard">
      <style:paragraph-properties fo:margin-left="7.832cm" fo:margin-right="7.867cm" fo:margin-top="0.028cm" fo:margin-bottom="0cm" loext:contextual-spacing="false" fo:line-height="100%" fo:text-indent="0cm" style:auto-text-indent="false">
        <style:tab-stops/>
      </style:paragraph-properties>
      <style:text-properties style:font-name="Arial1" fo:font-size="17pt" fo:language="it" fo:country="IT" fo:font-weight="bold" officeooo:paragraph-rsid="0068d93b" fo:background-color="transparent" style:font-name-asian="Arial1" style:font-size-asian="17pt" style:font-weight-asian="bold" style:font-name-complex="Arial1" style:font-size-complex="17pt" style:font-weight-complex="bold"/>
    </style:style>
    <style:style style:name="P111" style:family="paragraph" style:parent-style-name="Standard">
      <style:paragraph-properties fo:margin-left="0.199cm" fo:margin-right="5.8cm" fo:margin-top="0.028cm" fo:margin-bottom="0cm" loext:contextual-spacing="false" fo:line-height="100%" fo:text-indent="0cm" style:auto-text-indent="false">
        <style:tab-stops/>
      </style:paragraph-properties>
      <style:text-properties officeooo:paragraph-rsid="0068d93b"/>
    </style:style>
    <style:style style:name="P112" style:family="paragraph" style:parent-style-name="Standard">
      <style:paragraph-properties fo:margin-left="0.801cm" fo:margin-right="1.199cm" fo:margin-top="0.3cm" fo:margin-bottom="0cm" loext:contextual-spacing="false" fo:line-height="100%" fo:text-indent="0cm" style:auto-text-indent="false">
        <style:tab-stops/>
      </style:paragraph-properties>
      <style:text-properties officeooo:paragraph-rsid="0068d93b"/>
    </style:style>
    <style:style style:name="P113" style:family="paragraph" style:parent-style-name="Standard">
      <style:paragraph-properties fo:margin-left="0cm" fo:margin-right="0.021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898cm"/>
        </style:tab-stops>
      </style:paragraph-properties>
      <style:text-properties fo:color="#00cc33" style:font-name="Arial1" fo:font-size="10pt" fo:language="it" fo:country="IT" fo:font-weight="bold" officeooo:paragraph-rsid="0068d93b" fo:background-color="transparent" style:font-name-asian="Arial1" style:font-size-asian="10pt" style:font-weight-asian="bold" style:font-name-complex="Arial1" style:font-size-complex="10pt" style:font-weight-complex="bold"/>
    </style:style>
    <style:style style:name="P114" style:family="paragraph" style:parent-style-name="Text_20_body">
      <style:paragraph-properties fo:margin-left="0cm" fo:margin-right="0.021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898cm"/>
        </style:tab-stops>
      </style:paragraph-properties>
      <style:text-properties officeooo:paragraph-rsid="0068d93b"/>
    </style:style>
    <style:style style:name="P115" style:family="paragraph" style:parent-style-name="Standard">
      <style:paragraph-properties fo:margin-left="0.256cm" fo:margin-right="0.314cm" fo:margin-top="0.161cm" fo:margin-bottom="0.161cm" loext:contextual-spacing="false" fo:line-height="100%" fo:text-align="start" style:justify-single-word="false" fo:text-indent="0cm" style:auto-text-indent="false"/>
      <style:text-properties style:use-window-font-color="true" style:text-line-through-style="none" style:text-line-through-type="none" style:font-name="Arial1" fo:font-size="10pt" fo:letter-spacing="normal" fo:language="it" fo:country="IT" officeooo:paragraph-rsid="0027bb2b" fo:background-color="transparent" style:font-name-asian="Arial2" style:font-size-asian="10pt" style:font-name-complex="Arial2" style:font-size-complex="10pt" style:text-scale="100%"/>
    </style:style>
    <style:style style:name="P116" style:family="paragraph" style:parent-style-name="Standard">
      <style:paragraph-properties fo:margin-left="0.256cm" fo:margin-right="0.318cm" fo:margin-top="0.161cm" fo:margin-bottom="0.161cm" loext:contextual-spacing="false" fo:line-height="100%" fo:text-align="start" style:justify-single-word="false" fo:text-indent="0cm" style:auto-text-indent="false"/>
      <style:text-properties style:use-window-font-color="true" style:text-line-through-style="none" style:text-line-through-type="none" style:font-name="Arial1" fo:font-size="10pt" fo:letter-spacing="normal" fo:language="it" fo:country="IT" officeooo:paragraph-rsid="0017f97d" fo:background-color="transparent" style:font-name-asian="Arial2" style:font-size-asian="10pt" style:font-name-complex="Arial2" style:font-size-complex="10pt" style:text-scale="100%"/>
    </style:style>
    <style:style style:name="P117" style:family="paragraph" style:parent-style-name="Standard">
      <style:paragraph-properties fo:margin-left="0.256cm" fo:margin-right="0.318cm" fo:margin-top="0.161cm" fo:margin-bottom="0.161cm" loext:contextual-spacing="false" fo:line-height="102%" fo:text-align="start" style:justify-single-word="false" fo:text-indent="0cm" style:auto-text-indent="false">
        <style:tab-stops/>
      </style:paragraph-properties>
      <style:text-properties style:use-window-font-color="true" style:font-name="Arial1" fo:font-size="10pt" fo:letter-spacing="normal" fo:language="it" fo:country="IT" officeooo:paragraph-rsid="00695e80" fo:background-color="transparent" style:font-name-asian="Arial2" style:font-size-asian="10pt" style:font-name-complex="Arial2" style:font-size-complex="10pt" style:text-scale="100%"/>
    </style:style>
    <style:style style:name="P118" style:family="paragraph" style:parent-style-name="Standard">
      <style:paragraph-properties fo:margin-top="0.4cm" fo:margin-bottom="0cm" loext:contextual-spacing="false" fo:line-height="102%" fo:text-align="center" style:justify-single-word="false"/>
      <style:text-properties style:use-window-font-color="true" style:text-position="0% 100%" style:font-name="Wingdings2" fo:font-size="14pt" fo:language="it" fo:country="IT" fo:font-weight="normal" officeooo:paragraph-rsid="00699d21" fo:background-color="transparent" style:font-name-asian="Wingdings2" style:font-size-asian="14pt" style:font-name-complex="Wingdings2" style:font-size-complex="14pt"/>
    </style:style>
    <style:style style:name="P119" style:family="paragraph" style:parent-style-name="Standard">
      <style:paragraph-properties fo:margin-top="0.4cm" fo:margin-bottom="0cm" loext:contextual-spacing="false" fo:line-height="102%" fo:text-align="center" style:justify-single-word="false"/>
      <style:text-properties style:use-window-font-color="true" style:text-position="0% 100%" style:font-name="Wingdings2" fo:font-size="14pt" fo:language="it" fo:country="IT" fo:font-weight="normal" officeooo:paragraph-rsid="006beab9" fo:background-color="transparent" style:font-name-asian="Wingdings2" style:font-size-asian="14pt" style:font-name-complex="Wingdings2" style:font-size-complex="14pt"/>
    </style:style>
    <style:style style:name="P120" style:family="paragraph" style:parent-style-name="Table_20_Contents">
      <style:paragraph-properties fo:margin-left="0.64cm" fo:margin-right="0.64cm" fo:margin-top="0.049cm" fo:margin-bottom="0.049cm" loext:contextual-spacing="false" fo:line-height="100%" fo:text-indent="0cm" style:auto-text-indent="false" style:shadow="none"/>
      <style:text-properties style:use-window-font-color="true" style:font-name="Arial1" fo:font-size="10pt" fo:language="it" fo:country="IT" officeooo:paragraph-rsid="009a00a6" style:font-size-asian="10pt" style:language-asian="zh" style:country-asian="CN" style:font-size-complex="10pt" style:language-complex="ar" style:country-complex="SA"/>
    </style:style>
    <style:style style:name="P121" style:family="paragraph" style:parent-style-name="Standard">
      <style:paragraph-properties fo:margin-left="7.59cm" fo:margin-right="7.625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use-window-font-color="true" style:font-name="Arial1" fo:font-size="20pt" fo:letter-spacing="normal" fo:language="it" fo:country="IT" fo:font-weight="bold" officeooo:paragraph-rsid="0068d93b" fo:background-color="transparent" style:font-name-asian="Arial1" style:font-size-asian="20pt" style:font-weight-asian="bold" style:font-name-complex="Arial1" style:font-size-complex="20pt" style:font-weight-complex="bold" style:text-scale="100%"/>
    </style:style>
    <style:style style:name="P122" style:family="paragraph" style:parent-style-name="Standard">
      <style:paragraph-properties fo:margin-left="7.59cm" fo:margin-right="7.625cm" fo:margin-top="0.3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use-window-font-color="true" style:font-name="Arial1" fo:font-size="20pt" fo:language="it" fo:country="IT" fo:font-weight="bold" officeooo:paragraph-rsid="0068d93b" fo:background-color="transparent" style:font-name-asian="Arial1" style:font-size-asian="20pt" style:font-weight-asian="bold" style:font-name-complex="Arial1" style:font-size-complex="20pt" style:font-weight-complex="bold"/>
    </style:style>
    <style:style style:name="P123" style:family="paragraph" style:parent-style-name="Paragrafo_20_da_20_compilare">
      <style:paragraph-properties fo:line-height="100%"/>
      <style:text-properties style:use-window-font-color="true" fo:language="it" fo:country="IT" officeooo:paragraph-rsid="00609cce"/>
    </style:style>
    <style:style style:name="P124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  <style:text-properties style:use-window-font-color="true" style:text-position="0% 100%" style:font-name="Arial" fo:font-size="10pt" fo:language="it" fo:country="IT" officeooo:paragraph-rsid="006cea59" fo:background-color="transparent" style:language-complex="ar" style:country-complex="SA"/>
    </style:style>
    <style:style style:name="P125" style:family="paragraph" style:parent-style-name="Text_20_body">
      <style:paragraph-properties fo:margin-left="0.212cm" fo:margin-right="0cm" fo:margin-top="0.06cm" fo:margin-bottom="0cm" loext:contextual-spacing="false" fo:text-indent="0cm" style:auto-text-indent="false">
        <style:tab-stops>
          <style:tab-stop style:position="9.287cm"/>
          <style:tab-stop style:position="16.007cm"/>
        </style:tab-stops>
      </style:paragraph-properties>
      <style:text-properties style:use-window-font-color="true" style:text-position="0% 100%" style:font-name="Arial" fo:font-size="10pt" fo:language="it" fo:country="IT" officeooo:paragraph-rsid="006cea59" fo:background-color="transparent" style:language-complex="ar" style:country-complex="SA"/>
    </style:style>
    <style:style style:name="P126" style:family="paragraph" style:parent-style-name="Text_20_body">
      <style:paragraph-properties fo:margin-left="0.212cm" fo:margin-right="0cm" fo:margin-top="0.06cm" fo:margin-bottom="0cm" loext:contextual-spacing="false" fo:text-indent="0cm" style:auto-text-indent="false">
        <style:tab-stops>
          <style:tab-stop style:position="9.297cm"/>
        </style:tab-stops>
      </style:paragraph-properties>
      <style:text-properties style:use-window-font-color="true" style:text-position="0% 100%" fo:language="it" fo:country="IT" officeooo:paragraph-rsid="006cea59" fo:background-color="transparent" style:language-complex="ar" style:country-complex="SA"/>
    </style:style>
    <style:style style:name="P127" style:family="paragraph" style:parent-style-name="Text_20_body">
      <style:paragraph-properties fo:margin-left="0.212cm" fo:margin-right="0cm" fo:margin-top="0.06cm" fo:margin-bottom="0cm" loext:contextual-spacing="false" fo:text-indent="0cm" style:auto-text-indent="false">
        <style:tab-stops>
          <style:tab-stop style:position="9.297cm"/>
        </style:tab-stops>
      </style:paragraph-properties>
      <style:text-properties style:use-window-font-color="true" style:text-position="0% 100%" fo:language="it" fo:country="IT" officeooo:rsid="00833b56" officeooo:paragraph-rsid="00833b56" fo:background-color="transparent" style:language-complex="ar" style:country-complex="SA"/>
    </style:style>
    <style:style style:name="P128" style:family="paragraph" style:parent-style-name="Table_20_Contents">
      <loext:graphic-properties draw:fill="none"/>
      <style:paragraph-properties fo:margin-left="1.752cm" fo:margin-right="0cm" fo:margin-top="0cm" fo:margin-bottom="0.212cm" loext:contextual-spacing="false" fo:line-height="115%" fo:text-align="justify" style:justify-single-word="false" fo:orphans="2" fo:widows="2" fo:text-indent="-0.501cm" style:auto-text-indent="false" fo:background-color="transparent" style:writing-mode="lr-tb"/>
      <style:text-properties style:use-window-font-color="true" style:font-name="Arial1" fo:font-size="10pt" fo:letter-spacing="normal" fo:language="it" fo:country="IT" fo:font-weight="normal" officeooo:rsid="0062bc73" officeooo:paragraph-rsid="0078413b" fo:background-color="transparent" style:font-name-asian="Arial2" style:font-size-asian="10pt" style:font-weight-asian="normal" style:font-name-complex="Arial2" style:font-size-complex="10pt" style:font-weight-complex="normal" style:text-scale="100%"/>
    </style:style>
    <style:style style:name="P129" style:family="paragraph" style:parent-style-name="Table_20_Contents">
      <style:paragraph-properties fo:margin-left="1.752cm" fo:margin-right="0cm" fo:margin-top="0cm" fo:margin-bottom="0.212cm" loext:contextual-spacing="false" fo:line-height="115%" fo:text-align="justify" style:justify-single-word="false" fo:text-indent="-0.501cm" style:auto-text-indent="false"/>
      <style:text-properties style:use-window-font-color="true" style:font-name="Arial1" fo:font-size="10pt" fo:language="it" fo:country="IT" officeooo:paragraph-rsid="008b6b17" fo:background-color="transparent" style:font-size-asian="10pt" style:font-size-complex="10pt"/>
    </style:style>
    <style:style style:name="P130" style:family="paragraph" style:parent-style-name="Table_20_Contents">
      <style:paragraph-properties fo:margin-left="0.635cm" fo:margin-right="0cm" fo:margin-top="0cm" fo:margin-bottom="0.212cm" loext:contextual-spacing="false" fo:line-height="115%" fo:text-indent="-0.635cm" style:auto-text-indent="false"/>
      <style:text-properties style:use-window-font-color="true" style:font-name="Arial1" fo:font-size="10pt" fo:language="it" fo:country="IT" officeooo:paragraph-rsid="0078413b" fo:background-color="transparent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it" fo:country="IT" style:font-size-asian="10pt" style:font-size-complex="10pt"/>
    </style:style>
    <style:style style:name="P132" style:family="paragraph" style:parent-style-name="Standard">
      <style:paragraph-properties fo:margin-left="6.001cm" fo:margin-right="7.2cm" fo:margin-top="0.028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use-window-font-color="true" style:font-name="Arial1" fo:font-size="20pt" fo:language="it" fo:country="IT" fo:font-weight="bold" officeooo:paragraph-rsid="0068d93b" fo:background-color="transparent" style:font-name-asian="Arial1" style:font-size-asian="20pt" style:font-weight-asian="bold" style:font-name-complex="Arial1" style:font-size-complex="20pt" style:font-weight-complex="bold"/>
    </style:style>
    <style:style style:name="P133" style:family="paragraph" style:parent-style-name="Standard">
      <style:paragraph-properties fo:margin-left="8.015cm" fo:margin-right="7.98cm" fo:margin-top="0.028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use-window-font-color="true" style:font-name="Arial1" fo:font-size="10pt" fo:language="it" fo:country="IT" fo:font-weight="bold" officeooo:paragraph-rsid="0068d93b" fo:background-color="transparent" style:font-name-asian="Arial1" style:font-size-asian="10pt" style:font-weight-asian="bold" style:font-name-complex="Arial1" style:font-size-complex="10pt" style:font-weight-complex="bold"/>
    </style:style>
    <style:style style:name="P134" style:family="paragraph" style:parent-style-name="Table_20_Contents">
      <style:paragraph-properties fo:margin-top="0.101cm" fo:margin-bottom="0cm" loext:contextual-spacing="false" fo:line-height="100%"/>
      <style:text-properties style:use-window-font-color="true" style:font-name="Arial1" fo:font-size="10pt" fo:language="it" fo:country="IT" fo:font-weight="bold" officeooo:paragraph-rsid="0078413b" fo:background-color="transparent" style:font-size-asian="10pt" style:font-size-complex="10pt"/>
    </style:style>
    <style:style style:name="P135" style:family="paragraph" style:parent-style-name="Standard">
      <style:paragraph-properties fo:margin-left="0.663cm" fo:margin-right="0.628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1" fo:font-size="10pt" fo:letter-spacing="normal" fo:language="it" fo:country="IT" officeooo:paragraph-rsid="000fa4e2" fo:background-color="transparent" style:font-name-asian="Arial2" style:font-size-asian="10pt" style:font-name-complex="Arial2" style:font-size-complex="10pt" style:text-scale="100%"/>
    </style:style>
    <style:style style:name="P136" style:family="paragraph" style:parent-style-name="Standard">
      <loext:graphic-properties draw:fill-image-width="0cm" draw:fill-image-height="0cm"/>
      <style:paragraph-properties fo:margin-left="0.663cm" fo:margin-right="0.628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use-window-font-color="true" style:font-name="Arial1" fo:font-size="10pt" fo:letter-spacing="normal" fo:language="it" fo:country="IT" officeooo:paragraph-rsid="000fa4e2" fo:background-color="transparent" style:font-name-asian="Arial2" style:font-size-asian="10pt" style:font-name-complex="Arial2" style:font-size-complex="10pt" style:text-scale="100%"/>
    </style:style>
    <style:style style:name="P137" style:family="paragraph" style:parent-style-name="Standard">
      <style:paragraph-properties fo:margin-left="0.663cm" fo:margin-right="0.628cm" fo:margin-top="0.161cm" fo:margin-bottom="0.161cm" loext:contextual-spacing="false" fo:line-height="100%" fo:text-align="center" style:justify-single-word="false" fo:text-indent="0cm" style:auto-text-indent="false"/>
      <style:text-properties style:use-window-font-color="true" style:font-name="Arial1" fo:font-size="10pt" fo:letter-spacing="normal" fo:language="it" fo:country="IT" officeooo:paragraph-rsid="000fa4e2" fo:background-color="transparent" style:font-name-asian="Arial2" style:font-size-asian="10pt" style:font-name-complex="Arial2" style:font-size-complex="10pt" style:text-scale="100%"/>
    </style:style>
    <style:style style:name="P138" style:family="paragraph" style:parent-style-name="Standard">
      <style:paragraph-properties fo:margin-left="0.663cm" fo:margin-right="0.628cm" fo:margin-top="0.161cm" fo:margin-bottom="0cm" loext:contextual-spacing="false" fo:line-height="100%" fo:text-align="center" style:justify-single-word="false" fo:text-indent="0cm" style:auto-text-indent="false"/>
      <style:text-properties style:text-position="0% 100%" style:font-name="Arial1" fo:font-size="10pt" fo:letter-spacing="normal" fo:language="it" fo:country="IT" officeooo:paragraph-rsid="00707215" style:font-name-asian="Arial2" style:font-size-asian="10pt" style:font-name-complex="Arial2" style:font-size-complex="10pt" style:text-scale="100%"/>
    </style:style>
    <style:style style:name="P139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-1cm" style:auto-text-indent="false" fo:background-color="transparent" style:writing-mode="lr-tb">
        <style:tab-stops>
          <style:tab-stop style:position="1.508cm"/>
        </style:tab-stops>
      </style:paragraph-properties>
      <style:text-properties style:use-window-font-color="true" style:font-name="Arial1" fo:font-size="10pt" fo:letter-spacing="normal" fo:language="it" fo:country="IT" officeooo:rsid="00629980" officeooo:paragraph-rsid="00716a47" fo:background-color="transparent" style:font-name-asian="Arial2" style:font-size-asian="10pt" style:font-name-complex="Arial2" style:font-size-complex="10pt" style:text-scale="100%"/>
    </style:style>
    <style:style style:name="P140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cm" style:auto-text-indent="false" fo:background-color="transparent" style:writing-mode="lr-tb">
        <style:tab-stops>
          <style:tab-stop style:position="1.508cm"/>
        </style:tab-stops>
      </style:paragraph-properties>
      <style:text-properties fo:color="#00cc33" style:font-name="Arial1" fo:font-size="10pt" fo:letter-spacing="normal" fo:language="it" fo:country="IT" officeooo:paragraph-rsid="0068d93b" fo:background-color="transparent" style:font-name-asian="Arial2" style:font-size-asian="10pt" style:font-name-complex="Arial2" style:font-size-complex="10pt" style:text-scale="100%"/>
    </style:style>
    <style:style style:name="P141" style:family="paragraph" style:parent-style-name="Standard" style:master-page-name="">
      <loext:graphic-properties draw:fill="none"/>
      <style:paragraph-properties fo:margin-left="1.401cm" fo:margin-right="0cm" fo:margin-top="0.101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style:font-name="Arial1" fo:font-size="10pt" fo:language="it" fo:country="IT" fo:font-weight="bold" officeooo:paragraph-rsid="0068d93b" fo:background-color="transparent" style:font-name-asian="Arial1" style:font-size-asian="10pt" style:font-weight-asian="bold" style:font-name-complex="Arial1" style:font-size-complex="10pt" style:font-weight-complex="bold"/>
    </style:style>
    <style:style style:name="P142" style:family="paragraph" style:parent-style-name="Standard" style:master-page-name="">
      <loext:graphic-properties draw:fill="none"/>
      <style:paragraph-properties fo:margin-left="1.401cm" fo:margin-right="0cm" fo:margin-top="0.101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3.201cm"/>
        </style:tab-stops>
      </style:paragraph-properties>
      <style:text-properties style:use-window-font-color="true" style:font-name="Arial1" fo:font-size="10pt" fo:language="it" fo:country="IT" fo:font-weight="bold" officeooo:paragraph-rsid="0068d93b" fo:background-color="transparent" style:font-name-asian="Arial1" style:font-size-asian="10pt" style:font-weight-asian="bold" style:font-name-complex="Arial1" style:font-size-complex="10pt" style:font-weight-complex="bold"/>
    </style:style>
    <style:style style:name="P143" style:family="paragraph" style:parent-style-name="Standard">
      <loext:graphic-properties draw:fill="none"/>
      <style:paragraph-properties fo:margin-left="1.401cm" fo:margin-right="0cm" fo:margin-top="0.101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Arial1" fo:font-size="10pt" fo:language="it" fo:country="IT" fo:font-weight="bold" officeooo:paragraph-rsid="0068d93b" fo:background-color="transparent" style:font-name-asian="Arial1" style:font-size-asian="10pt" style:font-weight-asian="bold" style:font-name-complex="Arial1" style:font-size-complex="10pt" style:font-weight-complex="bold"/>
    </style:style>
    <style:style style:name="P144" style:family="paragraph" style:parent-style-name="Standard" style:master-page-name="">
      <loext:graphic-properties draw:fill="none"/>
      <style:paragraph-properties fo:margin-left="7.5cm" fo:margin-right="7.5cm" fo:margin-top="0.101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style:font-name="Arial1" fo:font-size="17pt" fo:letter-spacing="normal" fo:language="it" fo:country="IT" fo:font-weight="bold" officeooo:rsid="0062bc73" officeooo:paragraph-rsid="0068d93b" fo:background-color="transparent" style:font-name-asian="Arial2" style:font-size-asian="17pt" style:font-weight-asian="bold" style:font-name-complex="Arial2" style:font-size-complex="17pt" style:font-weight-complex="bold" style:text-scale="100%"/>
    </style:style>
    <style:style style:name="P145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0.459cm" fo:text-align="justify" style:justify-single-word="false" fo:orphans="0" fo:widows="0" fo:text-indent="0cm" style:auto-text-indent="false" fo:background-color="transparent" style:writing-mode="lr-tb">
        <style:tab-stops>
          <style:tab-stop style:position="3.14cm"/>
          <style:tab-stop style:position="10.442cm"/>
        </style:tab-stops>
      </style:paragraph-properties>
      <style:text-properties fo:color="#009900" style:text-line-through-style="none" style:text-line-through-type="none" style:text-position="0% 100%" style:font-name="Arial1" fo:font-size="10pt" fo:language="it" fo:country="IT" style:text-underline-style="none" officeooo:paragraph-rsid="008b6b17" fo:background-color="transparent" style:font-name-asian="Arial1" style:font-size-asian="10pt" style:font-name-complex="Arial1" style:font-size-complex="10pt" style:language-complex="ar" style:country-complex="SA"/>
    </style:style>
    <style:style style:name="P146" style:family="paragraph" style:parent-style-name="Standard">
      <style:paragraph-properties fo:margin-left="1.138cm" fo:margin-right="0.339cm" fo:margin-top="0cm" fo:margin-bottom="0.161cm" loext:contextual-spacing="false" fo:line-height="100%" fo:text-align="justify" style:justify-single-word="false" fo:text-indent="-0.706cm" style:auto-text-indent="false">
        <style:tab-stops>
          <style:tab-stop style:position="1.129cm"/>
        </style:tab-stops>
      </style:paragraph-properties>
      <style:text-properties style:use-window-font-color="true" style:font-name="Arial1" fo:font-size="10pt" fo:language="it" fo:country="IT" officeooo:paragraph-rsid="008bf4f2" fo:background-color="transparent" style:font-size-asian="10pt" style:font-size-complex="10pt"/>
    </style:style>
    <style:style style:name="P147" style:family="paragraph" style:parent-style-name="Standard">
      <style:paragraph-properties fo:margin-top="0cm" fo:margin-bottom="0.161cm" loext:contextual-spacing="false" fo:line-height="100%" fo:text-align="center" style:justify-single-word="false"/>
      <style:text-properties style:use-window-font-color="true" style:font-name="Arial1" fo:font-size="10pt" fo:language="it" fo:country="IT" officeooo:paragraph-rsid="000fa4e2" fo:background-color="transparent" style:font-size-asian="10pt" style:font-size-complex="10pt"/>
    </style:style>
    <style:style style:name="P148" style:family="paragraph" style:parent-style-name="Standard">
      <style:paragraph-properties fo:margin-top="0.161cm" fo:margin-bottom="0.161cm" loext:contextual-spacing="false" fo:line-height="100%" fo:text-align="center" style:justify-single-word="false"/>
      <style:text-properties style:use-window-font-color="true" style:font-name="Arial1" fo:font-size="10pt" fo:language="it" fo:country="IT" officeooo:rsid="00695e80" officeooo:paragraph-rsid="00695e80" fo:background-color="transparent" style:font-size-asian="10pt" style:font-size-complex="10pt"/>
    </style:style>
    <style:style style:name="P149" style:family="paragraph" style:parent-style-name="Standard">
      <style:paragraph-properties fo:margin-top="0.161cm" fo:margin-bottom="0.161cm" loext:contextual-spacing="false" fo:line-height="100%" fo:text-align="center" style:justify-single-word="false"/>
      <style:text-properties style:use-window-font-color="true" style:font-name="Arial1" fo:font-size="10pt" fo:language="it" fo:country="IT" officeooo:rsid="006beab9" officeooo:paragraph-rsid="006beab9" fo:background-color="transparent" style:font-size-asian="10pt" style:font-size-complex="10pt"/>
    </style:style>
    <style:style style:name="P150" style:family="paragraph" style:parent-style-name="Standard">
      <style:paragraph-properties fo:margin-top="0.161cm" fo:margin-bottom="0.161cm" loext:contextual-spacing="false" fo:line-height="100%" fo:text-align="center" style:justify-single-word="false"/>
      <style:text-properties style:use-window-font-color="true" style:font-name="Arial1" fo:font-size="10pt" fo:language="it" fo:country="IT" officeooo:paragraph-rsid="000fa4e2" fo:background-color="transparent" style:font-size-asian="10pt" style:font-size-complex="10pt"/>
    </style:style>
    <style:style style:name="P151" style:family="paragraph" style:parent-style-name="Standard">
      <style:paragraph-properties fo:margin-left="0.15cm" fo:margin-right="-0.035cm" fo:margin-top="0.161cm" fo:margin-bottom="0.161cm" loext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style:text-line-through-style="none" style:text-line-through-type="none" style:font-name="Arial1" fo:font-size="10pt" fo:letter-spacing="normal" fo:language="it" fo:country="IT" officeooo:paragraph-rsid="00695e80" style:text-underline-mode="continuous" style:text-overline-mode="continuous" style:text-line-through-mode="continuous" fo:background-color="transparent" style:font-name-asian="Arial2" style:font-size-asian="10pt" style:font-name-complex="Arial2" style:font-size-complex="10pt" style:text-scale="100%"/>
    </style:style>
    <style:style style:name="P152" style:family="paragraph" style:parent-style-name="Standard">
      <style:paragraph-properties fo:margin-left="0.15cm" fo:margin-right="0cm" fo:margin-top="0.161cm" fo:margin-bottom="0.161cm" loext:contextual-spacing="false" fo:line-height="100%" fo:text-align="start" style:justify-single-word="false" fo:text-indent="0cm" style:auto-text-indent="false"/>
      <style:text-properties style:use-window-font-color="true" style:text-line-through-style="none" style:text-line-through-type="none" style:font-name="Arial1" fo:font-size="10pt" fo:letter-spacing="normal" fo:language="it" fo:country="IT" officeooo:paragraph-rsid="00695e80" fo:background-color="transparent" style:font-name-asian="Arial2" style:font-size-asian="10pt" style:font-name-complex="Arial2" style:font-size-complex="10pt" style:text-scale="100%"/>
    </style:style>
    <style:style style:name="P153" style:family="paragraph" style:parent-style-name="Standard">
      <style:paragraph-properties fo:margin-left="0.15cm" fo:margin-right="0cm" fo:margin-top="0.161cm" fo:margin-bottom="0.161cm" loext:contextual-spacing="false" fo:line-height="0.388cm" fo:text-align="start" style:justify-single-word="false" fo:text-indent="0cm" style:auto-text-indent="false"/>
      <style:text-properties style:use-window-font-color="true" style:text-line-through-style="none" style:text-line-through-type="none" style:font-name="Arial1" fo:font-size="10pt" fo:letter-spacing="normal" fo:language="it" fo:country="IT" officeooo:rsid="003c8096" officeooo:paragraph-rsid="00695e80" fo:background-color="transparent" style:font-name-asian="Arial2" style:font-size-asian="10pt" style:font-name-complex="Arial2" style:font-size-complex="10pt" style:text-scale="100%"/>
    </style:style>
    <style:style style:name="P154" style:family="paragraph" style:parent-style-name="Standard">
      <style:paragraph-properties fo:margin-left="0.15cm" fo:margin-right="0cm" fo:margin-top="0.161cm" fo:margin-bottom="0.161cm" loext:contextual-spacing="false" fo:line-height="100%" fo:text-align="start" style:justify-single-word="false" fo:text-indent="0cm" style:auto-text-indent="false"/>
      <style:text-properties style:use-window-font-color="true" style:text-line-through-style="none" style:text-line-through-type="none" style:font-name="Arial1" fo:font-size="10pt" fo:letter-spacing="normal" fo:language="it" fo:country="IT" officeooo:rsid="006beab9" officeooo:paragraph-rsid="006beab9" fo:background-color="transparent" style:font-name-asian="Arial2" style:font-size-asian="10pt" style:font-name-complex="Arial2" style:font-size-complex="10pt" style:text-scale="100%"/>
    </style:style>
    <style:style style:name="P155" style:family="paragraph" style:parent-style-name="Standard">
      <style:paragraph-properties fo:margin-left="0cm" fo:margin-right="-0.035cm" fo:margin-top="0.06cm" fo:margin-bottom="0cm" loext:contextual-spacing="false" fo:line-height="100%" fo:text-align="start" style:justify-single-word="false" fo:text-indent="0cm" style:auto-text-indent="false"/>
      <style:text-properties style:use-window-font-color="true" style:font-name="Arial1" fo:language="it" fo:country="IT" fo:background-color="transparent"/>
    </style:style>
    <style:style style:name="P156" style:family="paragraph" style:parent-style-name="Text_20_body">
      <style:paragraph-properties fo:margin-left="0cm" fo:margin-right="0.101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898cm"/>
        </style:tab-stops>
      </style:paragraph-properties>
      <style:text-properties officeooo:paragraph-rsid="0068d93b"/>
    </style:style>
    <style:style style:name="P157" style:family="paragraph" style:parent-style-name="Text_20_body">
      <style:text-properties style:text-position="0% 100%" fo:language="it" fo:country="IT" officeooo:paragraph-rsid="008b6b17" style:language-complex="ar" style:country-complex="SA"/>
    </style:style>
    <style:style style:name="P158" style:family="paragraph" style:parent-style-name="Text_20_body" style:master-page-name="">
      <loext:graphic-properties draw:fill="none"/>
      <style:paragraph-properties fo:margin-left="0.499cm" fo:margin-right="4.099cm" fo:margin-top="0cm" fo:margin-bottom="0cm" loext:contextual-spacing="false" fo:line-height="12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11.589cm"/>
        </style:tab-stops>
      </style:paragraph-properties>
      <style:text-properties fo:color="#231f20" style:text-position="0% 100%" style:font-name="Arial" fo:font-size="10pt" fo:language="it" fo:country="IT" officeooo:paragraph-rsid="008b6b17" style:language-complex="ar" style:country-complex="SA"/>
    </style:style>
    <style:style style:name="P159" style:family="paragraph" style:parent-style-name="Text_20_body">
      <loext:graphic-properties draw:fill="none"/>
      <style:paragraph-properties fo:margin-left="0.499cm" fo:margin-right="4.099cm" fo:margin-top="0cm" fo:margin-bottom="0cm" loext:contextual-spacing="false" fo:line-height="120%" fo:text-align="start" style:justify-single-word="false" fo:orphans="0" fo:widows="0" fo:text-indent="0cm" style:auto-text-indent="false" fo:background-color="transparent" style:writing-mode="lr-tb">
        <style:tab-stops>
          <style:tab-stop style:position="11.589cm"/>
        </style:tab-stops>
      </style:paragraph-properties>
      <style:text-properties fo:color="#231f20" style:text-position="0% 100%" style:font-name="Arial" fo:font-size="10pt" fo:language="it" fo:country="IT" officeooo:paragraph-rsid="008b6b17" style:language-complex="ar" style:country-complex="SA"/>
    </style:style>
    <style:style style:name="P160" style:family="paragraph" style:parent-style-name="Text_20_body">
      <loext:graphic-properties draw:fill="none"/>
      <style:paragraph-properties fo:margin-left="9.4cm" fo:margin-right="0cm" fo:margin-top="0cm" fo:margin-bottom="0cm" loext:contextual-spacing="false" fo:line-height="120%" fo:text-align="center" style:justify-single-word="false" fo:orphans="0" fo:widows="0" fo:text-indent="0cm" style:auto-text-indent="false" fo:background-color="transparent" style:writing-mode="lr-tb"/>
      <style:text-properties fo:color="#000000" style:text-position="0% 100%" style:font-name="Arial" fo:font-size="10pt" fo:language="it" fo:country="IT" fo:font-weight="bold" officeooo:paragraph-rsid="008b6b17" style:language-complex="ar" style:country-complex="SA"/>
    </style:style>
    <style:style style:name="P161" style:family="paragraph" style:parent-style-name="Text_20_body" style:master-page-name="">
      <loext:graphic-properties draw:fill="none"/>
      <style:paragraph-properties fo:margin-left="9.4cm" fo:margin-right="0cm" fo:margin-top="0cm" fo:margin-bottom="0cm" loext:contextual-spacing="false" fo:line-height="120%" fo:text-align="center" style:justify-single-word="false" fo:orphans="0" fo:widows="0" fo:text-indent="0cm" style:auto-text-indent="false" style:page-number="auto" fo:background-color="transparent" style:writing-mode="lr-tb"/>
      <style:text-properties fo:color="#000000" style:text-position="0% 100%" style:font-name="Arial" fo:font-size="10pt" fo:language="it" fo:country="IT" fo:font-weight="bold" officeooo:paragraph-rsid="008b6b17" style:language-complex="ar" style:country-complex="SA"/>
    </style:style>
    <style:style style:name="P162" style:family="paragraph" style:parent-style-name="Text_20_body">
      <style:paragraph-properties fo:margin-left="0cm" fo:margin-right="4.958cm" fo:margin-top="0cm" fo:margin-bottom="0cm" loext:contextual-spacing="false" fo:text-align="end" style:justify-single-word="false" fo:text-indent="0cm" style:auto-text-indent="false"/>
      <style:text-properties style:text-position="0% 100%" style:font-name="Arial" fo:font-size="10pt" fo:language="it" fo:country="IT" fo:font-style="italic" officeooo:paragraph-rsid="008b6b17" style:language-complex="ar" style:country-complex="SA"/>
    </style:style>
    <style:style style:name="P163" style:family="paragraph" style:parent-style-name="Standard">
      <loext:graphic-properties draw:fill-image-width="0cm" draw:fill-image-height="0cm"/>
      <style:paragraph-properties fo:margin-left="0.259cm" fo:margin-right="0.34cm" fo:margin-top="0.161cm" fo:margin-bottom="0cm" loext:contextual-spacing="false" fo:line-height="100%" fo:orphans="0" fo:widows="0" fo:text-indent="0cm" style:auto-text-indent="false" style:shadow="none" style:writing-mode="lr-tb"/>
      <style:text-properties style:use-window-font-color="true" style:font-name="Arial1" fo:font-size="10pt" fo:language="it" fo:country="IT" officeooo:paragraph-rsid="00ecfa2e" fo:background-color="transparent" style:font-size-asian="10pt" style:language-asian="zh" style:country-asian="CN" style:font-name-complex="Arial1" style:font-size-complex="10pt" style:language-complex="ar" style:country-complex="SA"/>
    </style:style>
    <style:style style:name="P164" style:family="paragraph" style:parent-style-name="Standard">
      <loext:graphic-properties draw:fill-image-width="0cm" draw:fill-image-height="0cm"/>
      <style:paragraph-properties fo:margin-left="0.3cm" fo:margin-right="0.3cm" fo:margin-top="0cm" fo:margin-bottom="0cm" loext:contextual-spacing="false" fo:line-height="100%" fo:text-align="justify" style:justify-single-word="false" fo:text-indent="0cm" style:auto-text-indent="false" style:writing-mode="lr-tb"/>
      <style:text-properties style:use-window-font-color="true" style:text-position="0% 100%" style:font-name="Arial1" fo:font-size="9pt" fo:language="it" fo:country="IT" fo:font-weight="bold" officeooo:rsid="0029551b" officeooo:paragraph-rsid="007ffb25" fo:background-color="transparent" style:font-name-asian="Wingdings2" style:font-size-asian="9pt" style:font-weight-asian="bold" style:font-name-complex="Wingdings2" style:font-size-complex="9pt" style:font-weight-complex="bold"/>
    </style:style>
    <style:style style:name="P165" style:family="paragraph" style:parent-style-name="Standard">
      <loext:graphic-properties draw:fill-image-width="0cm" draw:fill-image-height="0cm"/>
      <style:paragraph-properties fo:margin-left="0.3cm" fo:margin-right="0.3cm" fo:margin-top="0cm" fo:margin-bottom="0cm" loext:contextual-spacing="false" fo:line-height="100%" fo:text-align="justify" style:justify-single-word="false" fo:text-indent="0cm" style:auto-text-indent="false" style:writing-mode="lr-tb"/>
      <style:text-properties style:use-window-font-color="true" style:text-position="0% 100%" style:font-name="Arial1" fo:font-size="9pt" fo:language="it" fo:country="IT" officeooo:rsid="0029551b" officeooo:paragraph-rsid="007ffb25" fo:background-color="transparent" style:font-name-asian="Wingdings2" style:font-size-asian="9pt" style:font-name-complex="Wingdings2" style:font-size-complex="9pt"/>
    </style:style>
    <style:style style:name="P166" style:family="paragraph" style:parent-style-name="Standard">
      <loext:graphic-properties draw:fill-image-width="0cm" draw:fill-image-height="0cm"/>
      <style:paragraph-properties fo:margin-left="0.3cm" fo:margin-right="0.3cm" fo:margin-top="0cm" fo:margin-bottom="0cm" loext:contextual-spacing="false" fo:line-height="100%" fo:text-align="justify" style:justify-single-word="false" fo:text-indent="0cm" style:auto-text-indent="false" style:writing-mode="lr-tb"/>
      <style:text-properties style:use-window-font-color="true" style:text-position="0% 100%" style:font-name="Arial1" fo:font-size="6pt" fo:language="it" fo:country="IT" fo:font-weight="bold" officeooo:rsid="0029551b" officeooo:paragraph-rsid="007db21b" fo:background-color="#ffff00" style:font-name-asian="Wingdings2" style:font-size-asian="5.25pt" style:font-weight-asian="bold" style:font-name-complex="Wingdings2" style:font-size-complex="6pt" style:font-weight-complex="bold"/>
    </style:style>
    <style:style style:name="P167" style:family="paragraph" style:parent-style-name="Standard">
      <loext:graphic-properties draw:fill-image-width="0cm" draw:fill-image-height="0cm"/>
      <style:paragraph-properties fo:margin-left="0.3cm" fo:margin-right="0.3cm" fo:margin-top="0cm" fo:margin-bottom="0cm" loext:contextual-spacing="false" fo:line-height="100%" fo:text-align="justify" style:justify-single-word="false" fo:text-indent="0cm" style:auto-text-indent="false" style:writing-mode="lr-tb"/>
      <style:text-properties style:use-window-font-color="true" style:text-position="0% 100%" style:font-name="Arial1" fo:font-size="6pt" fo:language="it" fo:country="IT" officeooo:paragraph-rsid="007db21b" fo:background-color="transparent" style:font-name-asian="Wingdings2" style:font-size-asian="5.25pt" style:font-name-complex="Wingdings2" style:font-size-complex="6pt"/>
    </style:style>
    <style:style style:name="P168" style:family="paragraph" style:parent-style-name="Table_20_Contents">
      <style:paragraph-properties fo:margin-left="0.3cm" fo:margin-right="0cm" fo:margin-top="0.049cm" fo:margin-bottom="0.049cm" loext:contextual-spacing="false" fo:line-height="100%" fo:text-align="justify" style:justify-single-word="false" fo:text-indent="0cm" style:auto-text-indent="false" style:shadow="none" style:writing-mode="lr-tb"/>
      <style:text-properties style:font-name="Arial1" fo:font-size="10pt" fo:language="it" fo:country="IT" officeooo:paragraph-rsid="009a00a6" style:font-size-asian="10pt" style:language-asian="zh" style:country-asian="CN" style:font-size-complex="10pt" style:language-complex="ar" style:country-complex="SA"/>
    </style:style>
    <style:style style:name="P169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>
        <style:tab-stops>
          <style:tab-stop style:position="11.483cm"/>
        </style:tab-stops>
      </style:paragraph-properties>
      <style:text-properties fo:color="#999999" style:font-name="Arial1" fo:font-size="8pt" fo:language="it" fo:country="IT" officeooo:rsid="004b9834" officeooo:paragraph-rsid="009a00a6" fo:background-color="transparent" style:font-size-asian="8pt" style:language-asian="it" style:country-asian="IT" style:font-size-complex="8pt"/>
    </style:style>
    <style:style style:name="P170" style:family="paragraph" style:parent-style-name="Standard" style:list-style-name="L1">
      <style:paragraph-properties fo:margin-top="0cm" fo:margin-bottom="0cm" loext:contextual-spacing="false" fo:line-height="102%" fo:text-align="justify" style:justify-single-word="false"/>
      <style:text-properties officeooo:paragraph-rsid="0068d93b"/>
    </style:style>
    <style:style style:name="P17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4.71cm"/>
        </style:tab-stops>
      </style:paragraph-properties>
      <style:text-properties style:font-name="Arial1" fo:font-size="8pt" fo:language="it" fo:country="IT" officeooo:rsid="0016cc21" officeooo:paragraph-rsid="0057d68f" style:font-size-asian="7pt" style:font-size-complex="8pt"/>
    </style:style>
    <style:style style:name="P172" style:family="paragraph" style:parent-style-name="Standard" style:list-style-name="L2">
      <style:paragraph-properties fo:margin-top="0.101cm" fo:margin-bottom="0cm" loext:contextual-spacing="false" fo:line-height="100%"/>
      <style:text-properties style:use-window-font-color="true" style:font-name="Arial1" fo:font-size="10pt" fo:language="it" fo:country="IT" officeooo:paragraph-rsid="0068d93b" fo:background-color="transparent" style:font-name-asian="Arial1" style:font-size-asian="10pt" style:font-name-complex="Arial1" style:font-size-complex="10pt"/>
    </style:style>
    <style:style style:name="P173" style:family="paragraph" style:parent-style-name="Standard" style:list-style-name="L2">
      <style:paragraph-properties fo:margin-top="0.101cm" fo:margin-bottom="0cm" loext:contextual-spacing="false" fo:line-height="100%">
        <style:tab-stops>
          <style:tab-stop style:position="-0.609cm"/>
        </style:tab-stops>
      </style:paragraph-properties>
      <style:text-properties style:use-window-font-color="true" style:font-name="Arial1" fo:font-size="10pt" fo:letter-spacing="0.002cm" fo:language="it" fo:country="IT" officeooo:paragraph-rsid="0068d93b" fo:background-color="transparent" style:font-name-asian="Arial1" style:font-size-asian="10pt" style:font-name-complex="Arial1" style:font-size-complex="10pt"/>
    </style:style>
    <style:style style:name="P174" style:family="paragraph" style:parent-style-name="Standard" style:list-style-name="L2">
      <style:paragraph-properties fo:margin-top="0.101cm" fo:margin-bottom="0cm" loext:contextual-spacing="false" fo:line-height="100%"/>
      <style:text-properties officeooo:paragraph-rsid="0068d93b"/>
    </style:style>
    <style:style style:name="P175" style:family="paragraph" style:parent-style-name="Standard" style:list-style-name="L2" style:master-page-name="">
      <loext:graphic-properties draw:fill="none"/>
      <style:paragraph-properties fo:margin-left="1.199cm" fo:margin-right="0cm" fo:margin-top="0cm" fo:margin-bottom="0cm" loext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695e80"/>
    </style:style>
    <style:style style:name="P176" style:family="paragraph" style:parent-style-name="Standard" style:list-style-name="L2">
      <style:paragraph-properties fo:margin-top="0.4cm" fo:margin-bottom="0cm" loext:contextual-spacing="false" fo:line-height="111%">
        <style:tab-stops/>
      </style:paragraph-properties>
      <style:text-properties officeooo:paragraph-rsid="00695e80"/>
    </style:style>
    <style:style style:name="P177" style:family="paragraph" style:parent-style-name="Table_20_Contents" style:list-style-name="L3">
      <style:paragraph-properties fo:margin-left="1.199cm" fo:margin-right="0.3cm" fo:margin-top="0.049cm" fo:margin-bottom="0.049cm" loext:contextual-spacing="false" fo:line-height="100%" fo:text-align="justify" style:justify-single-word="false" fo:text-indent="-0.7cm" style:auto-text-indent="false" style:writing-mode="lr-tb">
        <style:tab-stops/>
      </style:paragraph-properties>
      <style:text-properties style:font-name="Arial1" fo:font-size="10pt" fo:language="it" fo:country="IT" officeooo:paragraph-rsid="009a00a6" style:font-size-asian="10pt" style:language-asian="zh" style:country-asian="CN" style:font-size-complex="10pt" style:language-complex="ar" style:country-complex="SA"/>
    </style:style>
    <style:style style:name="P178" style:family="paragraph">
      <loext:graphic-properties draw:fill="none"/>
      <style:paragraph-properties fo:text-align="center"/>
    </style:style>
    <style:style style:name="P179" style:family="paragraph">
      <loext:graphic-properties draw:fill="none"/>
      <style:paragraph-properties style:writing-mode="lr-tb" style:font-independent-line-spacing="false"/>
    </style:style>
    <style:style style:name="P180" style:family="paragraph">
      <style:paragraph-properties fo:text-align="center"/>
    </style:style>
    <style:style style:name="T1" style:family="text">
      <style:text-properties officeooo:rsid="009a00a6"/>
    </style:style>
    <style:style style:name="T2" style:family="text">
      <style:text-properties style:text-position="-5% 100%" fo:font-size="10pt" style:text-underline-style="solid" style:text-underline-width="auto" style:text-underline-color="#85b4a3" style:font-name-asian="Arial2" style:font-size-asian="10pt" style:font-name-complex="Arial2" style:font-size-complex="10pt"/>
    </style:style>
    <style:style style:name="T3" style:family="text">
      <style:text-properties style:text-position="-5% 100%" fo:font-size="10pt" style:text-underline-style="solid" style:text-underline-width="auto" style:text-underline-color="#85b4a3" officeooo:rsid="00092b0d" style:font-name-asian="Arial2" style:font-size-asian="10pt" style:font-name-complex="Arial2" style:font-size-complex="10pt"/>
    </style:style>
    <style:style style:name="T4" style:family="text">
      <style:text-properties style:text-position="-5% 100%" fo:font-size="10pt" style:text-underline-style="solid" style:text-underline-width="auto" style:text-underline-color="#85b4a3" officeooo:rsid="006fbc61" style:font-name-asian="Arial2" style:font-size-asian="10pt" style:font-name-complex="Arial2" style:font-size-complex="10pt"/>
    </style:style>
    <style:style style:name="T5" style:family="text">
      <style:text-properties style:text-position="-5% 100%" fo:font-size="10pt" style:text-underline-style="solid" style:text-underline-width="auto" style:text-underline-color="#85b4a3" fo:background-color="#ffffff" loext:char-shading-value="0" style:font-name-asian="Arial2" style:font-size-asian="10pt" style:font-name-complex="Arial2" style:font-size-complex="10pt"/>
    </style:style>
    <style:style style:name="T6" style:family="text">
      <style:text-properties style:text-position="-5% 100%" fo:font-size="10pt" style:text-underline-style="solid" style:text-underline-width="auto" style:text-underline-color="#85b4a3" officeooo:rsid="00092b0d" fo:background-color="#ffffff" loext:char-shading-value="0" style:font-name-asian="Arial2" style:font-size-asian="10pt" style:font-name-complex="Arial2" style:font-size-complex="10pt"/>
    </style:style>
    <style:style style:name="T7" style:family="text">
      <style:text-properties style:text-position="-5% 100%" fo:font-size="10pt" fo:letter-spacing="normal" fo:font-weight="bold" style:font-name-asian="Arial2" style:font-size-asian="10pt" style:font-weight-asian="bold" style:font-name-complex="Arial2" style:font-size-complex="10pt" style:font-weight-complex="bold" style:text-scale="100%"/>
    </style:style>
    <style:style style:name="T8" style:family="text">
      <style:text-properties style:text-position="-5% 100%" fo:font-size="10pt" fo:letter-spacing="normal" fo:font-weight="bold" officeooo:rsid="00609cce" style:font-name-asian="Arial2" style:font-size-asian="10pt" style:font-weight-asian="bold" style:font-name-complex="Arial2" style:font-size-complex="10pt" style:font-weight-complex="bold" style:text-scale="100%"/>
    </style:style>
    <style:style style:name="T9" style:family="text">
      <style:text-properties style:text-position="-5% 100%" fo:font-size="10pt" fo:letter-spacing="normal" style:font-name-asian="Arial2" style:font-size-asian="10pt" style:font-name-complex="Arial2" style:font-size-complex="10pt" style:text-scale="100%"/>
    </style:style>
    <style:style style:name="T10" style:family="text">
      <style:text-properties style:text-position="-5% 100%" fo:font-size="10pt" fo:letter-spacing="normal" fo:font-weight="normal" fo:background-color="#ffffff" loext:char-shading-value="0" style:font-name-asian="Arial2" style:font-size-asian="10pt" style:font-weight-asian="normal" style:font-name-complex="Arial1" style:font-size-complex="10pt" style:font-weight-complex="normal" style:text-scale="100%"/>
    </style:style>
    <style:style style:name="T11" style:family="text">
      <style:text-properties style:text-position="-5% 100%" fo:font-size="10pt" fo:letter-spacing="-0.026cm" fo:font-weight="bold" style:font-name-asian="Arial2" style:font-size-asian="10pt" style:font-weight-asian="bold" style:font-name-complex="Arial2" style:font-size-complex="10pt" style:font-weight-complex="bold" style:text-scale="100%"/>
    </style:style>
    <style:style style:name="T12" style:family="text">
      <style:text-properties style:text-position="-5% 100%" fo:font-size="10pt" fo:letter-spacing="-0.007cm" fo:font-weight="bold" style:font-name-asian="Arial2" style:font-size-asian="10pt" style:font-weight-asian="bold" style:font-name-complex="Arial2" style:font-size-complex="10pt" style:font-weight-complex="bold" style:text-scale="100%"/>
    </style:style>
    <style:style style:name="T13" style:family="text">
      <style:text-properties style:text-position="-5% 100%" fo:font-size="10pt" fo:letter-spacing="-0.012cm" fo:font-weight="bold" style:font-name-asian="Arial2" style:font-size-asian="10pt" style:font-weight-asian="bold" style:font-name-complex="Arial2" style:font-size-complex="10pt" style:font-weight-complex="bold" style:text-scale="100%"/>
    </style:style>
    <style:style style:name="T14" style:family="text">
      <style:text-properties style:text-position="-5% 100%" fo:font-size="10pt" fo:letter-spacing="0.086cm" fo:font-weight="bold" style:font-name-asian="Arial2" style:font-size-asian="10pt" style:font-weight-asian="bold" style:font-name-complex="Arial2" style:font-size-complex="10pt" style:font-weight-complex="bold" style:text-scale="100%"/>
    </style:style>
    <style:style style:name="T15" style:family="text">
      <style:text-properties style:text-position="-5% 100%" fo:font-size="10pt" fo:letter-spacing="-0.046cm" style:font-name-asian="Arial2" style:font-size-asian="10pt" style:font-name-complex="Arial2" style:font-size-complex="10pt" style:text-scale="100%"/>
    </style:style>
    <style:style style:name="T16" style:family="text">
      <style:text-properties style:text-position="-5% 100%" fo:font-size="10pt" style:font-size-asian="10pt" style:font-size-complex="10pt"/>
    </style:style>
    <style:style style:name="T17" style:family="text">
      <style:text-properties style:text-position="-5% 100%" fo:font-size="10pt" fo:font-weight="normal" officeooo:rsid="003903bb" style:font-size-asian="10pt" style:font-weight-asian="normal" style:font-size-complex="10pt" style:font-weight-complex="normal"/>
    </style:style>
    <style:style style:name="T18" style:family="text">
      <style:text-properties style:text-position="-5% 100%" fo:letter-spacing="normal" fo:font-weight="bold" style:font-name-asian="Arial2" style:font-weight-asian="bold" style:font-name-complex="Arial2" style:font-weight-complex="bold" style:text-scale="100%"/>
    </style:style>
    <style:style style:name="T19" style:family="text">
      <style:text-properties style:text-position="-5% 100%" fo:letter-spacing="normal" fo:font-weight="bold" officeooo:rsid="00695e80" style:font-name-asian="Arial2" style:font-weight-asian="bold" style:font-name-complex="Arial2" style:font-weight-complex="bold" style:text-scale="100%"/>
    </style:style>
    <style:style style:name="T20" style:family="text">
      <style:text-properties style:text-position="-5% 100%" fo:letter-spacing="normal" fo:font-weight="bold" officeooo:rsid="00695e80" fo:background-color="#ffffff" loext:char-shading-value="0" style:font-name-asian="Arial2" style:font-weight-asian="bold" style:font-name-complex="Arial2" style:font-weight-complex="bold" style:text-scale="100%"/>
    </style:style>
    <style:style style:name="T21" style:family="text">
      <style:text-properties style:text-position="-5% 100%" fo:letter-spacing="normal" fo:font-weight="bold" officeooo:rsid="00833b56" fo:background-color="#ffffff" loext:char-shading-value="0" style:font-name-asian="Arial2" style:font-weight-asian="bold" style:font-name-complex="Arial2" style:font-weight-complex="bold" style:text-scale="100%"/>
    </style:style>
    <style:style style:name="T22" style:family="text">
      <style:text-properties officeooo:rsid="0012745b"/>
    </style:style>
    <style:style style:name="T23" style:family="text">
      <style:text-properties officeooo:rsid="0030dc4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fo:background-color="#ffffff" loext:char-shading-value="0" style:font-name-asian="Arial1" style:font-weight-asian="bold" style:font-name-complex="Arial1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762600" fo:background-color="#ffffff" loext:char-shading-value="0" style:font-name-asian="Arial1" style:font-weight-asian="bold" style:font-name-complex="Arial1" style:font-weight-complex="bold"/>
    </style:style>
    <style:style style:name="T27" style:family="text">
      <style:text-properties fo:color="#009900" style:text-underline-style="solid" style:text-underline-width="auto" style:text-underline-color="font-color"/>
    </style:style>
    <style:style style:name="T28" style:family="text">
      <style:text-properties fo:color="#009900" style:text-line-through-style="none" style:text-line-through-type="none" style:text-position="0% 100%" style:font-name="Arial1" fo:font-size="10pt" fo:letter-spacing="normal" fo:language="it" fo:country="IT" style:text-underline-style="none" style:font-name-asian="Arial1" style:font-size-asian="10pt" style:font-name-complex="Arial1" style:font-size-complex="10pt" style:language-complex="ar" style:country-complex="SA" style:text-scale="100%"/>
    </style:style>
    <style:style style:name="T29" style:family="text">
      <style:text-properties fo:font-size="10pt" fo:letter-spacing="normal" fo:font-weight="bold" style:font-name-asian="Arial2" style:font-size-asian="10pt" style:font-weight-asian="bold" style:font-name-complex="Arial2" style:font-size-complex="10pt" style:font-weight-complex="bold" style:text-scale="100%"/>
    </style:style>
    <style:style style:name="T30" style:family="text">
      <style:text-properties fo:font-size="10pt" fo:letter-spacing="-0.007cm" fo:font-weight="bold" style:font-name-asian="Arial2" style:font-size-asian="10pt" style:font-weight-asian="bold" style:font-name-complex="Arial2" style:font-size-complex="10pt" style:font-weight-complex="bold" style:text-scale="100%"/>
    </style:style>
    <style:style style:name="T31" style:family="text">
      <style:text-properties fo:font-size="10pt" fo:letter-spacing="-0.012cm" fo:font-weight="bold" style:font-name-asian="Arial2" style:font-size-asian="10pt" style:font-weight-asian="bold" style:font-name-complex="Arial2" style:font-size-complex="10pt" style:font-weight-complex="bold" style:text-scale="100%"/>
    </style:style>
    <style:style style:name="T32" style:family="text">
      <style:text-properties fo:font-size="10pt" fo:letter-spacing="-0.026cm" fo:font-weight="bold" style:font-name-asian="Arial2" style:font-size-asian="10pt" style:font-weight-asian="bold" style:font-name-complex="Arial2" style:font-size-complex="10pt" style:font-weight-complex="bold" style:text-scale="100%"/>
    </style:style>
    <style:style style:name="T33" style:family="text">
      <style:text-properties fo:letter-spacing="normal" style:font-name-asian="Arial2" style:font-name-complex="Arial2" style:text-scale="100%"/>
    </style:style>
    <style:style style:name="T34" style:family="text">
      <style:text-properties fo:letter-spacing="normal" officeooo:rsid="0007dc2b" style:font-name-asian="Arial2" style:font-name-complex="Arial2" style:text-scale="100%"/>
    </style:style>
    <style:style style:name="T35" style:family="text">
      <style:text-properties fo:letter-spacing="normal" officeooo:rsid="00609cce" style:font-name-asian="Arial2" style:font-name-complex="Arial2" style:text-scale="100%"/>
    </style:style>
    <style:style style:name="T36" style:family="text">
      <style:text-properties fo:letter-spacing="normal" fo:background-color="#ffffff" loext:char-shading-value="0" style:font-name-asian="Arial2" style:font-name-complex="Arial2" style:text-scale="100%"/>
    </style:style>
    <style:style style:name="T37" style:family="text">
      <style:text-properties fo:letter-spacing="normal" fo:font-weight="normal" officeooo:rsid="0062bc73" style:font-name-asian="Arial2" style:font-weight-asian="normal" style:font-name-complex="Arial2" style:font-weight-complex="normal" style:text-scale="100%"/>
    </style:style>
    <style:style style:name="T38" style:family="text">
      <style:text-properties fo:letter-spacing="normal" style:text-scale="100%"/>
    </style:style>
    <style:style style:name="T39" style:family="text">
      <style:text-properties style:use-window-font-color="true" style:text-position="0% 100%" style:font-name="Wingdings2" fo:font-size="14pt" fo:font-weight="normal" officeooo:rsid="00629980" fo:background-color="#ffffff" loext:char-shading-value="0" style:font-name-asian="Wingdings2" style:font-size-asian="14pt" style:font-name-complex="Wingdings2" style:font-size-complex="14pt"/>
    </style:style>
    <style:style style:name="T40" style:family="text">
      <style:text-properties style:use-window-font-color="true" style:text-position="0% 100%" style:font-name="Wingdings2" fo:font-size="14pt" fo:language="it" fo:country="IT" fo:font-weight="normal" fo:background-color="transparent" loext:char-shading-value="0" style:font-name-asian="Wingdings2" style:font-size-asian="14pt" style:font-name-complex="Wingdings2" style:font-size-complex="14pt"/>
    </style:style>
    <style:style style:name="T41" style:family="text">
      <style:text-properties style:use-window-font-color="true" style:text-position="0% 100%" style:font-name="Arial1" fo:font-size="10pt" fo:language="it" fo:country="IT" fo:font-weight="normal" fo:background-color="transparent" loext:char-shading-value="0" style:font-name-asian="Arial1" style:font-size-asian="10pt" style:font-weight-asian="normal" style:font-name-complex="Arial1" style:font-size-complex="10pt" style:language-complex="ar" style:country-complex="SA" style:font-weight-complex="normal" text:display="true"/>
    </style:style>
    <style:style style:name="T42" style:family="text">
      <style:text-properties style:use-window-font-color="true" style:text-position="0% 100%" style:font-name="Arial1" fo:font-size="8pt" fo:letter-spacing="normal" fo:language="it" fo:country="IT" fo:background-color="transparent" loext:char-shading-value="0" style:font-name-asian="Arial2" style:font-size-asian="7pt" style:font-name-complex="Arial2" style:font-size-complex="8pt" style:language-complex="ar" style:country-complex="SA" style:text-scale="100%"/>
    </style:style>
    <style:style style:name="T43" style:family="text">
      <style:text-properties style:use-window-font-color="true" style:font-name="Arial1" fo:font-size="18pt" fo:letter-spacing="normal" fo:language="it" fo:country="IT" fo:font-weight="bold" officeooo:rsid="002b6d4e" fo:background-color="transparent" loext:char-shading-value="0" style:font-name-asian="Arial2" style:font-size-asian="18pt" style:font-weight-asian="bold" style:font-name-complex="Arial2" style:font-size-complex="18pt" style:font-weight-complex="bold" style:text-scale="100%"/>
    </style:style>
    <style:style style:name="T44" style:family="text">
      <style:text-properties style:use-window-font-color="true" style:font-name="Arial1" fo:font-size="18pt" fo:letter-spacing="normal" fo:language="it" fo:country="IT" fo:font-weight="bold" officeooo:rsid="006beab9" fo:background-color="transparent" loext:char-shading-value="0" style:font-name-asian="Arial2" style:font-size-asian="18pt" style:font-weight-asian="bold" style:font-name-complex="Arial2" style:font-size-complex="18pt" style:font-weight-complex="bold" style:text-scale="100%"/>
    </style:style>
    <style:style style:name="T45" style:family="text">
      <style:text-properties style:use-window-font-color="true" style:font-name="Arial1" fo:font-size="10pt" fo:letter-spacing="normal" fo:language="it" fo:country="IT" fo:background-color="transparent" loext:char-shading-value="0" style:font-name-asian="Arial2" style:font-size-asian="10pt" style:font-name-complex="Arial2" style:font-size-complex="10pt" style:text-scale="100%"/>
    </style:style>
    <style:style style:name="T46" style:family="text">
      <style:text-properties style:use-window-font-color="true" style:font-name="Arial1" fo:font-size="10pt" fo:letter-spacing="normal" fo:language="it" fo:country="IT" officeooo:rsid="008b6b17" fo:background-color="transparent" loext:char-shading-value="0" style:font-name-asian="Arial2" style:font-size-asian="10pt" style:font-name-complex="Arial2" style:font-size-complex="10pt" style:text-scale="100%"/>
    </style:style>
    <style:style style:name="T47" style:family="text">
      <style:text-properties style:use-window-font-color="true" style:font-name="Arial1" fo:font-size="10pt" fo:letter-spacing="normal" fo:language="it" fo:country="IT" fo:font-weight="bold" officeooo:rsid="0062bc73" fo:background-color="#9999ff" loext:char-shading-value="0" style:font-name-asian="Arial1" style:font-size-asian="8.75pt" style:language-asian="zh" style:country-asian="CN" style:font-weight-asian="bold" style:font-name-complex="Arial1" style:font-size-complex="10pt" style:font-weight-complex="bold" style:text-scale="100%"/>
    </style:style>
    <style:style style:name="T48" style:family="text">
      <style:text-properties style:use-window-font-color="true" style:font-name="Arial1" fo:font-size="10pt" fo:letter-spacing="0.002cm" fo:language="it" fo:country="IT" fo:background-color="transparent" loext:char-shading-value="0" style:font-name-asian="Arial1" style:font-size-asian="10pt" style:font-name-complex="Arial1" style:font-size-complex="10pt"/>
    </style:style>
    <style:style style:name="T49" style:family="text">
      <style:text-properties style:use-window-font-color="true" style:font-name="Arial1" fo:font-size="10pt" fo:language="it" fo:country="IT" fo:background-color="transparent" loext:char-shading-value="0" style:font-name-asian="Arial1" style:font-size-asian="10pt" style:font-name-complex="Arial1" style:font-size-complex="10pt"/>
    </style:style>
    <style:style style:name="T50" style:family="text">
      <style:text-properties style:use-window-font-color="true" style:font-name="Arial1" fo:font-size="10pt" fo:language="it" fo:country="IT" fo:font-weight="bold" fo:background-color="transparent" loext:char-shading-value="0" style:font-name-asian="Arial1" style:font-size-asian="10pt" style:font-weight-asian="bold" style:font-name-complex="Arial1" style:font-size-complex="10pt" style:font-weight-complex="bold"/>
    </style:style>
    <style:style style:name="T51" style:family="text">
      <style:text-properties style:use-window-font-color="true" style:font-name="Arial1" fo:font-size="10pt" fo:letter-spacing="-0.046cm" fo:language="it" fo:country="IT" fo:background-color="transparent" loext:char-shading-value="0" style:font-name-asian="Arial1" style:font-size-asian="10pt" style:font-name-complex="Arial1" style:font-size-complex="10pt"/>
    </style:style>
    <style:style style:name="T52" style:family="text">
      <style:text-properties style:use-window-font-color="true" style:font-name="Arial1" fo:font-size="10pt" fo:letter-spacing="-0.046cm" fo:language="it" fo:country="IT" fo:font-weight="bold" fo:background-color="transparent" loext:char-shading-value="0" style:font-name-asian="Arial1" style:font-size-asian="10pt" style:font-weight-asian="bold" style:font-name-complex="Arial1" style:font-size-complex="10pt" style:font-weight-complex="bold"/>
    </style:style>
    <style:style style:name="T53" style:family="text">
      <style:text-properties style:use-window-font-color="true" style:font-name="Arial1" fo:font-size="10pt" fo:letter-spacing="-0.019cm" fo:language="it" fo:country="IT" fo:background-color="transparent" loext:char-shading-value="0" style:font-name-asian="Arial1" style:font-size-asian="10pt" style:font-name-complex="Arial1" style:font-size-complex="10pt"/>
    </style:style>
    <style:style style:name="T54" style:family="text">
      <style:text-properties style:use-window-font-color="true" style:font-name="Arial1" fo:font-size="10pt" fo:letter-spacing="-0.025cm" fo:language="it" fo:country="IT" fo:background-color="transparent" loext:char-shading-value="0" style:font-name-asian="Arial1" style:font-size-asian="10pt" style:font-name-complex="Arial1" style:font-size-complex="10pt"/>
    </style:style>
    <style:style style:name="T55" style:family="text">
      <style:text-properties style:use-window-font-color="true" style:font-name="Arial1" fo:font-size="10pt" fo:letter-spacing="-0.025cm" fo:language="it" fo:country="IT" fo:font-weight="bold" fo:background-color="transparent" loext:char-shading-value="0" style:font-name-asian="Arial1" style:font-size-asian="10pt" style:font-weight-asian="bold" style:font-name-complex="Arial1" style:font-size-complex="10pt" style:font-weight-complex="bold"/>
    </style:style>
    <style:style style:name="T56" style:family="text">
      <style:text-properties style:use-window-font-color="true" style:font-name="Arial1" fo:font-size="10pt" fo:letter-spacing="0.048cm" fo:language="it" fo:country="IT" fo:background-color="transparent" loext:char-shading-value="0" style:font-name-asian="Arial1" style:font-size-asian="10pt" style:font-name-complex="Arial1" style:font-size-complex="10pt"/>
    </style:style>
    <style:style style:name="T57" style:family="text">
      <style:text-properties style:use-window-font-color="true" style:font-name="Arial1" fo:font-size="10pt" fo:letter-spacing="-0.012cm" fo:language="it" fo:country="IT" fo:font-weight="bold" fo:background-color="transparent" loext:char-shading-value="0" style:font-name-asian="Arial1" style:font-size-asian="10pt" style:font-weight-asian="bold" style:font-name-complex="Arial1" style:font-size-complex="10pt" style:font-weight-complex="bold"/>
    </style:style>
    <style:style style:name="T58" style:family="text">
      <style:text-properties style:use-window-font-color="true" style:font-name="Arial1" fo:font-size="10pt" fo:letter-spacing="0.007cm" fo:language="it" fo:country="IT" fo:font-weight="bold" fo:background-color="transparent" loext:char-shading-value="0" style:font-name-asian="Arial1" style:font-size-asian="10pt" style:font-weight-asian="bold" style:font-name-complex="Arial1" style:font-size-complex="10pt" style:font-weight-complex="bold"/>
    </style:style>
    <style:style style:name="T59" style:family="text">
      <style:text-properties style:use-window-font-color="true" style:font-name="Arial1" fo:font-size="10pt" fo:letter-spacing="-0.035cm" fo:language="it" fo:country="IT" fo:font-weight="bold" fo:background-color="transparent" loext:char-shading-value="0" style:font-name-asian="Arial1" style:font-size-asian="10pt" style:font-weight-asian="bold" style:font-name-complex="Arial1" style:font-size-complex="10pt" style:font-weight-complex="bold"/>
    </style:style>
    <style:style style:name="T60" style:family="text">
      <style:text-properties style:use-window-font-color="true" style:font-name="Arial1" fo:font-size="9pt" fo:language="it" fo:country="IT" fo:background-color="transparent" loext:char-shading-value="0" style:font-name-asian="Times New Roman" style:font-size-asian="9pt" style:language-asian="zh" style:country-asian="CN" style:font-name-complex="Arial1" style:font-size-complex="9pt"/>
    </style:style>
    <style:style style:name="T61" style:family="text">
      <style:text-properties style:use-window-font-color="true" style:font-name="Arial1" fo:font-size="9pt" fo:language="it" fo:country="IT" officeooo:rsid="0063acad" fo:background-color="transparent" loext:char-shading-value="0" style:font-name-asian="Times New Roman" style:font-size-asian="9pt" style:language-asian="zh" style:country-asian="CN" style:font-name-complex="Arial1" style:font-size-complex="9pt"/>
    </style:style>
    <style:style style:name="T62" style:family="text">
      <style:text-properties style:use-window-font-color="true" style:font-name="Arial1" fo:font-size="9pt" fo:language="it" fo:country="IT" officeooo:rsid="0062bc73" fo:background-color="transparent" loext:char-shading-value="0" style:font-name-asian="Times New Roman" style:font-size-asian="9pt" style:language-asian="zh" style:country-asian="CN" style:font-name-complex="Arial1" style:font-size-complex="9pt"/>
    </style:style>
    <style:style style:name="T63" style:family="text">
      <style:text-properties style:use-window-font-color="true" style:font-name="Arial1" fo:font-size="9pt" fo:language="it" fo:country="IT" fo:background-color="#ffff00" loext:char-shading-value="0" style:font-name-asian="Times New Roman" style:font-size-asian="9pt" style:language-asian="zh" style:country-asian="CN" style:font-name-complex="Arial1" style:font-size-complex="9pt"/>
    </style:style>
    <style:style style:name="T64" style:family="text">
      <style:text-properties style:use-window-font-color="true" fo:font-weight="bold" officeooo:rsid="00762600" fo:background-color="#ffffff" loext:char-shading-value="0" style:font-weight-asian="bold" style:font-weight-complex="bold"/>
    </style:style>
    <style:style style:name="T65" style:family="text">
      <style:text-properties style:use-window-font-color="true" fo:font-weight="bold" officeooo:rsid="00629980" fo:background-color="#ffffff" loext:char-shading-value="0" style:font-weight-asian="bold" style:font-weight-complex="bold"/>
    </style:style>
    <style:style style:name="T66" style:family="text">
      <style:text-properties style:use-window-font-color="true" style:text-position="-5% 100%" fo:font-size="10pt" fo:letter-spacing="normal" fo:language="it" fo:country="IT" fo:font-weight="normal" fo:background-color="transparent" loext:char-shading-value="0" style:font-name-asian="Arial2" style:font-size-asian="10pt" style:font-weight-asian="normal" style:font-name-complex="Arial1" style:font-size-complex="10pt" style:font-weight-complex="normal" style:text-scale="100%"/>
    </style:style>
    <style:style style:name="T67" style:family="text">
      <style:text-properties style:use-window-font-color="true" style:text-position="-5% 100%" style:font-name="Arial1" fo:font-weight="bold" style:font-name-asian="Arial1" style:font-weight-asian="bold" style:font-name-complex="Arial1" style:font-weight-complex="bold"/>
    </style:style>
    <style:style style:name="T68" style:family="text">
      <style:text-properties style:use-window-font-color="true" style:text-position="-5% 100%" style:font-name="Arial1" fo:font-weight="bold" officeooo:rsid="007d68a5" style:font-name-asian="Arial1" style:font-weight-asian="bold" style:font-name-complex="Arial1" style:font-weight-complex="bold"/>
    </style:style>
    <style:style style:name="T69" style:family="text">
      <style:text-properties style:use-window-font-color="true" style:text-position="-5% 100%" style:font-name="Arial1" fo:letter-spacing="-0.019cm" fo:font-weight="bold" style:font-name-asian="Arial1" style:font-weight-asian="bold" style:font-name-complex="Arial1" style:font-weight-complex="bold"/>
    </style:style>
    <style:style style:name="T70" style:family="text">
      <style:text-properties style:use-window-font-color="true" style:text-position="-5% 100%" style:font-name="Arial1" fo:language="it" fo:country="IT" fo:font-weight="bold" style:font-name-asian="Arial1" style:font-weight-asian="bold" style:font-name-complex="Arial1" style:font-weight-complex="bold"/>
    </style:style>
    <style:style style:name="T71" style:family="text">
      <style:text-properties style:use-window-font-color="true" style:font-name="Wingdings" fo:font-size="9pt" fo:language="it" fo:country="IT" fo:background-color="transparent" loext:char-shading-value="0" style:font-name-asian="Wingdings" style:font-size-asian="9pt" style:language-asian="zh" style:country-asian="CN" style:font-name-complex="Wingdings" style:font-size-complex="9pt"/>
    </style:style>
    <style:style style:name="T72" style:family="text">
      <style:text-properties style:use-window-font-color="true" style:font-name="Verdana" fo:font-size="9pt" fo:language="it" fo:country="IT" fo:background-color="transparent" loext:char-shading-value="0" style:font-name-asian="Times New Roman" style:font-size-asian="9pt" style:language-asian="zh" style:country-asian="CN" style:font-name-complex="Verdana" style:font-size-complex="9pt"/>
    </style:style>
    <style:style style:name="T73" style:family="text">
      <style:text-properties style:use-window-font-color="true" style:text-position="-8% 100%" style:font-name="Arial1" fo:font-size="13pt" fo:language="it" fo:country="IT" fo:font-weight="bold" fo:background-color="transparent" loext:char-shading-value="0" style:font-name-asian="Arial1" style:font-size-asian="13pt" style:font-weight-asian="bold" style:font-name-complex="Arial1" style:font-size-complex="13pt" style:font-weight-complex="bold"/>
    </style:style>
    <style:style style:name="T74" style:family="text">
      <style:text-properties style:use-window-font-color="true" style:text-line-through-style="none" style:text-line-through-type="none" style:font-name="Arial1" fo:font-size="10pt" fo:language="it" fo:country="IT" fo:font-weight="bold" style:text-underline-mode="continuous" style:text-overline-mode="continuous" style:text-line-through-mode="continuous" fo:background-color="transparent" loext:char-shading-value="0" style:font-name-asian="Arial1" style:font-size-asian="10pt" style:font-weight-asian="bold" style:font-name-complex="Arial1" style:font-size-complex="10pt" style:font-weight-complex="bold"/>
    </style:style>
    <style:style style:name="T75" style:family="text">
      <style:text-properties style:use-window-font-color="true" style:text-line-through-style="none" style:text-line-through-type="none" style:font-name="Arial1" fo:font-size="10pt" fo:letter-spacing="-0.025cm" fo:language="it" fo:country="IT" fo:font-weight="bold" style:text-underline-mode="continuous" style:text-overline-mode="continuous" style:text-line-through-mode="continuous" fo:background-color="transparent" loext:char-shading-value="0" style:font-name-asian="Arial1" style:font-size-asian="10pt" style:font-weight-asian="bold" style:font-name-complex="Arial1" style:font-size-complex="10pt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762600" style:font-weight-asian="bold" style:font-weight-complex="bold"/>
    </style:style>
    <style:style style:name="T78" style:family="text">
      <style:text-properties fo:letter-spacing="-0.014cm" style:font-name-asian="Arial2" style:font-name-complex="Arial2" style:text-scale="100%"/>
    </style:style>
    <style:style style:name="T79" style:family="text">
      <style:text-properties fo:letter-spacing="-0.041cm" style:font-name-asian="Arial2" style:font-name-complex="Arial2" style:text-scale="100%"/>
    </style:style>
    <style:style style:name="T80" style:family="text">
      <style:text-properties fo:letter-spacing="-0.025cm" style:font-name-asian="Arial2" style:font-name-complex="Arial2" style:text-scale="100%"/>
    </style:style>
    <style:style style:name="T81" style:family="text">
      <style:text-properties style:font-name="Arial1"/>
    </style:style>
    <style:style style:name="T82" style:family="text">
      <style:text-properties style:font-name="Arial1" fo:font-size="10pt" fo:language="it" fo:country="IT" fo:background-color="transparent" loext:char-shading-value="0" style:font-name-asian="Arial1" style:font-size-asian="10pt" style:font-name-complex="Arial1" style:font-size-complex="10pt"/>
    </style:style>
    <style:style style:name="T83" style:family="text">
      <style:text-properties style:font-name="Arial1" fo:font-size="10pt" fo:font-weight="bold" style:font-name-asian="Arial1" style:font-size-asian="10pt" style:font-weight-asian="bold" style:font-name-complex="Arial1" style:font-size-complex="10pt"/>
    </style:style>
    <style:style style:name="T84" style:family="text">
      <style:text-properties style:font-name="Arial1" fo:font-size="10pt" style:font-name-asian="Arial1" style:font-size-asian="10pt" style:font-name-complex="Arial1" style:font-size-complex="10pt"/>
    </style:style>
    <style:style style:name="T85" style:family="text">
      <style:text-properties style:font-name="Arial1" fo:font-size="10pt" officeooo:rsid="00238588" style:font-name-asian="Arial1" style:font-size-asian="10pt" style:font-name-complex="Arial1" style:font-size-complex="10pt"/>
    </style:style>
    <style:style style:name="T86" style:family="text">
      <style:text-properties style:font-name="Arial1" fo:font-size="10pt" style:font-name-asian="Arial1" style:font-size-asian="10pt" style:font-name-complex="Arial1" style:font-size-complex="10pt" style:language-complex="ar" style:country-complex="SA"/>
    </style:style>
    <style:style style:name="T87" style:family="text">
      <style:text-properties style:font-name="Arial1" fo:font-size="10pt" officeooo:rsid="00238588" style:font-name-asian="Arial1" style:font-size-asian="10pt" style:font-name-complex="Arial1" style:font-size-complex="10pt" style:language-complex="ar" style:country-complex="SA"/>
    </style:style>
    <style:style style:name="T88" style:family="text">
      <style:text-properties style:font-name="Arial1" fo:font-size="10pt" officeooo:rsid="00861174" style:font-name-asian="Arial1" style:font-size-asian="10pt" style:font-name-complex="Arial1" style:font-size-complex="10pt"/>
    </style:style>
    <style:style style:name="T89" style:family="text">
      <style:text-properties style:font-name="Arial1" fo:font-size="8pt" fo:font-style="italic" fo:background-color="transparent" loext:char-shading-value="0" style:font-name-asian="Arial1" style:font-size-asian="8pt" style:font-style-asian="italic" style:font-name-complex="Arial1" style:font-size-complex="8pt"/>
    </style:style>
    <style:style style:name="T90" style:family="text">
      <style:text-properties style:font-name="Arial1" fo:font-weight="bold" style:font-name-asian="Arial1" style:font-size-asian="10pt" style:font-weight-asian="bold" style:font-name-complex="Arial1" style:font-size-complex="10pt" style:font-weight-complex="bold"/>
    </style:style>
    <style:style style:name="T91" style:family="text">
      <style:text-properties style:font-name="Arial1" fo:font-weight="bold" officeooo:rsid="003873e3" style:font-name-asian="Arial1" style:font-size-asian="10pt" style:font-weight-asian="bold" style:font-name-complex="Arial1" style:font-size-complex="10pt" style:font-weight-complex="bold"/>
    </style:style>
    <style:style style:name="T92" style:family="text">
      <style:text-properties style:text-line-through-style="none" style:text-line-through-type="none"/>
    </style:style>
    <style:style style:name="T93" style:family="text">
      <style:text-properties style:text-line-through-style="none" style:text-line-through-type="none" style:font-name="Arial1" fo:font-size="8pt" fo:font-style="italic" fo:background-color="transparent" loext:char-shading-value="0" style:font-name-asian="Wingdings2" style:font-size-asian="8pt" style:font-style-asian="italic" style:font-name-complex="Arial1" style:font-size-complex="9pt"/>
    </style:style>
    <style:style style:name="T94" style:family="text">
      <style:text-properties style:text-line-through-style="none" style:text-line-through-type="none" style:font-name="Arial1" fo:font-size="8pt" fo:font-style="italic" officeooo:rsid="001c38ed" fo:background-color="transparent" loext:char-shading-value="0" style:font-name-asian="Wingdings2" style:font-size-asian="8pt" style:font-style-asian="italic" style:font-name-complex="Arial1" style:font-size-complex="9pt"/>
    </style:style>
    <style:style style:name="T95" style:family="text">
      <style:text-properties style:text-line-through-style="none" style:text-line-through-type="none" style:text-underline-mode="continuous" style:text-overline-mode="continuous" style:text-line-through-mode="continuous" fo:background-color="#ffffff" loext:char-shading-value="0"/>
    </style:style>
    <style:style style:name="T96" style:family="text">
      <style:text-properties style:text-line-through-style="none" style:text-line-through-type="none" fo:font-weight="normal" style:font-name-asian="Wingdings2" style:font-weight-asian="normal" style:font-name-complex="Wingdings2" style:font-weight-complex="normal"/>
    </style:style>
    <style:style style:name="T97" style:family="text">
      <style:text-properties style:text-line-through-style="none" style:text-line-through-type="none" style:text-position="0% 100%" fo:font-size="8pt" fo:letter-spacing="normal" fo:font-weight="normal" style:font-name-asian="Wingdings2" style:font-size-asian="8pt" style:font-weight-asian="normal" style:font-name-complex="Wingdings2" style:font-size-complex="8pt" style:language-complex="ar" style:country-complex="SA" style:font-weight-complex="normal" style:text-scale="100%"/>
    </style:style>
    <style:style style:name="T98" style:family="text">
      <style:text-properties style:text-line-through-style="none" style:text-line-through-type="none" fo:letter-spacing="normal" style:font-name-asian="Arial2" style:font-name-complex="Arial2" style:text-scale="100%"/>
    </style:style>
    <style:style style:name="T99" style:family="text">
      <style:text-properties style:text-line-through-style="none" style:text-line-through-type="none" fo:letter-spacing="normal" fo:background-color="#ffffff" loext:char-shading-value="0" style:font-name-asian="Arial2" style:font-name-complex="Arial2" style:text-scale="100%"/>
    </style:style>
    <style:style style:name="T100" style:family="text">
      <style:text-properties style:text-line-through-style="none" style:text-line-through-type="none" fo:letter-spacing="normal" officeooo:rsid="003a8f22" fo:background-color="#ffffff" loext:char-shading-value="0" style:font-name-asian="Arial2" style:font-name-complex="Arial2" style:text-scale="100%"/>
    </style:style>
    <style:style style:name="T101" style:family="text">
      <style:text-properties style:text-line-through-style="none" style:text-line-through-type="none" fo:letter-spacing="0.041cm" fo:background-color="#ffffff" loext:char-shading-value="0" style:font-name-asian="Arial2" style:font-name-complex="Arial2" style:text-scale="100%"/>
    </style:style>
    <style:style style:name="T102" style:family="text">
      <style:text-properties fo:background-color="transparent" loext:char-shading-value="0"/>
    </style:style>
    <style:style style:name="T103" style:family="text">
      <style:text-properties fo:background-color="transparent" loext:char-shading-value="0" style:language-complex="ar" style:country-complex="SA"/>
    </style:style>
    <style:style style:name="T104" style:family="text">
      <style:text-properties officeooo:rsid="00c3653f" fo:background-color="transparent" loext:char-shading-value="0"/>
    </style:style>
    <style:style style:name="T105" style:family="text">
      <style:text-properties officeooo:rsid="009a892a" fo:background-color="transparent" loext:char-shading-value="0"/>
    </style:style>
    <style:style style:name="T106" style:family="text">
      <style:text-properties style:text-position="-6% 100%" style:font-name="Arial1" fo:font-size="8pt" fo:language="it" fo:country="IT" style:font-name-asian="Arial1" style:font-size-asian="8pt" style:font-name-complex="Arial1" style:font-size-complex="8pt"/>
    </style:style>
    <style:style style:name="T107" style:family="text">
      <style:text-properties style:text-position="-6% 100%" fo:font-size="18pt" fo:letter-spacing="normal" fo:font-style="normal" fo:font-weight="bold" officeooo:rsid="002b6d4e" style:font-name-asian="Arial2" style:font-size-asian="18pt" style:font-style-asian="normal" style:font-weight-asian="bold" style:font-name-complex="Arial2" style:font-size-complex="18pt" style:font-style-complex="normal" style:font-weight-complex="bold" style:text-scale="100%"/>
    </style:style>
    <style:style style:name="T108" style:family="text">
      <style:text-properties style:text-position="-6% 100%" fo:font-size="8pt" fo:letter-spacing="normal" fo:font-style="normal" fo:font-weight="normal" officeooo:rsid="002b6d4e" fo:background-color="#ffffff" loext:char-shading-value="0" style:font-name-asian="Arial1" style:font-size-asian="8pt" style:font-style-asian="normal" style:font-weight-asian="normal" style:font-name-complex="Arial1" style:font-size-complex="8pt" style:font-style-complex="normal" style:font-weight-complex="normal" style:text-scale="100%"/>
    </style:style>
    <style:style style:name="T109" style:family="text">
      <style:text-properties style:text-position="0% 100%" style:font-name="Wingdings2" fo:font-size="14pt" fo:font-weight="normal" style:font-name-asian="Wingdings2" style:font-size-asian="14pt" style:font-name-complex="Wingdings2" style:font-size-complex="14pt"/>
    </style:style>
    <style:style style:name="T110" style:family="text">
      <style:text-properties style:text-position="0% 100%" fo:font-size="8pt" fo:letter-spacing="normal" style:font-name-asian="Arial1" style:font-size-asian="8pt" style:font-name-complex="Arial1" style:font-size-complex="8pt" style:language-complex="ar" style:country-complex="SA" style:text-scale="100%"/>
    </style:style>
    <style:style style:name="T111" style:family="text">
      <style:text-properties style:text-position="0% 100%" fo:font-size="8pt" fo:letter-spacing="normal" officeooo:rsid="00170a43" style:font-name-asian="Arial1" style:font-size-asian="8pt" style:font-name-complex="Arial1" style:font-size-complex="8pt" style:language-complex="ar" style:country-complex="SA" style:text-scale="100%"/>
    </style:style>
    <style:style style:name="T112" style:family="text">
      <style:text-properties style:text-position="0% 100%" fo:font-size="8pt" fo:letter-spacing="normal" officeooo:rsid="004424bc" style:font-name-asian="Arial1" style:font-size-asian="8pt" style:font-name-complex="Arial1" style:font-size-complex="8pt" style:language-complex="ar" style:country-complex="SA" style:text-scale="100%"/>
    </style:style>
    <style:style style:name="T113" style:family="text">
      <style:text-properties style:text-position="0% 100%" fo:font-size="8pt" fo:letter-spacing="normal" style:font-name-asian="Arial2" style:font-size-asian="8pt" style:font-name-complex="Arial2" style:font-size-complex="8pt" style:language-complex="ar" style:country-complex="SA" style:text-scale="100%"/>
    </style:style>
    <style:style style:name="T114" style:family="text">
      <style:text-properties style:text-position="0% 100%" fo:font-size="8pt" fo:letter-spacing="normal" fo:font-weight="normal" officeooo:rsid="004424bc" style:font-name-asian="Arial1" style:font-size-asian="8pt" style:font-weight-asian="normal" style:font-name-complex="Arial1" style:font-size-complex="8pt" style:language-complex="ar" style:country-complex="SA" style:font-weight-complex="normal" style:text-scale="100%"/>
    </style:style>
    <style:style style:name="T115" style:family="text">
      <style:text-properties fo:font-style="italic" officeooo:rsid="003c8096" style:font-style-asian="italic" style:font-style-complex="italic"/>
    </style:style>
    <style:style style:name="T116" style:family="text">
      <style:text-properties officeooo:rsid="003c8096"/>
    </style:style>
    <style:style style:name="T117" style:family="text">
      <style:text-properties officeooo:rsid="0013f1ea"/>
    </style:style>
    <style:style style:name="T118" style:family="text">
      <style:text-properties officeooo:rsid="00163980"/>
    </style:style>
    <style:style style:name="T119" style:family="text">
      <style:text-properties officeooo:rsid="006dd854"/>
    </style:style>
    <style:style style:name="T120" style:family="text">
      <style:text-properties style:font-name="Arial" fo:font-size="10pt"/>
    </style:style>
    <style:style style:name="T121" style:family="text">
      <style:text-properties style:font-name="Arial" fo:font-size="10pt" officeooo:rsid="006dd854"/>
    </style:style>
    <style:style style:name="T122" style:family="text">
      <style:text-properties officeooo:rsid="0071fd93"/>
    </style:style>
    <style:style style:name="T123" style:family="text">
      <style:text-properties officeooo:rsid="00762600"/>
    </style:style>
    <style:style style:name="T124" style:family="text">
      <style:text-properties fo:font-variant="normal" fo:text-transform="none"/>
    </style:style>
    <style:style style:name="T125" style:family="text">
      <style:text-properties officeooo:rsid="0078413b"/>
    </style:style>
    <style:style style:name="T126" style:family="text">
      <style:text-properties officeooo:rsid="007bbece"/>
    </style:style>
    <style:style style:name="T127" style:family="text">
      <style:text-properties officeooo:rsid="00afec85"/>
    </style:style>
    <style:style style:name="T128" style:family="text">
      <style:text-properties fo:letter-spacing="0.002cm" style:text-underline-style="solid" style:text-underline-width="auto" style:text-underline-color="font-color" fo:font-weight="bold" fo:background-color="#ffffff" loext:char-shading-value="0" style:font-name-asian="Arial1" style:font-weight-asian="bold" style:font-name-complex="Arial1" style:font-weight-complex="bold"/>
    </style:style>
    <style:style style:name="T129" style:family="text">
      <style:text-properties officeooo:rsid="00170a43"/>
    </style:style>
    <style:style style:name="T130" style:family="text">
      <style:text-properties officeooo:rsid="004424bc"/>
    </style:style>
    <style:style style:name="T131" style:family="text">
      <style:text-properties fo:font-weight="normal" officeooo:rsid="004424bc" style:font-weight-asian="normal" style:font-weight-complex="normal"/>
    </style:style>
    <style:style style:name="T132" style:family="text">
      <style:text-properties style:text-underline-style="none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3"/>
      </text:list-level-style-bullet>
      <text:list-level-style-bullet text:level="3" text:style-name="WW_5f_CharLFO5LVL3" text:bullet-char="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5LVL4" text:bullet-char="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5" text:style-name="WW_5f_CharLFO5LVL5" text:bullet-char="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6" text:style-name="WW_5f_CharLFO5LVL6" text:bullet-char="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WW_5f_CharLFO5LVL7" text:bullet-char="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8" text:style-name="WW_5f_CharLFO5LVL8" text:bullet-char="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9" text:style-name="WW_5f_CharLFO5LVL9" text:bullet-char="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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3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785a" draw:stroke-linejoin="round" draw:fill="none" draw:textarea-horizontal-align="center" draw:textarea-vertical-align="top" fo:padding-top="0.035cm" fo:padding-bottom="0.035cm" fo:padding-left="0.035cm" fo:padding-right="0.035cm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18cm" svg:stroke-color="#85b4a3" draw:stroke-linejoin="round" draw:fill="none" draw:textarea-horizontal-align="center" draw:textarea-vertical-align="top" fo:padding-top="0.009cm" fo:padding-bottom="0.009cm" fo:padding-left="0.009cm" fo:padding-right="0.009cm" style:run-through="background"/>
    </style:style>
    <style:style style:name="gr6" style:family="graphic">
      <style:graphic-properties draw:stroke="solid" svg:stroke-width="0.035cm" svg:stroke-color="#579d1c" svg:stroke-opacity="100%" draw:stroke-linejoin="miter" svg:stroke-linecap="butt" draw:fill="none" draw:textarea-horizontal-align="center" draw:textarea-vertical-align="middle" draw:auto-grow-height="false" draw:auto-grow-width="false" fo:min-height="4.038cm" fo:min-width="18.837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1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37"><draw:frame text:anchor-type="as-char" svg:y="-0.318cm" draw:z-index="1" draw:style-name="gr3" draw:text-style-name="P178" svg:width="0.602cm" svg:height="0.936cm"><draw:image xlink:href="Pictures/10000201000000FA00000185CEE1328B9A71EF1C.png" xlink:type="simple" xlink:show="embed" xlink:actuate="onLoad"><text:p/></draw:image></draw:frame></text:p>
            <text:p text:style-name="P38">PROVINCIA AUTONOMA DI TRENTO</text:p>
          </table:table-cell>
          <table:table-cell table:style-name="Tabella4.A1" office:value-type="string">
            <text:p text:style-name="P17">COMUNE DI</text:p>
            <text:p text:style-name="P23"/>
            <text:p text:style-name="P23">...................................................................................................</text:p>
          </table:table-cell>
          <table:table-cell table:style-name="Tabella4.A1" office:value-type="string">
            <text:p text:style-name="P15"/>
          </table:table-cell>
        </table:table-row>
        <table:table-row table:style-name="Tabella4.2">
          <table:table-cell table:style-name="Tabella4.A2" office:value-type="string">
            <text:p text:style-name="P21">LOGO <text:span text:style-name="T23">DEL COMUNE</text:span></text:p>
          </table:table-cell>
          <table:table-cell table:style-name="Tabella4.A1" office:value-type="string">
            <text:p text:style-name="P18">UFFICIO TECNICO</text:p>
            <text:p text:style-name="P19"/>
            <text:p text:style-name="P20"/>
            <text:p text:style-name="P22">(inserire in questo riquadro</text:p>
            <text:p text:style-name="P22">indirizzo completo, telefono, fax,</text:p>
            <text:p text:style-name="P22">e-mail e PEC del singolo Comune)</text:p>
          </table:table-cell>
          <table:table-cell table:style-name="Tabella4.C2" office:value-type="string">
            <text:p text:style-name="P4">SPAZIO RISERVATO AL COMUNE</text:p>
          </table:table-cell>
        </table:table-row>
      </table:table>
      <text:p text:style-name="P26"/>
      <text:p text:style-name="P95"/>
      <text:p text:style-name="P5"><draw:g text:anchor-type="char" draw:z-index="0" draw:style-name="gr1"><draw:polygon draw:style-name="gr2" draw:text-style-name="P178" svg:width="18.84cm" svg:height="7.934cm" draw:transform="rotate (-3.14159265358979) translate (18.8832976980122cm 7.99570833333333cm)" svg:viewBox="0 0 18841 7935" draw:points="18841,0 0,0 0,7935 18841,7935"><text:p/></draw:polygon></draw:g></text:p>
      <text:p text:style-name="P40">DICHIARAZIONE DI ULTIMAZIONE LAVORI</text:p>
      <text:p text:style-name="P48"><text:span text:style-name="T33">(ai sensi dell'articolo </text:span><text:span text:style-name="T34">93 </text:span><text:span text:style-name="T33">e dell'articolo </text:span><text:span text:style-name="T34">86 </text:span><text:span text:style-name="T35">d</text:span><text:span text:style-name="T33">ella legge provinciale </text:span><text:span text:style-name="T34">4 agosto 2015, n. 15</text:span><text:span text:style-name="T33">)</text:span></text:p>
      <text:p text:style-name="P49"/>
      <text:p text:style-name="P98"><text:span text:style-name="Car._20_predefinito_20_paragrafo"><text:span text:style-name="T44">SEGNALAZIONE CERTIFICATA </text:span></text:span><text:span text:style-name="Car._20_predefinito_20_paragrafo"><text:span text:style-name="T43">DI CONFORMITÀ DELLE OPERE ESEGUITE AL PROGETTO AUTORIZZATO</text:span></text:span></text:p>
      <text:p text:style-name="P99">(ai sensi dell'articolo 93, comma 2, della legge provinciale del 4 agosto 2015, n. 15)</text:p>
      <text:p text:style-name="P96">CERTIFICAZIONE FINALE DI REGOLARE ESECUZIONE DELLE OPERE</text:p>
      <text:p text:style-name="P100"><text:span text:style-name="Car._20_predefinito_20_paragrafo"><text:span text:style-name="T106">(articolo 86, comma 5, della legge provinciale del 4 agosto 2015, n. 15)</text:span></text:span></text:p>
      <text:p text:style-name="P97"><text:span text:style-name="Car._20_predefinito_20_paragrafo"><text:span text:style-name="T107">DICHIARAZIONE DI VARIAZIONE CATASTALE</text:span></text:span></text:p>
      <text:p text:style-name="P101"><text:span text:style-name="Car._20_predefinito_20_paragrafo"><text:span text:style-name="T108">(articolo 86, comma 5, della legge provinciale del 4 agosto 2015, n. 15)</text:span></text:span></text:p>
      <text:p text:style-name="P3"/>
      <text:p text:style-name="P2"/>
      <text:p text:style-name="P33"><text:span text:style-name="T83">DATI DEL TITOLARE</text:span><text:span text:style-name="T89"> </text:span><text:span text:style-name="T93">(VEDI </text:span><text:span text:style-name="T94">MODELLO </text:span><text:span text:style-name="T93">SOGGETTI COINVOLTI)</text:span></text:p>
      <text:p text:style-name="P31"/>
      <text:p text:style-name="P41">Il/la <text:span text:style-name="T103">sottoscritto</text:span>/a</text:p>
      <text:p text:style-name="P44"/>
      <text:p text:style-name="P123"><text:span text:style-name="T87">c</text:span><text:span text:style-name="T86">ognome</text:span><text:span text:style-name="T84"> e </text:span><text:span text:style-name="T85">n</text:span><text:span text:style-name="T84">ome</text:span></text:p>
      <text:p text:style-name="P42"/>
      <text:p text:style-name="P45"><text:span text:style-name="T86">nato</text:span><text:span text:style-name="T84">/a </text:span><text:span text:style-name="T88">a</text:span><text:span text:style-name="T84"> <text:tab/>prov.<text:tab/>stato</text:span></text:p>
      <text:p text:style-name="P43"/>
      <text:p text:style-name="P46">il<text:span text:style-name="T84"><text:tab/>codice fiscale</text:span></text:p>
      <text:p text:style-name="P35"/>
      <text:p text:style-name="P28"/>
      <text:p text:style-name="P155"><text:span text:style-name="T29">IN QUALITÀ DI TI</text:span><text:span text:style-name="T30">T</text:span><text:span text:style-name="T29">OLARE DEI SEGUENTI</text:span><text:span text:style-name="T31"> </text:span><text:span text:style-name="T32">A</text:span><text:span text:style-name="T29">TTI:</text:span></text:p>
      <text:p text:style-name="P76"/>
      <text:p text:style-name="P69"><text:span text:style-name="T2"><text:s/><text:tab/></text:span><text:span text:style-name="T3">permesso di costruire</text:span><text:span text:style-name="T2"> <text:s text:c="3"/>/ <text:s text:c="2"/></text:span><text:span text:style-name="T3">v</text:span><text:span text:style-name="T2">ariante <text:s text:c="2"/>/ <text:s text:c="2"/>SCIA</text:span><text:span text:style-name="T5"> n. <text:s text:c="37"/>del <text:tab/><text:tab/><text:tab/><text:tab/></text:span></text:p>
      <text:p text:style-name="P39"/>
      <text:p text:style-name="P70"><text:span text:style-name="T2"><text:s/><text:tab/></text:span><text:span text:style-name="T3">permesso di costruire</text:span><text:span text:style-name="T2"> <text:s text:c="3"/>/ <text:s text:c="2"/></text:span><text:span text:style-name="T3">v</text:span><text:span text:style-name="T2">ariante <text:s text:c="2"/>/ <text:s text:c="2"/>SCIA</text:span><text:span text:style-name="T4"> </text:span><text:span text:style-name="T2">n. <text:s text:c="37"/>del <text:tab/><text:tab/><text:tab/><text:tab/></text:span></text:p>
      <text:p text:style-name="P75"/>
      <text:p text:style-name="P72"><text:span text:style-name="T2"><text:s text:c="2"/><text:tab/></text:span><text:span text:style-name="T3">permesso di costruire</text:span><text:span text:style-name="T2"> <text:s text:c="3"/>/ <text:s text:c="2"/></text:span><text:span text:style-name="T3">v</text:span><text:span text:style-name="T2">ariante <text:s text:c="2"/>/ <text:s text:c="2"/>SCIA</text:span><text:span text:style-name="T4"> </text:span><text:span text:style-name="T2">n. <text:s text:c="37"/>del <text:tab/><text:tab/><text:tab/><text:tab/></text:span></text:p>
      <text:p text:style-name="P75"/>
      <text:p text:style-name="P72"><text:span text:style-name="T5"><text:s text:c="2"/><text:tab/></text:span><text:span text:style-name="T6">permesso di costruire</text:span><text:span text:style-name="T5"> <text:s text:c="3"/>/ <text:s text:c="2"/></text:span><text:span text:style-name="T6">v</text:span><text:span text:style-name="T5">ariante <text:s text:c="2"/>/ <text:s text:c="2"/>SCIA</text:span><text:span text:style-name="T4"> </text:span><text:span text:style-name="T2">n. <text:s text:c="37"/>del <text:tab/><text:tab/><text:tab/><text:tab/></text:span></text:p>
      <text:p text:style-name="P74"/>
      <text:p text:style-name="P7"/>
      <text:p text:style-name="P7">che hanno legittimato il seguente intervento:</text:p>
      <text:p text:style-name="P60"/>
      <text:p text:style-name="P64"/>
      <text:p text:style-name="P64"/>
      <text:p text:style-name="P25"/>
      <text:p text:style-name="P62"/>
      <text:p text:style-name="P61"><text:soft-page-break/><text:span text:style-name="T8">SULL’</text:span><text:span text:style-name="T7">IMMOBILE INTERESS</text:span><text:span text:style-name="T11">A</text:span><text:span text:style-name="T12">T</text:span><text:span text:style-name="T7">O</text:span><text:span text:style-name="T13"> </text:span><text:span text:style-name="T7">AI L</text:span><text:span text:style-name="T11">A</text:span><text:span text:style-name="T7">VORI:</text:span></text:p>
      <text:p text:style-name="P10"/>
      <text:p text:style-name="P66"><text:span text:style-name="T7">Dati catastali: </text:span><text:span text:style-name="T14"><text:s/></text:span><text:span text:style-name="T9">C.C. di<text:tab/>particelle fondiarie n.</text:span></text:p>
      <text:p text:style-name="P24"/>
      <text:p text:style-name="P73"><text:span text:style-name="T9">C.C. di<text:tab/>particelle edificiali n.<text:tab/></text:span><text:span text:style-name="T15">P</text:span><text:span text:style-name="T9">.M.<text:tab/>sub.</text:span></text:p>
      <text:p text:style-name="P24"/>
      <text:p text:style-name="P67"><text:span text:style-name="T7">Ubicazione:<text:tab/></text:span><text:span text:style-name="T9">località<text:tab/>via/piazza</text:span></text:p>
      <text:p text:style-name="P68"/>
      <text:p text:style-name="P65"><text:span text:style-name="T16"><text:tab/></text:span><text:span text:style-name="T17">civico n.<text:tab/>scala n.<text:tab/>piano<text:tab/><text:tab/>interno n.</text:span></text:p>
      <text:p text:style-name="P27"/>
      <text:p text:style-name="P27">COMUNICA</text:p>
      <text:p text:style-name="P13"/>
      <text:p text:style-name="P6"/>
      <text:p text:style-name="P104">che in data <text:span text:style-name="T27"><text:tab/></text:span> si sono conclusi i lavori previsti dagli atti sopracitati;</text:p>
      <text:p text:style-name="P104"/>
      <text:p text:style-name="P16"/>
      <text:list xml:id="list3575380351722236144" text:style-name="L1">
        <text:list-header>
          <text:p text:style-name="P170"><draw:custom-shape text:anchor-type="paragraph" draw:z-index="3" draw:name="Rettangolo 17" draw:style-name="gr6" draw:text-style-name="P179" svg:width="18.837cm" svg:height="4.038cm" draw:transform="rotate (-3.14159265358979) translate (19.0623472222222cm 4.14161111111111cm)"><text:p/><draw:enhanced-geometry svg:viewBox="0 0 21600 21600" draw:type="non-primitive" draw:enhanced-path="M 0 0 L 21600 0 21600 21600 0 21600 Z N"/></draw:custom-shape><text:span text:style-name="Car._20_predefinito_20_paragrafo"><text:span text:style-name="T82"/></text:span></text:p>
          <text:p text:style-name="P170"><text:span text:style-name="Car._20_predefinito_20_paragrafo"><text:span text:style-name="T82">Inoltre in relazione a quanto previsto dall'articolo 88 comma 3 del regolamento l.p, 15/2015 in materia di </text:span></text:span></text:p>
          <text:p text:style-name="P170"><text:span text:style-name="Car._20_predefinito_20_paragrafo"><text:span text:style-name="T82">cambio di coltura</text:span></text:span></text:p>
        </text:list-header>
      </text:list>
      <text:p text:style-name="P110">INFORMA</text:p>
      <text:p text:style-name="P92"/>
      <text:p text:style-name="P92"/>
      <text:p text:style-name="P94"><text:span text:style-name="Car._20_predefinito_20_paragrafo"><text:span text:style-name="T82"><text:s/>di aver depositato in data ____________ la comunicazione di fine lavori all'autorità Forestale</text:span></text:span></text:p>
      <text:p text:style-name="P93"/>
      <text:p text:style-name="P91"/>
      <text:p text:style-name="P158"/>
      <text:p text:style-name="P159"/>
      <text:p text:style-name="P159">Luogo e data<text:tab/></text:p>
      <text:p text:style-name="P161"><draw:line text:anchor-type="paragraph" draw:z-index="5" draw:name="Forma1" draw:style-name="gr7" draw:text-style-name="P180" svg:x1="0.494cm" svg:y1="0.002cm" svg:x2="9.296cm" svg:y2="0.002cm"><text:p/></draw:line></text:p>
      <text:p text:style-name="P160">IL/I TITOLARE/I</text:p>
      <text:p text:style-name="P157"/>
      <text:p text:style-name="P157"/>
      <text:p text:style-name="P162"><draw:line text:anchor-type="paragraph" draw:z-index="4" draw:name="Forma1" draw:style-name="gr7" draw:text-style-name="P180" svg:x1="9.516cm" svg:y1="-0.106cm" svg:x2="18.829cm" svg:y2="-0.106cm"><text:p/></draw:line>(firma)</text:p>
      <text:p text:style-name="P145"><text:span text:style-name="Car._20_predefinito_20_paragrafo"><text:span text:style-name="T28"/></text:span></text:p>
      <text:p text:style-name="P47"><text:span text:style-name="Car._20_predefinito_20_paragrafo"><text:span text:style-name="T113">Egregio Signore/Gentile Signora, La informiamo che sotto firmando il presente modulo Lei acconsente anche all'utilizzo</text:span></text:span><text:span text:style-name="Car._20_predefinito_20_paragrafo"><text:span text:style-name="T110">, sia su base informatica che su base cartacea,</text:span></text:span><text:span text:style-name="Car._20_predefinito_20_paragrafo"><text:span text:style-name="T113"> dei dati riportati sullo stesso, nelle modalità illustrate nella nota riportata nel modulo, in conformità a quanto previsto dal d.lgs. 196/2003 (Codice in materia di protezione dei dati personali)</text:span></text:span><text:span text:style-name="Car._20_predefinito_20_paragrafo"><text:span text:style-name="T110"> </text:span></text:span><text:span text:style-name="Car._20_predefinito_20_paragrafo"><text:span text:style-name="T111">e del</text:span></text:span><text:span text:style-name="Car._20_predefinito_20_paragrafo"><text:span text:style-name="T110"> </text:span></text:span><text:span text:style-name="Car._20_predefinito_20_paragrafo"><text:span text:style-name="T112">Regolamento</text:span></text:span><text:span text:style-name="Car._20_predefinito_20_paragrafo"><text:span text:style-name="T114"> UE </text:span></text:span><text:span text:style-name="Car._20_predefinito_20_paragrafo"><text:span text:style-name="T97">2016/679</text:span></text:span><text:span text:style-name="Car._20_predefinito_20_paragrafo"><text:span text:style-name="T110">.</text:span></text:span></text:p>
      <text:p text:style-name="P105"><text:span text:style-name="Car._20_predefinito_20_paragrafo"><text:span text:style-name="T45"/></text:span></text:p>
      <text:p text:style-name="P105"><text:span text:style-name="Car._20_predefinito_20_paragrafo"><text:span text:style-name="T45"/></text:span></text:p>
      <text:p text:style-name="P105"><text:span text:style-name="Car._20_predefinito_20_paragrafo"><text:span text:style-name="T45"/></text:span></text:p>
      <text:p text:style-name="P109"/>
      <text:p text:style-name="P108"><text:span text:style-name="T90">Il </text:span><text:span text:style-name="T91">T</text:span><text:span text:style-name="T90">ecnico abilitato</text:span>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24"><text:span text:style-name="T119">t</text:span>itolo, nome e cognome</text:p>
          </table:table-cell>
        </table:table-row>
        <table:table-row table:style-name="Tabella3.1">
          <table:table-cell table:style-name="Tabella3.A1" office:value-type="string">
            <text:p text:style-name="P125"><text:span text:style-name="T119">i</text:span>scritto all'Albo/Ordine<text:tab/>della Provincia di<text:tab/>n.</text:p>
          </table:table-cell>
        </table:table-row>
        <table:table-row table:style-name="Tabella3.1">
          <table:table-cell table:style-name="Tabella3.A1" office:value-type="string">
            <text:p text:style-name="P126"><text:span text:style-name="T121">c</text:span><text:span text:style-name="T120">odice fiscale<text:tab/>partita IVA</text:span></text:p>
          </table:table-cell>
        </table:table-row>
        <table:table-row table:style-name="Tabella3.1">
          <table:table-cell table:style-name="Tabella3.A1" office:value-type="string">
            <text:p text:style-name="P127">con studio in </text:p>
          </table:table-cell>
        </table:table-row>
        <table:table-row table:style-name="Tabella3.1">
          <table:table-cell table:style-name="Tabella3.A1" office:value-type="string">
            <text:p text:style-name="P127">posta elettronica certificata</text:p>
          </table:table-cell>
        </table:table-row>
      </table:table>
      <text:p text:style-name="P107"><text:span text:style-name="Car._20_predefinito_20_paragrafo"><text:span text:style-name="T42"/></text:span></text:p>
      <text:p text:style-name="P105"><text:span text:style-name="Car._20_predefinito_20_paragrafo"><text:span text:style-name="T46">a</text:span></text:span><text:span text:style-name="Car._20_predefinito_20_paragrafo"><text:span text:style-name="T45">i sensi dell'art. 86, comma 5, e dell’art. 93, comma 2, della l.p. 15/2015</text:span></text:span></text:p>
      <text:p text:style-name="P103"/>
      <text:p text:style-name="P121">CERTIFICA</text:p>
      <text:p text:style-name="P106">che <text:span text:style-name="T123">le opere sono</text:span>:</text:p>
      <text:p text:style-name="P140"><text:span text:style-name="Car._20_predefinito_20_paragrafo"><text:span text:style-name="T39"><text:tab/></text:span></text:span><text:span text:style-name="Car._20_predefinito_20_paragrafo"><text:span text:style-name="T65">ultimate </text:span></text:span><text:span text:style-name="Car._20_predefinito_20_paragrafo"><text:span text:style-name="T64">completamente</text:span></text:span></text:p>
      <text:p text:style-name="P139"><text:span text:style-name="T109"><text:tab/></text:span><text:span text:style-name="T77">ultimate in </text:span><text:span text:style-name="T76">forma parziale</text:span>, alle condizioni di cui all’articolo 93, comma 4 <text:s/>della L.P. 15/2015, com<text:span text:style-name="T122">e</text:span> da planimetria/relazione grafica allegata a firma del tecnico abilitato/D.L.</text:p>
      <text:p text:style-name="P9"/>
      <text:p text:style-name="P102"><text:span text:style-name="Car._20_predefinito_20_paragrafo"><text:span text:style-name="T26">e </text:span></text:span><text:span text:style-name="Car._20_predefinito_20_paragrafo"><text:span text:style-name="T25">sono</text:span></text:span><text:span text:style-name="Car._20_predefinito_20_paragrafo"><text:span text:style-name="T128"> </text:span></text:span><text:span text:style-name="Car._20_predefinito_20_paragrafo"><text:span text:style-name="T25">state</text:span></text:span><text:span text:style-name="Car._20_predefinito_20_paragrafo"><text:span text:style-name="T128"> </text:span></text:span><text:span text:style-name="Car._20_predefinito_20_paragrafo"><text:span text:style-name="T25">eseguite</text:span></text:span><text:span text:style-name="Car._20_predefinito_20_paragrafo"><text:span text:style-name="T128"> </text:span></text:span><text:span text:style-name="Car._20_predefinito_20_paragrafo"><text:span text:style-name="T25">in</text:span></text:span><text:span text:style-name="Car._20_predefinito_20_paragrafo"><text:span text:style-name="T128"> </text:span></text:span><text:span text:style-name="Car._20_predefinito_20_paragrafo"><text:span text:style-name="T25">conformità</text:span></text:span><text:span text:style-name="Car._20_predefinito_20_paragrafo"><text:span text:style-name="T128"> </text:span></text:span><text:span text:style-name="Car._20_predefinito_20_paragrafo"><text:span text:style-name="T25">ai</text:span></text:span><text:span text:style-name="Car._20_predefinito_20_paragrafo"><text:span text:style-name="T128"> </text:span></text:span><text:span text:style-name="Car._20_predefinito_20_paragrafo"><text:span text:style-name="T25">progetti</text:span></text:span><text:span text:style-name="Car._20_predefinito_20_paragrafo"><text:span text:style-name="T128"> </text:span></text:span><text:span text:style-name="Car._20_predefinito_20_paragrafo"><text:span text:style-name="T25">allegati</text:span></text:span><text:span text:style-name="Car._20_predefinito_20_paragrafo"><text:span text:style-name="T128"> ai</text:span></text:span><text:span text:style-name="Car._20_predefinito_20_paragrafo"><text:span text:style-name="T25"> titoli abilitativi edilizi sopra indicati.</text:span></text:span></text:p>
      <text:p text:style-name="P30"><text:span text:style-name="Car._20_predefinito_20_paragrafo"><text:span text:style-name="T66"/></text:span></text:p>
      <text:p text:style-name="P29"><text:span text:style-name="Car._20_predefinito_20_paragrafo"><text:span text:style-name="T10">Si richiama il disposto dell'art. 93 comma 8, della LP 15/2015 che prevede l'applicazione delle sanzioni di cui all'art. 24, comma 3, del D.P.R. 380/2001 nel caso di mancata presentazione entro i termini previsti delle certificazioni, attestazioni e dichiarazioni indicate allo stesso articolo.</text:span></text:span></text:p>
      <text:p text:style-name="P122">ATTESTA</text:p>
      <text:list xml:id="list7194349737472126533" text:style-name="L2">
        <text:list-header>
          <text:p text:style-name="P172"><text:span text:style-name="T109"> </text:span>che le op<text:span text:style-name="T81">ere rientrano nei casi di cui all’art. 93, comma 3, della l.p. 15/2015, in quanto relative alle seguenti tipologie:</text:span></text:p>
          <text:list>
            <text:list-item>
              <text:list>
                <text:list-item>
                  <text:p text:style-name="P173">nuove costruzioni;</text:p>
                </text:list-item>
                <text:list-item>
                  <text:p text:style-name="P173">lavori di recupero di edifici esistenti che interessino parti strutturali degli edifici;</text:p>
                </text:list-item>
                <text:list-item>
                  <text:p text:style-name="P174"><text:span text:style-name="Car._20_predefinito_20_paragrafo"><text:span text:style-name="T48">cambi di destinazioni d'uso, con o senza opere, anche di singole unità immobiliari</text:span></text:span><text:span text:style-name="Car._20_predefinito_20_paragrafo"><text:span text:style-name="T49">;</text:span></text:span></text:p>
                </text:list-item>
              </text:list>
            </text:list-item>
          </text:list>
        </text:list-header>
      </text:list>
      <text:p text:style-name="P141">quindi sono soggette a segnalazione certificata di agibilità ai sensi dell'art. 93, c. 2 della L.P.15/2015, che viene depositata contestualmente al presente comunicazione.</text:p>
      <text:p text:style-name="P143"/>
      <text:list xml:id="list192204115742486" text:continue-numbering="true" text:style-name="L2">
        <text:list-header>
          <text:p text:style-name="P172"><text:span text:style-name="T109"> </text:span>che le opere non rientrano nei casi di cui all’art. 93, comma 3, della l.p. 15/2015;</text:p>
        </text:list-header>
      </text:list>
      <text:p text:style-name="P142">quindi NON sono soggette alla presentazione della segnalazione certificata di agibilità ai sensi dell'art. 93, c. 2 della L.P.15/2015</text:p>
      <text:p text:style-name="P144"/>
      <text:p text:style-name="P134">che l’intervento, <text:span text:style-name="T125">per quanto riguarda gli aspetti di toponomastica</text:span>:</text:p>
      <text:p text:style-name="P130">□<text:span text:style-name="T124"> </text:span>non comporta variazione di numerazione civica</text:p>
      <text:p text:style-name="P130">□<text:span text:style-name="T124"> </text:span>comporta variazione di numerazione civica, e </text:p>
      <text:p text:style-name="P129">□<text:span text:style-name="T124"> </text:span>si allega la nota di assegnazione o aggiornamento di numerazione civica rilasciata dagli uffici comunali competenti prot.n./ ric. <text:span text:style-name="T37">_____________________ del ____/____/_______</text:span>;</text:p>
      <text:p text:style-name="P128">□<text:span text:style-name="T124"> </text:span>si comunicano gli estremi della richiesta di assegnazione o aggiornamento di numerazione civica, già presentata all'amministrazione comunale, prot./n._____________________ del ____/____/_______</text:p>
      <text:p text:style-name="P52"/>
      <text:p text:style-name="P53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1">Inoltre</text:p>
            <text:p text:style-name="P54">ATTESTA</text:p>
            <text:p text:style-name="P53"><text:span text:style-name="Car._20_predefinito_20_paragrafo"><text:span text:style-name="T47"/></text:span></text:p>
            <text:p text:style-name="P156"><text:span text:style-name="Car._20_predefinito_20_paragrafo"><text:span text:style-name="T71"></text:span></text:span><text:span text:style-name="Car._20_predefinito_20_paragrafo"><text:span text:style-name="T72"> </text:span></text:span><text:span text:style-name="Car._20_predefinito_20_paragrafo"><text:span text:style-name="T60">il completamento, collaudo e completo assolvimento degli obblighi in materia di opere di urbanizzazione primaria prescritte per l'intervento edilizio, ai sensi dell'art. 93, c. 4 della L.P. 4 agosto 2015, n. 15 e art. </text:span></text:span><text:span text:style-name="Car._20_predefinito_20_paragrafo"><text:span text:style-name="T61">49 e seguenti </text:span></text:span><text:span text:style-name="Car._20_predefinito_20_paragrafo"><text:span text:style-name="T60">(lottizzazioni/</text:span></text:span><text:span text:style-name="Car._20_predefinito_20_paragrafo"><text:span text:style-name="T61">piani attuativi</text:span></text:span><text:span text:style-name="Car._20_predefinito_20_paragrafo"><text:span text:style-name="T60">);</text:span></text:span></text:p>
            <text:p text:style-name="P156"><text:span text:style-name="Car._20_predefinito_20_paragrafo"><text:span text:style-name="T71"></text:span></text:span><text:span text:style-name="Car._20_predefinito_20_paragrafo"><text:span text:style-name="T60">l'assolvimento dei vincoli urbanistici di destinazione d'uso previsto dalla vigente normativa (ad es. zone agricole, …);</text:span></text:span></text:p>
            <text:p text:style-name="P156"><text:span text:style-name="Car._20_predefinito_20_paragrafo"><text:span text:style-name="T71"></text:span></text:span><text:span text:style-name="Car._20_predefinito_20_paragrafo"><text:span text:style-name="T72"> </text:span></text:span><text:span text:style-name="Car._20_predefinito_20_paragrafo"><text:span text:style-name="T62">l’assolvimento delle prescrizioni impartite nelle autorizzazioni acquisite preliminarmente al rilascio del titolo</text:span></text:span></text:p>
            <text:p text:style-name="P114"><text:span text:style-name="Car._20_predefinito_20_paragrafo"><text:span text:style-name="T63"/></text:span></text:p>
          </table:table-cell>
        </table:table-row>
      </table:table>
      <text:p text:style-name="P113"/>
      <text:p text:style-name="P111"><text:span text:style-name="Car._20_predefinito_20_paragrafo"><text:span text:style-name="T73">VARIAZIONE CATASTALE</text:span></text:span></text:p>
      <text:p text:style-name="P112"><text:span text:style-name="Car._20_predefinito_20_paragrafo"><text:span text:style-name="T49">Ai sensi dell'art. 23, comma 7, del D.</text:span></text:span><text:span text:style-name="Car._20_predefinito_20_paragrafo"><text:span text:style-name="T51">P</text:span></text:span><text:span text:style-name="Car._20_predefinito_20_paragrafo"><text:span text:style-name="T49">.R. 380/2001 modificato dal comma 558, della legge 3</text:span></text:span><text:span text:style-name="Car._20_predefinito_20_paragrafo"><text:span text:style-name="T53">1</text:span></text:span><text:span text:style-name="Car._20_predefinito_20_paragrafo"><text:span text:style-name="T49">1/2004)</text:span></text:span></text:p>
      <text:p text:style-name="P14"/>
      <text:p text:style-name="P132">DICHIARA</text:p>
      <text:p text:style-name="P133"/>
      <text:list xml:id="list84236333581288" text:style-name="L2">
        <text:list-header>
          <text:p text:style-name="P175"><text:span text:style-name="Car._20_predefinito_20_paragrafo"><text:span text:style-name="T40"> </text:span></text:span><text:span text:style-name="Car._20_predefinito_20_paragrafo"><text:span text:style-name="T49">che le opere realizzate </text:span></text:span><text:span text:style-name="Car._20_predefinito_20_paragrafo"><text:span text:style-name="T50">non hanno comportato </text:span></text:span><text:span text:style-name="Car._20_predefinito_20_paragrafo"><text:span text:style-name="T49">modificazioni del classamento catastale;</text:span></text:span></text:p>
          <text:p text:style-name="P176"><text:span text:style-name="Car._20_predefinito_20_paragrafo"><text:span text:style-name="T40"> </text:span></text:span><text:span text:style-name="Car._20_predefinito_20_paragrafo"><text:span text:style-name="T49">che</text:span></text:span><text:span text:style-name="Car._20_predefinito_20_paragrafo"><text:span text:style-name="T54"> </text:span></text:span><text:span text:style-name="Car._20_predefinito_20_paragrafo"><text:span text:style-name="T49">le</text:span></text:span><text:span text:style-name="Car._20_predefinito_20_paragrafo"><text:span text:style-name="T54"> </text:span></text:span><text:span text:style-name="Car._20_predefinito_20_paragrafo"><text:span text:style-name="T49">opere</text:span></text:span><text:span text:style-name="Car._20_predefinito_20_paragrafo"><text:span text:style-name="T54"> </text:span></text:span><text:span text:style-name="Car._20_predefinito_20_paragrafo"><text:span text:style-name="T49">realizzate</text:span></text:span><text:span text:style-name="Car._20_predefinito_20_paragrafo"><text:span text:style-name="T54"> </text:span></text:span><text:span text:style-name="Car._20_predefinito_20_paragrafo"><text:span text:style-name="T50">hanno</text:span></text:span><text:span text:style-name="Car._20_predefinito_20_paragrafo"><text:span text:style-name="T55"> </text:span></text:span><text:span text:style-name="Car._20_predefinito_20_paragrafo"><text:span text:style-name="T50">comportato</text:span></text:span><text:span text:style-name="Car._20_predefinito_20_paragrafo"><text:span text:style-name="T55"> </text:span></text:span><text:span text:style-name="Car._20_predefinito_20_paragrafo"><text:span text:style-name="T49">modificazioni</text:span></text:span><text:span text:style-name="Car._20_predefinito_20_paragrafo"><text:span text:style-name="T56"> </text:span></text:span><text:span text:style-name="Car._20_predefinito_20_paragrafo"><text:span text:style-name="T49">catastali,</text:span></text:span><text:span text:style-name="Car._20_predefinito_20_paragrafo"><text:span text:style-name="T56"> </text:span></text:span><text:span text:style-name="Car._20_predefinito_20_paragrafo"><text:span text:style-name="T49">e</text:span></text:span><text:span text:style-name="Car._20_predefinito_20_paragrafo"><text:span text:style-name="T54"> </text:span></text:span><text:span text:style-name="Car._20_predefinito_20_paragrafo"><text:span text:style-name="T49">si</text:span></text:span><text:span text:style-name="Car._20_predefinito_20_paragrafo"><text:span text:style-name="T54"> </text:span></text:span><text:span text:style-name="Car._20_predefinito_20_paragrafo"><text:span text:style-name="T50">allega</text:span></text:span><text:span text:style-name="Car._20_predefinito_20_paragrafo"><text:span text:style-name="T55"> </text:span></text:span><text:span text:style-name="Car._20_predefinito_20_paragrafo"><text:span text:style-name="T74">ricevuta</text:span></text:span><text:span text:style-name="Car._20_predefinito_20_paragrafo"><text:span text:style-name="T75"> </text:span></text:span><text:span text:style-name="Car._20_predefinito_20_paragrafo"><text:span text:style-name="T74">della</text:span></text:span><text:span text:style-name="Car._20_predefinito_20_paragrafo"><text:span text:style-name="T75"> </text:span></text:span><text:span text:style-name="Car._20_predefinito_20_paragrafo"><text:span text:style-name="T74">presentazione</text:span></text:span><text:span text:style-name="Car._20_predefinito_20_paragrafo"><text:span text:style-name="T75"> </text:span></text:span><text:span text:style-name="Car._20_predefinito_20_paragrafo"><text:span text:style-name="T74">della variazione catastale.</text:span></text:span></text:p>
        </text:list-header>
      </text:list>
      <text:p text:style-name="P78"/>
      <text:p text:style-name="P56"><text:span text:style-name="Car._20_predefinito_20_paragrafo"><text:span text:style-name="T57">A</text:span></text:span><text:span text:style-name="Car._20_predefinito_20_paragrafo"><text:span text:style-name="T50">vvertenze:</text:span></text:span><text:span text:style-name="Car._20_predefinito_20_paragrafo"><text:span text:style-name="T58"> </text:span></text:span><text:span text:style-name="Car._20_predefinito_20_paragrafo"><text:span text:style-name="T50">la</text:span></text:span><text:span text:style-name="Car._20_predefinito_20_paragrafo"><text:span text:style-name="T58"> </text:span></text:span><text:span text:style-name="Car._20_predefinito_20_paragrafo"><text:span text:style-name="T50">mancanza della ricevuta</text:span></text:span><text:span text:style-name="Car._20_predefinito_20_paragrafo"><text:span text:style-name="T58"> </text:span></text:span><text:span text:style-name="Car._20_predefinito_20_paragrafo"><text:span text:style-name="T50">di presentazione di</text:span></text:span><text:span text:style-name="Car._20_predefinito_20_paragrafo"><text:span text:style-name="T58"> </text:span></text:span><text:span text:style-name="Car._20_predefinito_20_paragrafo"><text:span text:style-name="T50">variazione catastale, laddove necessaria, comporta l'applicazione,</text:span></text:span><text:span text:style-name="Car._20_predefinito_20_paragrafo"><text:span text:style-name="T59"> </text:span></text:span><text:span text:style-name="Car._20_predefinito_20_paragrafo"><text:span text:style-name="T50">da</text:span></text:span><text:span text:style-name="Car._20_predefinito_20_paragrafo"><text:span text:style-name="T59"> </text:span></text:span><text:span text:style-name="Car._20_predefinito_20_paragrafo"><text:span text:style-name="T50">parte</text:span></text:span><text:span text:style-name="Car._20_predefinito_20_paragrafo"><text:span text:style-name="T59"> </text:span></text:span><text:span text:style-name="Car._20_predefinito_20_paragrafo"><text:span text:style-name="T50">del</text:span></text:span><text:span text:style-name="Car._20_predefinito_20_paragrafo"><text:span text:style-name="T59"> </text:span></text:span><text:span text:style-name="Car._20_predefinito_20_paragrafo"><text:span text:style-name="T50">Comune,</text:span></text:span><text:span text:style-name="Car._20_predefinito_20_paragrafo"><text:span text:style-name="T59"> </text:span></text:span><text:span text:style-name="Car._20_predefinito_20_paragrafo"><text:span text:style-name="T50">della</text:span></text:span><text:span text:style-name="Car._20_predefinito_20_paragrafo"><text:span text:style-name="T59"> </text:span></text:span><text:span text:style-name="Car._20_predefinito_20_paragrafo"><text:span text:style-name="T50">sanzione</text:span></text:span><text:span text:style-name="Car._20_predefinito_20_paragrafo"><text:span text:style-name="T59"> </text:span></text:span><text:span text:style-name="Car._20_predefinito_20_paragrafo"><text:span text:style-name="T50">prevista</text:span></text:span><text:span text:style-name="Car._20_predefinito_20_paragrafo"><text:span text:style-name="T59"> </text:span></text:span><text:span text:style-name="Car._20_predefinito_20_paragrafo"><text:span text:style-name="T50">dall'art.</text:span></text:span><text:span text:style-name="Car._20_predefinito_20_paragrafo"><text:span text:style-name="T59"> </text:span></text:span><text:span text:style-name="Car._20_predefinito_20_paragrafo"><text:span text:style-name="T50">37,</text:span></text:span><text:span text:style-name="Car._20_predefinito_20_paragrafo"><text:span text:style-name="T59"> </text:span></text:span><text:span text:style-name="Car._20_predefinito_20_paragrafo"><text:span text:style-name="T50">comma</text:span></text:span><text:span text:style-name="Car._20_predefinito_20_paragrafo"><text:span text:style-name="T59"> </text:span></text:span><text:span text:style-name="Car._20_predefinito_20_paragrafo"><text:span text:style-name="T50">5,</text:span></text:span><text:span text:style-name="Car._20_predefinito_20_paragrafo"><text:span text:style-name="T59"> </text:span></text:span><text:span text:style-name="Car._20_predefinito_20_paragrafo"><text:span text:style-name="T50">del</text:span></text:span><text:span text:style-name="Car._20_predefinito_20_paragrafo"><text:span text:style-name="T59"> </text:span></text:span><text:span text:style-name="Car._20_predefinito_20_paragrafo"><text:span text:style-name="T50">D.</text:span></text:span><text:span text:style-name="Car._20_predefinito_20_paragrafo"><text:span text:style-name="T52">P</text:span></text:span><text:span text:style-name="Car._20_predefinito_20_paragrafo"><text:span text:style-name="T50">.R.</text:span></text:span><text:span text:style-name="Car._20_predefinito_20_paragrafo"><text:span text:style-name="T59"> </text:span></text:span><text:span text:style-name="Car._20_predefinito_20_paragrafo"><text:span text:style-name="T50">380/2001.</text:span></text:span></text:p>
      <text:p text:style-name="P63"><text:span text:style-name="Car._20_predefinito_20_paragrafo"><text:span text:style-name="T70"/></text:span></text:p>
      <text:p text:style-name="P36"><text:span text:style-name="Car._20_predefinito_20_paragrafo"><text:span text:style-name="T67">Si ALLEGA</text:span></text:span><text:span text:style-name="Car._20_predefinito_20_paragrafo"><text:span text:style-name="T69"> </text:span></text:span><text:span text:style-name="Car._20_predefinito_20_paragrafo"><text:span text:style-name="T67">la documentazione </text:span></text:span><text:span text:style-name="Car._20_predefinito_20_paragrafo"><text:span text:style-name="T68">individuata nell’apposito elenco posto al termine del presente modulo</text:span></text:span><text:span text:style-name="Car._20_predefinito_20_paragrafo"><text:span text:style-name="T67">, come richiesto dalle specifiche disposizioni normative applicabili all'intervento in oggetto.</text:span></text:span></text:p>
      <text:p text:style-name="P55"/>
      <text:p text:style-name="P71"><draw:g text:anchor-type="char" draw:z-index="2" draw:style-name="gr4"><draw:line draw:style-name="gr5" draw:text-style-name="P178" svg:x1="1.411cm" svg:y1="0.506cm" svg:x2="9.525cm" svg:y2="0.506cm"><text:p/></draw:line></draw:g>Luogo e data</text:p>
      <text:p text:style-name="P77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31"/>
          </table:table-cell>
          <table:table-cell table:style-name="Tabella5.A1" office:value-type="string">
            <text:p text:style-name="P57"><text:span text:style-name="T18">IL </text:span><text:span text:style-name="T19">TECNI</text:span><text:span text:style-name="T20">CO </text:span><text:span text:style-name="T21">ABILITATO</text:span></text:p>
            <text:p text:style-name="P58"/>
            <text:p text:style-name="P58"/>
            <text:p text:style-name="P58">___________________________</text:p>
          </table:table-cell>
        </table:table-row>
      </table:table>
      <text:p text:style-name="P11"/>
      <text:p text:style-name="P34"><text:span text:style-name="T33">Egregio Signore/Gentile Signora, La informiamo che sotto firmando il presente modulo Lei acconsente anche all'utilizzo</text:span><text:span text:style-name="T38">, sia su base informatica che su base cartacea,</text:span><text:span text:style-name="T33"> dei dati riportati sullo stesso, nelle modalità illustrate nella nota riportata nel modulo, in conformità a quanto previsto dal d.lgs. 196/2003 (Codice in materia di protezione dei dati personali)</text:span> <text:span text:style-name="T129">e del</text:span> <text:span text:style-name="T130">Regolamento</text:span><text:span text:style-name="T131"> UE </text:span><text:span text:style-name="T96">2016/679</text:span>.</text:p>
      <text:p text:style-name="P8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166"/>
            <text:p text:style-name="P164">INFORMATIVA SULLA PRIVACY (Art. 13 del D. Lgs. n. 196/2003, <text:span text:style-name="T127">Regolamento UE 2016/679 in vigore dal 24.05.2016 e pienamente dal 25.05.2018</text:span>)</text:p>
            <text:p text:style-name="P165">Ai sensi dell'art. 13 del codice in materia di protezione dei dati personali si forniscono le seguenti informazioni:</text:p>
            <text:p text:style-name="P165"><text:span text:style-name="T76">Finalità del trattamento</text:span>: i dati personali dichiarati saranno utilizzati dagli uffici nell'ambito del procedimento per il quale la presente dichiarazione viene resa.</text:p>
            <text:p text:style-name="P165"><text:span text:style-name="T76">Modalità</text:span>: il trattamento avverrà sia con strumenti cartacei sia su supporti informatici a disposizione degli uffici.</text:p>
            <text:p text:style-name="P165"><text:span text:style-name="T76">Ambito di comunicazione</text:span>: i dati verranno comunicati a terzi ai sensi della <text:s/>L. n. 241/1990, ove applicabile, e in caso di verifiche ai sensi dell'art. 71 del D.P.R. n. 445/2000.</text:p>
            <text:p text:style-name="P165"><text:span text:style-name="T76">Diritti</text:span>: il sottoscrittore può in ogni momento esercitare i diritti di accesso, rettifica, aggiornamento e integrazione dei dati ai sensi dell'art. 7 del D.Lgs. <text:s/>n. 196/2003 rivolgendo le richieste <text:span text:style-name="T127">al</text:span> Titolare <text:span text:style-name="T127">del trattamento</text:span>: __________________ <text:span text:style-name="T127">(indicare il Comune)</text:span></text:p>
            <text:p text:style-name="P167"/>
          </table:table-cell>
        </table:table-row>
      </table:table>
      <text:p text:style-name="P12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168">Si attesta che la presente<text:span text:style-name="T102"> </text:span><text:span text:style-name="T104">D</text:span><text:span text:style-name="T105">ichiarazione di ultimazione lavori</text:span>, ai sensi dell'art. 38 del D.P.R. 445/2000, è stata:</text:p>
            <text:list xml:id="list1880032471254401755" text:style-name="L3">
              <text:list-item>
                <text:p text:style-name="P177">sottoscritta dal dichiarante in presenza del dipendente addetto;</text:p>
              </text:list-item>
              <text:list-item>
                <text:p text:style-name="P177">sottoscritta e presentata unitamente a copia fotostatica non autenticata di un documento di identità del dichiarante.</text:p>
              </text:list-item>
            </text:list>
            <text:p text:style-name="P120"><text:span text:style-name="T132"><text:tab/><text:tab/><text:tab/><text:tab/><text:tab/><text:tab/>Il dipendente addetto </text:span><text:span text:style-name="T24"><text:tab/><text:tab/><text:tab/><text:tab/><text:tab/></text:span></text:p>
          </table:table-cell>
        </table:table-row>
      </table:table>
      <text:p text:style-name="P50"><text:span text:style-name="T126">SI </text:span>ALLEGA</text:p>
      <text:p text:style-name="P32">la seguente documentazione</text:p>
      <text:p text:style-name="P79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80"/>
            <text:p text:style-name="P84">barrare</text:p>
          </table:table-cell>
          <table:table-cell table:style-name="Tabella1.A1" office:value-type="string">
            <text:p text:style-name="P80"/>
            <text:p text:style-name="P85">n. copie</text:p>
          </table:table-cell>
          <table:table-cell table:style-name="Tabella1.C1" office:value-type="string">
            <text:p text:style-name="P80"/>
            <text:p text:style-name="P86">descrizione allegato</text:p>
          </table:table-cell>
        </table:table-row>
        <table:table-row table:style-name="Tabella1.2">
          <table:table-cell table:style-name="Tabella1.A3" office:value-type="string">
            <text:p text:style-name="P59"></text:p>
          </table:table-cell>
          <table:table-cell table:style-name="Tabella1.B3" office:value-type="string">
            <text:p text:style-name="P138">1</text:p>
          </table:table-cell>
          <table:table-cell table:style-name="Tabella1.C3" office:value-type="string">
            <text:p text:style-name="P163">Soggetti coinvolti</text:p>
          </table:table-cell>
        </table:table-row>
        <table:table-row table:style-name="Tabella1.2">
          <table:table-cell table:style-name="Tabella1.A3" office:value-type="string">
            <text:p text:style-name="P118"/>
            <text:p text:style-name="P118"></text:p>
            <text:p text:style-name="P118"></text:p>
          </table:table-cell>
          <table:table-cell table:style-name="Tabella1.B3" office:value-type="string">
            <text:p text:style-name="P87"/>
            <text:p text:style-name="P135"/>
            <text:p text:style-name="P135"/>
            <text:p text:style-name="P135">1</text:p>
            <text:p text:style-name="P147"/>
            <text:p text:style-name="P136">1</text:p>
          </table:table-cell>
          <table:table-cell table:style-name="Tabella1.C3" office:value-type="string">
            <text:p text:style-name="P88"><text:span text:style-name="T33">Ai</text:span><text:span text:style-name="T78"> </text:span><text:span text:style-name="T33">sensi</text:span><text:span text:style-name="T78"> </text:span><text:span text:style-name="T33">dell'art.</text:span><text:span text:style-name="T78"> </text:span><text:span text:style-name="T33">91</text:span><text:span text:style-name="T78"> </text:span><text:span text:style-name="T33">ter</text:span><text:span text:style-name="T78"> </text:span><text:span text:style-name="T33">della</text:span><text:span text:style-name="T78"> </text:span><text:span text:style-name="T33">L.</text:span><text:span text:style-name="T79">P</text:span><text:span text:style-name="T33">.</text:span><text:span text:style-name="T78"> </text:span><text:span text:style-name="T33">22/91</text:span><text:span text:style-name="T78"> </text:span><text:span text:style-name="T33">documentazione</text:span><text:span text:style-name="T78"> </text:span><text:span text:style-name="T33">sulla</text:span><text:span text:style-name="T78"> </text:span><text:span text:style-name="T33">prevenzione</text:span><text:span text:style-name="T78"> </text:span><text:span text:style-name="T33">dei</text:span><text:span text:style-name="T78"> </text:span><text:span text:style-name="T33">rischi</text:span><text:span text:style-name="T78"> </text:span><text:span text:style-name="T33">di</text:span><text:span text:style-name="T78"> </text:span><text:span text:style-name="T33">infortunio</text:span><text:span text:style-name="T78"> </text:span><text:span text:style-name="T33">a</text:span><text:span text:style-name="T78"> </text:span><text:span text:style-name="T33">seguito di cadute dall'alto nei lavori di manutenzione ordinarie delle coperture:</text:span></text:p>
            <text:p text:style-name="P90"/>
            <text:p text:style-name="P146"><text:span text:style-name="T33">-</text:span><text:span text:style-name="T36"><text:tab/></text:span><text:span text:style-name="T99">elabor</text:span><text:span text:style-name="T100">a</text:span><text:span text:style-name="T99">to</text:span><text:span text:style-name="T101"> </text:span><text:span text:style-name="T99">tecnico</text:span><text:span text:style-name="T101"> </text:span><text:span text:style-name="T99">della</text:span><text:span text:style-name="T101"> </text:span><text:span text:style-name="T99">copertura</text:span><text:span text:style-name="T101"> </text:span><text:span text:style-name="T99">contenente</text:span><text:span text:style-name="T101"> </text:span><text:span text:style-name="T99">indicazione</text:span><text:span text:style-name="T101"> </text:span><text:span text:style-name="T99">della</text:span><text:span text:style-name="T101"> </text:span><text:span text:style-name="T99">posizione</text:span><text:span text:style-name="T101"> </text:span><text:span text:style-name="T99">dei</text:span><text:span text:style-name="T101"> </text:span><text:span text:style-name="T99">punti</text:span><text:span text:style-name="T101"> </text:span><text:span text:style-name="T99">di</text:span><text:span text:style-name="T101"> </text:span><text:span text:style-name="T99">ancoraggio (comma 2 lettera b);</text:span></text:p>
            <text:p text:style-name="P146"><text:span text:style-name="T98">-<text:tab/></text:span><text:span text:style-name="T33">dichiarazione</text:span><text:span text:style-name="T80"> </text:span><text:span text:style-name="T33">del</text:span><text:span text:style-name="T80"> </text:span><text:span text:style-name="T33">tecnico</text:span><text:span text:style-name="T80"> </text:span><text:span text:style-name="T33">abilitato</text:span><text:span text:style-name="T80"> </text:span><text:span text:style-name="T33">relativo</text:span><text:span text:style-name="T80"> </text:span><text:span text:style-name="T33">al</text:span><text:span text:style-name="T80"> </text:span><text:span text:style-name="T33">rispetto</text:span><text:span text:style-name="T80"> </text:span><text:span text:style-name="T33">delle</text:span><text:span text:style-name="T80"> </text:span><text:span text:style-name="T33">norme</text:span><text:span text:style-name="T80"> </text:span><text:span text:style-name="T33">anti</text:span><text:span text:style-name="T80"> </text:span><text:span text:style-name="T33">caduta</text:span><text:span text:style-name="T80"> </text:span><text:span text:style-name="T33">e</text:span><text:span text:style-name="T80"> </text:span><text:span text:style-name="T33">installazione</text:span><text:span text:style-name="T80"> </text:span><text:span text:style-name="T33">dei</text:span><text:span text:style-name="T80"> </text:span><text:span text:style-name="T33">punti di ancoraggio (comma 3)</text:span></text:p>
          </table:table-cell>
        </table:table-row>
        <table:table-row table:style-name="Tabella1.2">
          <table:table-cell table:style-name="Tabella1.A4" office:value-type="string">
            <text:p text:style-name="P118"></text:p>
          </table:table-cell>
          <table:table-cell table:style-name="Tabella1.B4" office:value-type="string">
            <text:p text:style-name="P137">1</text:p>
          </table:table-cell>
          <table:table-cell table:style-name="Tabella1.C4" office:value-type="string">
            <text:p text:style-name="P115">Modello “<text:span text:style-name="T118">Deposito DICHIARAZIONI DI CONFORMITÀ DEGLI IMPIANTI”</text:span> - <text:s/>copia ricevuta dell'avvenuto deposito delle dichiarazioni di conformità degli impianti installati come previsto dal D.M. 37/2008.</text:p>
          </table:table-cell>
        </table:table-row>
        <table:table-row table:style-name="Tabella1.2">
          <table:table-cell table:style-name="Tabella1.A5" office:value-type="string">
            <text:p text:style-name="P118"></text:p>
          </table:table-cell>
          <table:table-cell table:style-name="Tabella1.B5" office:value-type="string">
            <text:p text:style-name="P137">1</text:p>
          </table:table-cell>
          <table:table-cell table:style-name="Tabella1.C5" office:value-type="string">
            <text:p text:style-name="P116">Attestato di <text:span text:style-name="T22">prestazione </text:span>certificazione energetica ai sensi dell'art. 6, comma <text:span text:style-name="T117">5 </text:span>2, del D.P.P. 11-13/Leg. del 13 luglio 2009 e della D.G.P. <text:span text:style-name="T117">163/2017 </text:span>3110/2009 </text:p>
          </table:table-cell>
        </table:table-row>
        <table:table-row table:style-name="Tabella1.2">
          <table:table-cell table:style-name="Tabella1.A6" office:value-type="string">
            <text:p text:style-name="P118"></text:p>
          </table:table-cell>
          <table:table-cell table:style-name="Tabella1.B6" office:value-type="string">
            <text:p text:style-name="P148">1</text:p>
          </table:table-cell>
          <table:table-cell table:style-name="Tabella1.C6" office:value-type="string">
            <text:p text:style-name="P151">Copia del certificato di collaudo statico e di conformità alle norme antisismiche ove richiesto.</text:p>
          </table:table-cell>
        </table:table-row>
        <table:table-row table:style-name="Tabella1.2">
          <table:table-cell table:style-name="Tabella1.A7" office:value-type="string">
            <text:p text:style-name="P118"></text:p>
          </table:table-cell>
          <table:table-cell table:style-name="Tabella1.B7" office:value-type="string">
            <text:p text:style-name="P148">1</text:p>
          </table:table-cell>
          <table:table-cell table:style-name="Tabella1.C7" office:value-type="string">
            <text:p text:style-name="P89"><text:span text:style-name="Car._20_predefinito_20_paragrafo"><text:span text:style-name="T95">Copia della ricevuta dell'avvenuta presentazione della dichiarazione che costituisce ai soli fini antincendio, autorizzazione provvisoria all'esercizio dell'attività (ai sensi dell'art. 3, comma 5, del D.P.R. 37/1998) ovvero copia del certificato di prevenzione antincendi ove necessario (legge 966/1965).</text:span></text:span></text:p>
          </table:table-cell>
        </table:table-row>
        <table:table-row table:style-name="Tabella1.2">
          <table:table-cell table:style-name="Tabella1.A8" office:value-type="string">
            <text:p text:style-name="P118"></text:p>
          </table:table-cell>
          <table:table-cell table:style-name="Tabella1.B8" office:value-type="string">
            <text:p text:style-name="P148">1</text:p>
          </table:table-cell>
          <table:table-cell table:style-name="Tabella1.C8" office:value-type="string">
            <text:p text:style-name="P117"><text:span text:style-name="Car._20_predefinito_20_paragrafo"><text:span text:style-name="T92">Planimetrie e visure catastali oppure planimetrie catastali firmate dal tecnico abilitato e ricevuta di deposito della richiesta di accatastamento dell'immobile.</text:span></text:span></text:p>
          </table:table-cell>
        </table:table-row>
        <table:table-row table:style-name="Tabella1.2">
          <table:table-cell table:style-name="Tabella1.A9" office:value-type="string">
            <text:p text:style-name="P118"></text:p>
          </table:table-cell>
          <table:table-cell table:style-name="Tabella1.B9" office:value-type="string">
            <text:p text:style-name="P148">1</text:p>
          </table:table-cell>
          <table:table-cell table:style-name="Tabella1.C9" office:value-type="string">
            <text:p text:style-name="P153">Planimetrie fine lavori parziale </text:p>
          </table:table-cell>
        </table:table-row>
        <table:table-row table:style-name="Tabella1.2">
          <table:table-cell table:style-name="Tabella1.A10" office:value-type="string">
            <text:p text:style-name="P119"></text:p>
          </table:table-cell>
          <table:table-cell table:style-name="Tabella1.B10" office:value-type="string">
            <text:p text:style-name="P149">1</text:p>
          </table:table-cell>
          <table:table-cell table:style-name="Tabella1.C10" office:value-type="string">
            <text:p text:style-name="P154">Autorizzazione ai sensi del TULPS per locali destinati a esercizi pubblici</text:p>
          </table:table-cell>
        </table:table-row>
        <table:table-row table:style-name="Tabella1.2">
          <table:table-cell table:style-name="Tabella1.A11" office:value-type="string">
            <text:p text:style-name="P118"></text:p>
          </table:table-cell>
          <table:table-cell table:style-name="Tabella1.B11" office:value-type="string">
            <text:p text:style-name="P150"/>
          </table:table-cell>
          <table:table-cell table:style-name="Tabella1.C11" office:value-type="string">
            <text:p text:style-name="P152">Altro <text:s text:c="3"/><text:span text:style-name="T115">(specificare)</text:span><text:span text:style-name="T116"> </text:span></text:p>
          </table:table-cell>
        </table:table-row>
      </table:table>
      <text:p text:style-name="P82"/>
      <text:p text:style-name="P81"/>
      <text:p text:style-name="P83"><text:span text:style-name="Rimando_20_commento"><text:span text:style-name="T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1" svg:font-family="Wingdings" style:font-charset="x-symbol"/>
    <style:font-face style:name="Wingdings3" svg:font-family="Wingdings" style:font-adornments="Normale" style:font-charset="x-symbol"/>
    <style:font-face style:name="Wingdings2" svg:font-family="Wingdings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ing_20_5" style:display-name="Heading 5" style:family="paragraph" style:parent-style-name="Heading" style:class="text"/>
    <style:style style:name="Paragrafo_20_da_20_compilare" style:display-name="Paragrafo da compilare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.049cm" fo:border-left="none" fo:border-right="none" fo:border-top="none" fo:border-bottom="0.06pt solid #009900" style:shadow="none" style:join-border="false"/>
      <style:text-properties fo:background-color="transparen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Car._20_predefinito_20_paragrafo" style:display-name="Car. predefinito paragrafo" style:family="text"/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>
        <style:tab-stops>
          <style:tab-stop style:position="11.483cm"/>
        </style:tab-stops>
      </style:paragraph-properties>
      <style:text-properties fo:color="#999999" style:font-name="Arial1" fo:font-size="8pt" fo:language="it" fo:country="IT" officeooo:rsid="004b9834" officeooo:paragraph-rsid="009a00a6" fo:background-color="transparent" style:font-size-asian="8pt" style:language-asian="it" style:country-asian="IT" style:font-size-complex="8pt"/>
    </style:style>
    <style:style style:name="MP2" style:family="paragraph" style:parent-style-name="Standard">
      <style:paragraph-properties fo:margin-top="0cm" fo:margin-bottom="0cm" loext:contextual-spacing="false" fo:line-height="0.353cm" fo:text-align="end" style:justify-single-word="false"/>
      <style:text-properties fo:color="#007826" style:font-name="Arial1" fo:font-size="8pt" style:font-size-asian="8pt" style:font-size-complex="8pt"/>
    </style:style>
    <style:style style:name="MT1" style:family="text">
      <style:text-properties officeooo:rsid="009a00a6"/>
    </style:style>
    <style:page-layout style:name="Mpm1">
      <style:page-layout-properties fo:page-width="21.001cm" fo:page-height="29.7cm" style:num-format="1" style:print-orientation="portrait" fo:margin-top="1.27cm" fo:margin-bottom="1.27cm" fo:margin-left="0.85cm" fo:margin-right="0.9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342cm" fo:margin-left="0cm" fo:margin-right="0cm" fo:margin-top="0.24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0.847cm" fo:margin-right="0.951cm" style:writing-mode="lr-tb" style:layout-grid-color="#c0c0c0" style:layout-grid-lines="2606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82cm" fo:margin-bottom="2.152cm" fo:margin-left="0.847cm" fo:margin-right="1.023cm" style:writing-mode="lr-tb" style:layout-grid-color="#c0c0c0" style:layout-grid-lines="2606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8</text:span> – <text:span text:style-name="MT1">Dichiarazione di ultimazione <text:s/>lavori, ...</text:span></text:p>
      </style:header>
      <style:footer>
        <text:p text:style-name="MP2"><text:page-number text:select-page="current">5</text:page-number></text:p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pInformatica di G.Sonna</meta:initial-creator>
    <dc:title>Dichiarazione di ultimazione dei lavori</dc:title>
    <meta:creation-date>2016-01-04T17:29:40</meta:creation-date>
    <dc:date>2018-04-08T19:23:09.987000000</dc:date>
    <meta:editing-duration>PT10H29M45S</meta:editing-duration>
    <meta:generator>LibreOffice/5.1.5.2$Windows_x86 LibreOffice_project/7a864d8825610a8c07cfc3bc01dd4fce6a9447e5</meta:generator>
    <meta:editing-cycles>115</meta:editing-cycles>
    <meta:print-date>2017-09-27T09:55:29.750000000</meta:print-date>
    <meta:keyword>modelli per attività edilizia</meta:keyword>
    <dc:subject>versione approvata con deliberazione G.P. n. 892 del 25 maggio 2018</dc:subject>
    <meta:document-statistic meta:table-count="7" meta:image-count="0" meta:object-count="0" meta:page-count="5" meta:paragraph-count="137" meta:word-count="1299" meta:character-count="9134" meta:non-whitespace-character-count="7735"/>
    <meta:user-defined meta:name="AppVersion">12.0000</meta:user-defined>
    <meta:user-defined meta:name="Created" meta:value-type="date">2015-04-17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6-01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